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Scripts/beanshell/timer/parcel-descriptor.xml" manifest:media-type=""/>
  <manifest:file-entry manifest:full-path="Scripts/beanshell/timer/timer.bsh"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0.796cm"/>
    </style:style>
    <style:style style:name="co3" style:family="table-column">
      <style:table-column-properties fo:break-before="auto" style:column-width="2.852cm"/>
    </style:style>
    <style:style style:name="co4" style:family="table-column">
      <style:table-column-properties fo:break-before="auto" style:column-width="1.759cm"/>
    </style:style>
    <style:style style:name="co5" style:family="table-column">
      <style:table-column-properties fo:break-before="auto" style:column-width="2.378cm"/>
    </style:style>
    <style:style style:name="co6" style:family="table-column">
      <style:table-column-properties fo:break-before="auto" style:column-width="2.586cm"/>
    </style:style>
    <style:style style:name="co7" style:family="table-column">
      <style:table-column-properties fo:break-before="auto" style:column-width="2.21cm"/>
    </style:style>
    <style:style style:name="co8" style:family="table-column">
      <style:table-column-properties fo:break-before="auto" style:column-width="1.591cm"/>
    </style:style>
    <style:style style:name="co9" style:family="table-column">
      <style:table-column-properties fo:break-before="auto" style:column-width="0.67cm"/>
    </style:style>
    <style:style style:name="co10" style:family="table-column">
      <style:table-column-properties fo:break-before="auto" style:column-width="1.173cm"/>
    </style:style>
    <style:style style:name="co11" style:family="table-column">
      <style:table-column-properties fo:break-before="auto" style:column-width="2.545cm"/>
    </style:style>
    <style:style style:name="co12" style:family="table-column">
      <style:table-column-properties fo:break-before="auto" style:column-width="2.261cm"/>
    </style:style>
    <style:style style:name="co13" style:family="table-column">
      <style:table-column-properties fo:break-before="auto" style:column-width="1.79cm"/>
    </style:style>
    <style:style style:name="co14" style:family="table-column">
      <style:table-column-properties fo:break-before="auto" style:column-width="1.466cm"/>
    </style:style>
    <style:style style:name="co15" style:family="table-column">
      <style:table-column-properties fo:break-before="auto" style:column-width="2.258cm"/>
    </style:style>
    <style:style style:name="co16"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style:style style:name="ce1" style:family="table-cell" style:parent-style-name="Default">
      <style:table-cell-properties fo:border-bottom="none" fo:border-left="0.99pt solid #000000" fo:padding="0.071cm" fo:border-right="none" fo:border-top="0.99pt solid #000000"/>
      <style:text-properties style:use-window-font-color="true"/>
    </style:style>
    <style:style style:name="ce2" style:family="table-cell" style:parent-style-name="Default">
      <style:table-cell-properties fo:border-bottom="none" fo:border-left="0.99pt solid #000000" fo:padding="0.071cm" fo:border-right="none" fo:border-top="none"/>
      <style:text-properties style:use-window-font-color="true"/>
    </style:style>
    <style:style style:name="ce3" style:family="table-cell" style:parent-style-name="Default">
      <style:table-cell-properties fo:border-bottom="none" fo:border-left="0.99pt solid #000000"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2">
      <style:table-cell-properties fo:border-bottom="none" fo:border-left="0.99pt solid #000000" fo:padding="0.071cm" fo:border-right="none" fo:border-top="none"/>
      <style:text-properties style:use-window-font-color="true"/>
    </style:style>
    <style:style style:name="ce5" style:family="table-cell" style:parent-style-name="Default">
      <style:table-cell-properties fo:border-bottom="none"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none" style:diagonal-bl-tr="none" style:diagonal-tl-br="none" fo:border-left="0.9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0.99pt solid #3c3c3c"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99pt solid #000000" fo:border-left="0.99pt solid #000000" fo:padding="0.071cm" fo:border-right="none" fo:border-top="none"/>
      <style:text-properties style:use-window-font-color="true"/>
    </style:style>
    <style:style style:name="ce9" style:family="table-cell" style:parent-style-name="Default">
      <style:table-cell-properties fo:padding="0.071cm"/>
    </style:style>
    <style:style style:name="ce10" style:family="table-cell" style:parent-style-name="Default">
      <style:table-cell-properties fo:border-bottom="none" fo:border-left="none" fo:padding="0.071cm" fo:border-right="none" fo:border-top="0.99pt solid #000000"/>
      <style:text-properties style:use-window-font-color="true" fo:font-weight="bold" style:font-weight-asian="bold" style:font-weight-complex="bold"/>
    </style:style>
    <style:style style:name="ce11" style:family="table-cell" style:parent-style-name="Default">
      <style:table-cell-properties fo:padding="0.071cm"/>
      <style:text-properties style:use-window-font-color="true" fo:font-weight="bold" style:font-weight-asian="bold" style:font-weight-complex="bold"/>
      <style:map style:condition="is-true-formula(NOT(ISERROR(FORMULA([.B2]))))" style:apply-style-name="Безымянный1" style:base-cell-address="Display8x8.B2"/>
    </style:style>
    <style:style style:name="ce12"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3"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4" style:family="table-cell" style:parent-style-name="Default">
      <style:table-cell-properties fo:border="0.06pt solid #000000" fo:padding="0.071cm"/>
      <style:text-properties style:use-window-font-color="true"/>
      <style:map style:condition="is-true-formula(NOT(ISERROR(FORMULA([.B2]))))" style:apply-style-name="Безымянный1" style:base-cell-address="Display8x8.B2"/>
    </style:style>
    <style:style style:name="ce15" style:family="table-cell" style:parent-style-name="Default">
      <style:table-cell-properties fo:border-bottom="0.99pt solid #000000" fo:border-left="none" fo:padding="0.071cm" fo:border-right="none" fo:border-top="none"/>
      <style:text-properties style:use-window-font-color="true"/>
      <style:map style:condition="is-true-formula(NOT(ISERROR(FORMULA([.B2]))))" style:apply-style-name="Безымянный1" style:base-cell-address="Display8x8.B2"/>
    </style:style>
    <style:style style:name="ce16" style:family="table-cell" style:parent-style-name="Default">
      <style:table-cell-properties fo:border-bottom="none" fo:border-left="none" fo:padding="0.071cm" fo:border-right="none" fo:border-top="0.99pt solid #000000"/>
      <style:text-properties style:use-window-font-color="true"/>
    </style:style>
    <style:style style:name="ce17" style:family="table-cell" style:parent-style-name="Default">
      <style:table-cell-properties fo:padding="0.071cm"/>
      <style:text-properties style:use-window-font-color="true"/>
      <style:map style:condition="is-true-formula(NOT(ISERROR(FORMULA([.C2]))))" style:apply-style-name="Безымянный1" style:base-cell-address="Display8x8.C2"/>
    </style:style>
    <style:style style:name="ce18" style:family="table-cell" style:parent-style-name="Default">
      <style:table-cell-properties fo:background-color="#ffff99" fo:border="0.06pt solid #000000" fo:padding="0.071cm"/>
      <style:text-properties style:use-window-font-color="true"/>
      <style:map style:condition="is-true-formula(NOT(ISERROR(FORMULA([.C2]))))" style:apply-style-name="Безымянный1" style:base-cell-address="Display8x8.C2"/>
    </style:style>
    <style:style style:name="ce19" style:family="table-cell" style:parent-style-name="Default">
      <style:table-cell-properties fo:background-color="transparent" fo:padding="0.071cm"/>
      <style:text-properties style:use-window-font-color="true"/>
      <style:map style:condition="is-true-formula(NOT(ISERROR(FORMULA([.C2]))))" style:apply-style-name="Безымянный1" style:base-cell-address="Display8x8.C2"/>
    </style:style>
    <style:style style:name="ce20" style:family="table-cell" style:parent-style-name="Default">
      <style:table-cell-properties fo:background-color="transparent" fo:border="0.06pt solid #000000" fo:padding="0.071cm"/>
      <style:text-properties style:use-window-font-color="true"/>
      <style:map style:condition="is-true-formula(NOT(ISERROR(FORMULA([.C2]))))" style:apply-style-name="Безымянный1" style:base-cell-address="Display8x8.C2"/>
    </style:style>
    <style:style style:name="ce21" style:family="table-cell" style:parent-style-name="Default">
      <style:table-cell-properties fo:border-bottom="0.99pt solid #000000" fo:border-left="none" fo:padding="0.071cm" fo:border-right="none" fo:border-top="none"/>
      <style:text-properties style:use-window-font-color="true"/>
      <style:map style:condition="is-true-formula(NOT(ISERROR(FORMULA([.C2]))))" style:apply-style-name="Безымянный1" style:base-cell-address="Display8x8.C2"/>
    </style:style>
    <style:style style:name="ce22"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padding="0.071cm"/>
      <style:text-properties style:use-window-font-color="true"/>
    </style:style>
    <style:style style:name="ce2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0.99pt solid #000000" fo:border-left="none"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7"/>
    </style:style>
    <style:style style:name="ce2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8"/>
    </style:style>
    <style:style style:name="ce2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9"/>
    </style:style>
    <style:style style:name="ce3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0"/>
    </style:style>
    <style:style style:name="ce3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1"/>
    </style:style>
    <style:style style:name="ce3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2"/>
    </style:style>
    <style:style style:name="ce3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3"/>
    </style:style>
    <style:style style:name="ce3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4"/>
    </style:style>
    <style:style style:name="ce35" style:family="table-cell" style:parent-style-name="Default">
      <style:table-cell-properties style:diagonal-bl-tr="none" style:diagonal-tl-br="none" fo:border="none" fo:padding="0.071cm" style:rotation-align="none"/>
      <style:text-properties style:use-window-font-color="true"/>
    </style:style>
    <style:style style:name="ce36" style:family="table-cell" style:parent-style-name="Default">
      <style:table-cell-properties fo:border-bottom="0.99pt solid #000000" fo:border-left="none" fo:padding="0.071cm" fo:border-right="none" fo:border-top="none"/>
      <style:text-properties style:use-window-font-color="true"/>
    </style:style>
    <style:style style:name="ce3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7"/>
    </style:style>
    <style:style style:name="ce3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8"/>
    </style:style>
    <style:style style:name="ce3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9"/>
    </style:style>
    <style:style style:name="ce4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0"/>
    </style:style>
    <style:style style:name="ce4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1"/>
    </style:style>
    <style:style style:name="ce4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2"/>
    </style:style>
    <style:style style:name="ce4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3"/>
    </style:style>
    <style:style style:name="ce4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4"/>
    </style:style>
    <style:style style:name="ce4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7"/>
    </style:style>
    <style:style style:name="ce4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8"/>
    </style:style>
    <style:style style:name="ce4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9"/>
    </style:style>
    <style:style style:name="ce4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0"/>
    </style:style>
    <style:style style:name="ce4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1"/>
    </style:style>
    <style:style style:name="ce5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2"/>
    </style:style>
    <style:style style:name="ce5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3"/>
    </style:style>
    <style:style style:name="ce5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4"/>
    </style:style>
    <style:style style:name="ce53" style:family="table-cell" style:parent-style-name="Default">
      <style:table-cell-properties style:diagonal-bl-tr="none" style:diagonal-tl-br="none" fo:background-color="transparent" fo:border="none" fo:padding="0.071cm" style:rotation-align="none"/>
      <style:text-properties style:use-window-font-color="true"/>
    </style:style>
    <style:style style:name="ce5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7"/>
    </style:style>
    <style:style style:name="ce5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8"/>
    </style:style>
    <style:style style:name="ce5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9"/>
    </style:style>
    <style:style style:name="ce5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0"/>
    </style:style>
    <style:style style:name="ce5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1"/>
    </style:style>
    <style:style style:name="ce5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2"/>
    </style:style>
    <style:style style:name="ce6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3"/>
    </style:style>
    <style:style style:name="ce6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4"/>
    </style:style>
    <style:style style:name="ce6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7"/>
    </style:style>
    <style:style style:name="ce6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8"/>
    </style:style>
    <style:style style:name="ce6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9"/>
    </style:style>
    <style:style style:name="ce6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0"/>
    </style:style>
    <style:style style:name="ce6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1"/>
    </style:style>
    <style:style style:name="ce6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2"/>
    </style:style>
    <style:style style:name="ce6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3"/>
    </style:style>
    <style:style style:name="ce6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4"/>
    </style:style>
    <style:style style:name="ce7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7"/>
    </style:style>
    <style:style style:name="ce7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8"/>
    </style:style>
    <style:style style:name="ce7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9"/>
    </style:style>
    <style:style style:name="ce7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0"/>
    </style:style>
    <style:style style:name="ce7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1"/>
    </style:style>
    <style:style style:name="ce7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2"/>
    </style:style>
    <style:style style:name="ce7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3"/>
    </style:style>
    <style:style style:name="ce7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4"/>
    </style:style>
    <style:style style:name="ce7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7"/>
    </style:style>
    <style:style style:name="ce8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8"/>
    </style:style>
    <style:style style:name="ce8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9"/>
    </style:style>
    <style:style style:name="ce8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0"/>
    </style:style>
    <style:style style:name="ce8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1"/>
    </style:style>
    <style:style style:name="ce8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2"/>
    </style:style>
    <style:style style:name="ce8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3"/>
    </style:style>
    <style:style style:name="ce8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4"/>
    </style:style>
    <style:style style:name="ce8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7"/>
    </style:style>
    <style:style style:name="ce8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8"/>
    </style:style>
    <style:style style:name="ce8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9"/>
    </style:style>
    <style:style style:name="ce9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0"/>
    </style:style>
    <style:style style:name="ce9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1"/>
    </style:style>
    <style:style style:name="ce9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2"/>
    </style:style>
    <style:style style:name="ce9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3"/>
    </style:style>
    <style:style style:name="ce9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4"/>
    </style:style>
    <style:style style:name="ce95" style:family="table-cell" style:parent-style-name="Default">
      <style:table-cell-properties style:diagonal-bl-tr="none" style:diagonal-tl-br="none" fo:background-color="transparent" fo:border="none" fo:padding="0.071cm" style:rotation-align="none"/>
      <style:text-properties style:use-window-font-color="true"/>
      <style:map style:condition="cell-content()=&quot; &quot;" style:apply-style-name="Excel_5f_CondFormat_5f_2_5f_1_5f_1" style:base-cell-address="Display8x8.M7"/>
    </style:style>
    <style:style style:name="ce96" style:family="table-cell" style:parent-style-name="Default">
      <style:table-cell-properties fo:padding="0.071cm"/>
      <style:text-properties style:use-window-font-color="true" style:font-name="Arial" style:font-name-asian="DejaVu Sans" style:font-name-complex="Arial"/>
    </style:style>
    <style:style style:name="ce97" style:family="table-cell" style:parent-style-name="Default">
      <style:table-cell-properties fo:background-color="#ffff99" style:diagonal-bl-tr="none" style:diagonal-tl-br="none" fo:border="0.06pt solid #000000" fo:padding="0.071cm" style:rotation-align="none"/>
      <style:text-properties style:use-window-font-color="true"/>
    </style:style>
    <style:style style:name="ce98" style:family="table-cell" style:parent-style-name="Default">
      <style:table-cell-properties fo:border-bottom="none" fo:border-left="none" fo:padding="0.071cm" fo:border-right="0.99pt solid #000000" fo:border-top="0.99pt solid #000000"/>
      <style:text-properties style:use-window-font-color="true"/>
    </style:style>
    <style:style style:name="ce99" style:family="table-cell" style:parent-style-name="Default">
      <style:table-cell-properties fo:border-bottom="none" fo:border-left="none" fo:padding="0.071cm" fo:border-right="0.99pt solid #000000" fo:border-top="none"/>
      <style:text-properties style:use-window-font-color="true"/>
    </style:style>
    <style:style style:name="ce100" style:family="table-cell" style:parent-style-name="Default">
      <style:table-cell-properties fo:border-bottom="0.06pt solid #000000" fo:background-color="#ffff99" style:diagonal-bl-tr="none" style:diagonal-tl-br="none" fo:border-left="0.06pt solid #000000" fo:padding="0.071cm" fo:border-right="0.99pt solid #000000" style:rotation-align="none" fo:border-top="0.06pt solid #000000"/>
      <style:text-properties style:use-window-font-color="true"/>
    </style:style>
    <style:style style:name="ce101" style:family="table-cell" style:parent-style-name="Default">
      <style:table-cell-properties fo:border-bottom="0.99pt solid #000000" fo:border-left="none" fo:padding="0.071cm" fo:border-right="0.99pt solid #000000" fo:border-top="none"/>
      <style:text-properties style:use-window-font-color="true"/>
    </style:style>
    <style:style style:name="ce102" style:family="table-cell" style:parent-style-name="Default">
      <style:text-properties fo:font-weight="bold" style:font-weight-asian="bold" style:font-weight-complex="bold"/>
    </style:style>
    <style:style style:name="ce103" style:family="table-cell" style:parent-style-name="Default">
      <style:table-cell-properties fo:padding="0.071cm"/>
      <style:text-properties fo:font-weight="bold" style:font-weight-asian="bold" style:font-weight-complex="bold"/>
    </style:style>
    <style:style style:name="ce104" style:family="table-cell" style:parent-style-name="Default" style:data-style-name="N99">
      <style:table-cell-properties fo:padding="0.071cm"/>
    </style:style>
    <style:style style:name="ce105" style:family="table-cell" style:parent-style-name="Default">
      <style:table-cell-properties fo:padding="0.071cm"/>
      <style:map style:condition="is-true-formula(NOT(ISERROR(FORMULA([.A86]))))" style:apply-style-name="Безымянный1" style:base-cell-address="Лист2.A86"/>
    </style:style>
    <style:style style:name="ce106"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107" style:family="table-cell" style:parent-style-name="Default">
      <style:table-cell-properties fo:background-color="#ff3333" fo:border="0.06pt solid #000000" fo:padding="0.071cm"/>
      <style:map style:condition="is-true-formula(NOT(ISERROR(FORMULA([.B3]))))" style:apply-style-name="Безымянный1" style:base-cell-address="Лист2.B3"/>
    </style:style>
    <style:style style:name="ce108" style:family="table-cell" style:parent-style-name="Default">
      <style:table-cell-properties fo:border="0.06pt solid #000000" fo:padding="0.071cm"/>
      <style:map style:condition="is-true-formula(NOT(ISERROR(FORMULA([.B4]))))" style:apply-style-name="Безымянный1" style:base-cell-address="Лист2.B4"/>
    </style:style>
    <style:style style:name="ce109"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0"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1" style:family="table-cell" style:parent-style-name="Default">
      <style:map style:condition="is-true-formula(NOT(ISERROR(FORMULA([.B3]))))" style:apply-style-name="Безымянный1" style:base-cell-address="Лист2.B3"/>
    </style:style>
    <style:style style:name="ce112" style:family="table-cell" style:parent-style-name="Default">
      <style:table-cell-properties fo:padding="0.071cm"/>
      <style:map style:condition="is-true-formula(NOT(ISERROR(FORMULA([.B3]))))" style:apply-style-name="Безымянный1" style:base-cell-address="Лист2.B3"/>
    </style:style>
    <style:style style:name="ce113" style:family="table-cell" style:parent-style-name="Default">
      <style:table-cell-properties fo:padding="0.071cm"/>
      <style:text-properties fo:font-weight="bold" style:font-weight-asian="bold" style:font-weight-complex="bold"/>
      <style:map style:condition="is-true-formula(NOT(ISERROR(FORMULA([.B3]))))" style:apply-style-name="Безымянный1" style:base-cell-address="Лист2.B3"/>
    </style:style>
    <style:style style:name="ce114" style:family="table-cell" style:parent-style-name="Default">
      <style:map style:condition="is-true-formula(NOT(ISERROR(FORMULA([.B3]))))" style:apply-style-name="Безымянный1" style:base-cell-address="Лист2.B3"/>
    </style:style>
    <style:style style:name="ce115" style:family="table-cell" style:parent-style-name="Default">
      <style:table-cell-properties fo:padding="0.071cm"/>
      <style:map style:condition="is-true-formula(NOT(ISERROR(FORMULA([.B85]))))" style:apply-style-name="Безымянный1" style:base-cell-address="Лист2.B85"/>
    </style:style>
    <style:style style:name="ce116" style:family="table-cell" style:parent-style-name="Default">
      <style:table-cell-properties fo:padding="0.071cm"/>
      <style:map style:condition="is-true-formula(NOT(ISERROR(FORMULA([.B86]))))" style:apply-style-name="Безымянный1" style:base-cell-address="Лист2.B86"/>
    </style:style>
    <style:style style:name="ce117" style:family="table-cell" style:parent-style-name="Default">
      <style:map style:condition="is-true-formula(NOT(ISERROR(FORMULA([.C2]))))" style:apply-style-name="Безымянный1" style:base-cell-address="Лист2.C2"/>
    </style:style>
    <style:style style:name="ce118" style:family="table-cell" style:parent-style-name="Default">
      <style:table-cell-properties fo:padding="0.071cm"/>
      <style:map style:condition="is-true-formula(NOT(ISERROR(FORMULA([.C2]))))" style:apply-style-name="Безымянный1" style:base-cell-address="Лист2.C2"/>
    </style:style>
    <style:style style:name="ce119" style:family="table-cell" style:parent-style-name="Default">
      <style:table-cell-properties fo:padding="0.071cm"/>
      <style:text-properties fo:font-weight="bold" style:font-weight-asian="bold" style:font-weight-complex="bold"/>
      <style:map style:condition="is-true-formula(NOT(ISERROR(FORMULA([.C2]))))" style:apply-style-name="Безымянный1" style:base-cell-address="Лист2.C2"/>
    </style:style>
    <style:style style:name="ce120" style:family="table-cell" style:parent-style-name="Default" style:data-style-name="N0">
      <style:map style:condition="is-true-formula(NOT(ISERROR(FORMULA([.C2]))))" style:apply-style-name="Безымянный1" style:base-cell-address="Лист2.C2"/>
    </style:style>
    <style:style style:name="ce121" style:family="table-cell" style:parent-style-name="Default">
      <style:table-cell-properties fo:padding="0.071cm"/>
      <style:map style:condition="is-true-formula(NOT(ISERROR(FORMULA([.C86]))))" style:apply-style-name="Безымянный1" style:base-cell-address="Лист2.C86"/>
    </style:style>
    <style:style style:name="ce122" style:family="table-cell" style:parent-style-name="Default">
      <style:table-cell-properties fo:border="0.06pt solid #000000" fo:padding="0.071cm"/>
      <style:text-properties fo:font-weight="bold" style:font-weight-asian="bold" style:font-weight-complex="bold"/>
    </style:style>
    <style:style style:name="ce123" style:family="table-cell" style:parent-style-name="Default">
      <style:table-cell-properties fo:border="0.06pt solid #000000" fo:padding="0.071cm"/>
    </style:style>
    <style:style style:name="ce124" style:family="table-cell" style:parent-style-name="Default">
      <style:table-cell-properties fo:border="0.06pt solid #000000"/>
    </style:style>
    <style:style style:name="ce125" style:family="table-cell" style:parent-style-name="Default">
      <style:table-cell-properties fo:padding="0.071cm"/>
      <style:map style:condition="is-true-formula(NOT(ISERROR(FORMULA([.D86]))))" style:apply-style-name="Безымянный1" style:base-cell-address="Лист2.D86"/>
    </style:style>
    <style:style style:name="ce126" style:family="table-cell" style:parent-style-name="Default">
      <style:map style:condition="is-true-formula(NOT(ISERROR(FORMULA([.J44]))))" style:apply-style-name="Безымянный1" style:base-cell-address="Лист2.D88"/>
    </style:style>
    <style:style style:name="ce127" style:family="table-cell" style:parent-style-name="Default">
      <style:table-cell-properties fo:padding="0.071cm"/>
      <style:map style:condition="is-true-formula(NOT(ISERROR(FORMULA([.J44]))))" style:apply-style-name="Безымянный1" style:base-cell-address="Лист2.D88"/>
    </style:style>
    <style:style style:name="ce128" style:family="table-cell" style:parent-style-name="Default" style:data-style-name="N0">
      <style:table-cell-properties fo:background-color="#ff6600" fo:border="0.06pt solid #000000" fo:padding="0.071cm"/>
    </style:style>
    <style:style style:name="ce129" style:family="table-cell" style:parent-style-name="Default">
      <style:table-cell-properties fo:padding="0.071cm"/>
      <style:text-properties style:font-name="Arial" style:font-name-asian="DejaVu Sans" style:font-name-complex="Arial"/>
    </style:style>
    <style:style style:name="ce130" style:family="table-cell" style:parent-style-name="Default" style:data-style-name="N0">
      <style:table-cell-properties fo:padding="0.071cm"/>
    </style:style>
    <style:style style:name="ce131" style:family="table-cell" style:parent-style-name="Default">
      <style:table-cell-properties fo:background-color="#ff6600" fo:border="0.06pt solid #000000" fo:padding="0.071cm"/>
    </style:style>
    <style:style style:name="ce132" style:family="table-cell" style:parent-style-name="Default">
      <style:table-cell-properties fo:background-color="#ff6600" fo:border="0.06pt solid #000000" fo:padding="0.071cm"/>
      <style:text-properties style:font-name="Arial" style:font-name-asian="DejaVu Sans" style:font-name-complex="Arial"/>
    </style:style>
    <style:style style:name="ce133" style:family="table-cell" style:parent-style-name="Default">
      <style:table-cell-properties fo:padding="0.071cm"/>
      <style:map style:condition="is-true-formula(NOT(ISERROR(FORMULA([.G43]))))" style:apply-style-name="Безымянный1" style:base-cell-address="Лист2.G43"/>
    </style:style>
    <style:style style:name="ce134" style:family="table-cell" style:parent-style-name="Default">
      <style:table-cell-properties fo:padding="0.071cm"/>
      <style:map style:condition="is-true-formula(NOT(ISERROR(FORMULA([.G44]))))" style:apply-style-name="Безымянный1" style:base-cell-address="Лист2.G44"/>
    </style:style>
    <style:style style:name="ce135" style:family="table-cell" style:parent-style-name="Default">
      <style:table-cell-properties fo:padding="0.071cm"/>
      <style:map style:condition="is-true-formula(NOT(ISERROR(FORMULA([.G45]))))" style:apply-style-name="Безымянный1" style:base-cell-address="Лист2.G47"/>
    </style:style>
    <style:style style:name="ce136" style:family="table-cell" style:parent-style-name="Default">
      <style:table-cell-properties fo:padding="0.071cm"/>
      <style:map style:condition="is-true-formula(NOT(ISERROR(FORMULA([.G46]))))" style:apply-style-name="Безымянный1" style:base-cell-address="Лист2.G49"/>
    </style:style>
    <style:style style:name="ce137" style:family="table-cell" style:parent-style-name="Default">
      <style:table-cell-properties fo:padding="0.071cm"/>
      <style:map style:condition="is-true-formula(NOT(ISERROR(FORMULA([.G47]))))" style:apply-style-name="Безымянный1" style:base-cell-address="Лист2.G50"/>
    </style:style>
    <style:style style:name="ce138" style:family="table-cell" style:parent-style-name="Default">
      <style:table-cell-properties fo:padding="0.071cm"/>
      <style:map style:condition="is-true-formula(NOT(ISERROR(FORMULA([.G47]))))" style:apply-style-name="Безымянный1" style:base-cell-address="Лист2.G51"/>
    </style:style>
    <style:style style:name="ce139" style:family="table-cell" style:parent-style-name="Default">
      <style:table-cell-properties fo:padding="0.071cm"/>
      <style:map style:condition="is-true-formula(NOT(ISERROR(FORMULA([.G48]))))" style:apply-style-name="Безымянный1" style:base-cell-address="Лист2.G52"/>
    </style:style>
    <style:style style:name="ce140" style:family="table-cell" style:parent-style-name="Default">
      <style:table-cell-properties fo:padding="0.071cm"/>
      <style:map style:condition="is-true-formula(NOT(ISERROR(FORMULA([.G49]))))" style:apply-style-name="Безымянный1" style:base-cell-address="Лист2.G53"/>
    </style:style>
    <style:style style:name="ce141" style:family="table-cell" style:parent-style-name="Default">
      <style:table-cell-properties fo:padding="0.071cm"/>
      <style:map style:condition="is-true-formula(NOT(ISERROR(FORMULA([.G50]))))" style:apply-style-name="Безымянный1" style:base-cell-address="Лист2.G54"/>
    </style:style>
    <style:style style:name="ce142" style:family="table-cell" style:parent-style-name="Default">
      <style:table-cell-properties fo:padding="0.071cm"/>
      <style:map style:condition="is-true-formula(NOT(ISERROR(FORMULA([.G51]))))" style:apply-style-name="Безымянный1" style:base-cell-address="Лист2.G55"/>
    </style:style>
    <style:style style:name="ce143" style:family="table-cell" style:parent-style-name="Default">
      <style:table-cell-properties fo:background-color="#ffff99" fo:border="0.06pt solid #000000" fo:padding="0.071cm"/>
    </style:style>
    <style:style style:name="ce144" style:family="table-cell" style:parent-style-name="Default" style:data-style-name="N0">
      <style:table-cell-properties fo:background-color="#99ff66" fo:border="0.06pt solid #000000" fo:padding="0.071cm"/>
    </style:style>
    <style:style style:name="ce145" style:family="table-cell" style:parent-style-name="Default">
      <style:table-cell-properties fo:padding="0.071cm"/>
      <style:map style:condition="is-true-formula(NOT(ISERROR(FORMULA([.H43]))))" style:apply-style-name="Безымянный1" style:base-cell-address="Лист2.H43"/>
    </style:style>
    <style:style style:name="ce146" style:family="table-cell" style:parent-style-name="Default">
      <style:table-cell-properties fo:padding="0.071cm"/>
      <style:map style:condition="is-true-formula(NOT(ISERROR(FORMULA([.H44]))))" style:apply-style-name="Безымянный1" style:base-cell-address="Лист2.H44"/>
    </style:style>
    <style:style style:name="ce147" style:family="table-cell" style:parent-style-name="Default">
      <style:table-cell-properties fo:padding="0.071cm"/>
      <style:map style:condition="is-true-formula(NOT(ISERROR(FORMULA([.H45]))))" style:apply-style-name="Безымянный1" style:base-cell-address="Лист2.H45"/>
    </style:style>
    <style:style style:name="ce148" style:family="table-cell" style:parent-style-name="Default">
      <style:table-cell-properties fo:padding="0.071cm"/>
      <style:map style:condition="is-true-formula(NOT(ISERROR(FORMULA([.H46]))))" style:apply-style-name="Безымянный1" style:base-cell-address="Лист2.H46"/>
    </style:style>
    <style:style style:name="ce149" style:family="table-cell" style:parent-style-name="Default">
      <style:table-cell-properties fo:padding="0.071cm"/>
      <style:map style:condition="is-true-formula(NOT(ISERROR(FORMULA([.H47]))))" style:apply-style-name="Безымянный1" style:base-cell-address="Лист2.H47"/>
    </style:style>
    <style:style style:name="ce150" style:family="table-cell" style:parent-style-name="Default">
      <style:table-cell-properties fo:padding="0.071cm"/>
      <style:text-properties style:font-name="Arial" style:font-name-asian="DejaVu Sans" style:font-name-complex="Arial"/>
      <style:map style:condition="is-true-formula(NOT(ISERROR(FORMULA([.H48]))))" style:apply-style-name="Безымянный1" style:base-cell-address="Лист2.H48"/>
    </style:style>
    <style:style style:name="ce151" style:family="table-cell" style:parent-style-name="Default">
      <style:table-cell-properties fo:padding="0.071cm"/>
      <style:map style:condition="is-true-formula(NOT(ISERROR(FORMULA([.H48]))))" style:apply-style-name="Безымянный1" style:base-cell-address="Лист2.H49"/>
    </style:style>
    <style:style style:name="ce152" style:family="table-cell" style:parent-style-name="Default">
      <style:table-cell-properties fo:padding="0.071cm"/>
      <style:map style:condition="is-true-formula(NOT(ISERROR(FORMULA([.H49]))))" style:apply-style-name="Безымянный1" style:base-cell-address="Лист2.H50"/>
    </style:style>
    <style:style style:name="ce153" style:family="table-cell" style:parent-style-name="Default">
      <style:table-cell-properties fo:padding="0.071cm"/>
      <style:map style:condition="is-true-formula(NOT(ISERROR(FORMULA([.H50]))))" style:apply-style-name="Безымянный1" style:base-cell-address="Лист2.H51"/>
    </style:style>
    <style:style style:name="ce154" style:family="table-cell" style:parent-style-name="Default">
      <style:table-cell-properties fo:padding="0.071cm"/>
      <style:map style:condition="is-true-formula(NOT(ISERROR(FORMULA([.H51]))))" style:apply-style-name="Безымянный1" style:base-cell-address="Лист2.H52"/>
    </style:style>
    <style:style style:name="ce155" style:family="table-cell" style:parent-style-name="Default">
      <style:table-cell-properties fo:padding="0.071cm"/>
      <style:map style:condition="is-true-formula(NOT(ISERROR(FORMULA([.H52]))))" style:apply-style-name="Безымянный1" style:base-cell-address="Лист2.H53"/>
    </style:style>
    <style:style style:name="ce156" style:family="table-cell" style:parent-style-name="Default">
      <style:table-cell-properties fo:padding="0.071cm"/>
      <style:map style:condition="is-true-formula(NOT(ISERROR(FORMULA([.H53]))))" style:apply-style-name="Безымянный1" style:base-cell-address="Лист2.H54"/>
    </style:style>
    <style:style style:name="ce157" style:family="table-cell" style:parent-style-name="Default">
      <style:table-cell-properties fo:padding="0.071cm"/>
      <style:map style:condition="is-true-formula(NOT(ISERROR(FORMULA([.H54]))))" style:apply-style-name="Безымянный1" style:base-cell-address="Лист2.H55"/>
    </style:style>
    <style:style style:name="ce158" style:family="table-cell" style:parent-style-name="Default">
      <style:table-cell-properties fo:padding="0.071cm"/>
      <style:map style:condition="is-true-formula(NOT(ISERROR(FORMULA([.H55]))))" style:apply-style-name="Безымянный1" style:base-cell-address="Лист2.H56"/>
    </style:style>
    <style:style style:name="ce159" style:family="table-cell" style:parent-style-name="Default">
      <style:table-cell-properties fo:padding="0.071cm"/>
      <style:map style:condition="is-true-formula(NOT(ISERROR(FORMULA([.H56]))))" style:apply-style-name="Безымянный1" style:base-cell-address="Лист2.H57"/>
    </style:style>
    <style:style style:name="ce160" style:family="table-cell" style:parent-style-name="Default">
      <style:table-cell-properties fo:padding="0.071cm"/>
      <style:map style:condition="is-true-formula(NOT(ISERROR(FORMULA([.H57]))))" style:apply-style-name="Безымянный1" style:base-cell-address="Лист2.H58"/>
    </style:style>
    <style:style style:name="ce161" style:family="table-cell" style:parent-style-name="Default">
      <style:table-cell-properties fo:background-color="transparent" fo:border="0.06pt solid #000000" fo:padding="0.071cm"/>
    </style:style>
    <style:style style:name="ce162" style:family="table-cell" style:parent-style-name="Default">
      <style:table-cell-properties fo:padding="0.071cm"/>
      <style:map style:condition="is-true-formula(NOT(ISERROR(FORMULA([.I43]))))" style:apply-style-name="Безымянный1" style:base-cell-address="Лист2.I43"/>
    </style:style>
    <style:style style:name="ce163" style:family="table-cell" style:parent-style-name="Default">
      <style:table-cell-properties fo:padding="0.071cm"/>
      <style:map style:condition="is-true-formula(NOT(ISERROR(FORMULA([.I44]))))" style:apply-style-name="Безымянный1" style:base-cell-address="Лист2.I44"/>
    </style:style>
    <style:style style:name="ce164" style:family="table-cell" style:parent-style-name="Default">
      <style:table-cell-properties fo:padding="0.071cm"/>
      <style:map style:condition="is-true-formula(NOT(ISERROR(FORMULA([.I45]))))" style:apply-style-name="Безымянный1" style:base-cell-address="Лист2.I45"/>
    </style:style>
    <style:style style:name="ce165" style:family="table-cell" style:parent-style-name="Default">
      <style:table-cell-properties fo:padding="0.071cm"/>
      <style:map style:condition="is-true-formula(NOT(ISERROR(FORMULA([.I46]))))" style:apply-style-name="Безымянный1" style:base-cell-address="Лист2.I46"/>
    </style:style>
    <style:style style:name="ce166" style:family="table-cell" style:parent-style-name="Default">
      <style:table-cell-properties fo:padding="0.071cm"/>
      <style:map style:condition="is-true-formula(NOT(ISERROR(FORMULA([.I47]))))" style:apply-style-name="Безымянный1" style:base-cell-address="Лист2.I47"/>
    </style:style>
    <style:style style:name="ce167" style:family="table-cell" style:parent-style-name="Default">
      <style:table-cell-properties fo:padding="0.071cm"/>
      <style:map style:condition="is-true-formula(NOT(ISERROR(FORMULA([.I48]))))" style:apply-style-name="Безымянный1" style:base-cell-address="Лист2.I48"/>
    </style:style>
    <style:style style:name="ce168" style:family="table-cell" style:parent-style-name="Default">
      <style:table-cell-properties fo:padding="0.071cm"/>
      <style:map style:condition="is-true-formula(NOT(ISERROR(FORMULA([.I48]))))" style:apply-style-name="Безымянный1" style:base-cell-address="Лист2.I49"/>
    </style:style>
    <style:style style:name="ce169" style:family="table-cell" style:parent-style-name="Default">
      <style:table-cell-properties fo:padding="0.071cm"/>
      <style:map style:condition="is-true-formula(NOT(ISERROR(FORMULA([.I49]))))" style:apply-style-name="Безымянный1" style:base-cell-address="Лист2.I50"/>
    </style:style>
    <style:style style:name="ce170" style:family="table-cell" style:parent-style-name="Default">
      <style:table-cell-properties fo:padding="0.071cm"/>
      <style:map style:condition="is-true-formula(NOT(ISERROR(FORMULA([.I50]))))" style:apply-style-name="Безымянный1" style:base-cell-address="Лист2.I51"/>
    </style:style>
    <style:style style:name="ce171" style:family="table-cell" style:parent-style-name="Default">
      <style:table-cell-properties fo:padding="0.071cm"/>
      <style:map style:condition="is-true-formula(NOT(ISERROR(FORMULA([.I51]))))" style:apply-style-name="Безымянный1" style:base-cell-address="Лист2.I52"/>
    </style:style>
    <style:style style:name="ce172" style:family="table-cell" style:parent-style-name="Default">
      <style:table-cell-properties fo:padding="0.071cm"/>
      <style:map style:condition="is-true-formula(NOT(ISERROR(FORMULA([.I52]))))" style:apply-style-name="Безымянный1" style:base-cell-address="Лист2.I53"/>
    </style:style>
    <style:style style:name="ce173" style:family="table-cell" style:parent-style-name="Default">
      <style:table-cell-properties fo:padding="0.071cm"/>
      <style:map style:condition="is-true-formula(NOT(ISERROR(FORMULA([.I53]))))" style:apply-style-name="Безымянный1" style:base-cell-address="Лист2.I54"/>
    </style:style>
    <style:style style:name="ce174" style:family="table-cell" style:parent-style-name="Default">
      <style:table-cell-properties fo:padding="0.071cm"/>
      <style:map style:condition="is-true-formula(NOT(ISERROR(FORMULA([.I54]))))" style:apply-style-name="Безымянный1" style:base-cell-address="Лист2.I55"/>
    </style:style>
    <style:style style:name="ce175" style:family="table-cell" style:parent-style-name="Default">
      <style:table-cell-properties fo:padding="0.071cm"/>
      <style:map style:condition="is-true-formula(NOT(ISERROR(FORMULA([.I55]))))" style:apply-style-name="Безымянный1" style:base-cell-address="Лист2.I56"/>
    </style:style>
    <style:style style:name="ce176" style:family="table-cell" style:parent-style-name="Default">
      <style:table-cell-properties fo:padding="0.071cm"/>
      <style:map style:condition="is-true-formula(NOT(ISERROR(FORMULA([.I56]))))" style:apply-style-name="Безымянный1" style:base-cell-address="Лист2.I57"/>
    </style:style>
    <style:style style:name="ce177" style:family="table-cell" style:parent-style-name="Default">
      <style:table-cell-properties fo:padding="0.071cm"/>
      <style:map style:condition="is-true-formula(NOT(ISERROR(FORMULA([.I57]))))" style:apply-style-name="Безымянный1" style:base-cell-address="Лист2.I58"/>
    </style:style>
    <style:style style:name="ce178" style:family="table-cell" style:parent-style-name="Default">
      <style:table-cell-properties fo:padding="0.071cm"/>
      <style:map style:condition="is-true-formula(NOT(ISERROR(FORMULA([.J44]))))" style:apply-style-name="Безымянный1" style:base-cell-address="Лист2.J44"/>
    </style:style>
    <style:style style:name="ce179" style:family="table-cell" style:parent-style-name="Default">
      <style:map style:condition="is-true-formula(NOT(ISERROR(FORMULA([.J45]))))" style:apply-style-name="Безымянный1" style:base-cell-address="Лист2.J45"/>
    </style:style>
    <style:style style:name="ce180" style:family="table-cell" style:parent-style-name="Default">
      <style:map style:condition="is-true-formula(NOT(ISERROR(FORMULA([.J46]))))" style:apply-style-name="Безымянный1" style:base-cell-address="Лист2.J46"/>
    </style:style>
    <style:style style:name="ce181" style:family="table-cell" style:parent-style-name="Default">
      <style:map style:condition="is-true-formula(NOT(ISERROR(FORMULA([.J47]))))" style:apply-style-name="Безымянный1" style:base-cell-address="Лист2.J47"/>
    </style:style>
    <style:style style:name="ce182" style:family="table-cell" style:parent-style-name="Default">
      <style:map style:condition="is-true-formula(NOT(ISERROR(FORMULA([.J48]))))" style:apply-style-name="Безымянный1" style:base-cell-address="Лист2.J48"/>
    </style:style>
    <style:style style:name="ce183" style:family="table-cell" style:parent-style-name="Default">
      <style:table-cell-properties fo:padding="0.071cm"/>
      <style:map style:condition="is-true-formula(NOT(ISERROR(FORMULA([.J48]))))" style:apply-style-name="Безымянный1" style:base-cell-address="Лист2.J48"/>
    </style:style>
    <style:style style:name="ce184" style:family="table-cell" style:parent-style-name="Default">
      <style:table-cell-properties fo:border-bottom="none" fo:border-left="0.06pt solid #000000" fo:padding="0.071cm" fo:border-right="none" fo:border-top="0.06pt solid #000000"/>
      <style:text-properties fo:font-weight="bold" style:font-weight-asian="bold" style:font-weight-complex="bold"/>
    </style:style>
    <style:style style:name="ce185" style:family="table-cell" style:parent-style-name="Default">
      <style:table-cell-properties fo:border-bottom="none" fo:border-left="0.06pt solid #000000" fo:padding="0.071cm" fo:border-right="none" fo:border-top="none"/>
      <style:text-properties fo:font-weight="bold" style:font-weight-asian="bold" style:font-weight-complex="bold"/>
    </style:style>
    <style:style style:name="ce186" style:family="table-cell" style:parent-style-name="Default">
      <style:table-cell-properties fo:border-bottom="none" fo:border-left="0.06pt solid #000000" fo:padding="0.071cm" fo:border-right="none" fo:border-top="none"/>
    </style:style>
    <style:style style:name="ce187" style:family="table-cell" style:parent-style-name="Default">
      <style:table-cell-properties fo:border-bottom="0.06pt solid #000000" fo:border-left="0.06pt solid #000000" fo:padding="0.071cm" fo:border-right="none" fo:border-top="none"/>
    </style:style>
    <style:style style:name="ce188" style:family="table-cell" style:parent-style-name="Default">
      <style:table-cell-properties fo:padding="0.071cm"/>
      <style:map style:condition="is-true-formula(NOT(ISERROR(FORMULA([.L45]))))" style:apply-style-name="Безымянный1" style:base-cell-address="Лист2.L43"/>
    </style:style>
    <style:style style:name="ce189" style:family="table-cell" style:parent-style-name="Default">
      <style:table-cell-properties fo:padding="0.071cm"/>
      <style:map style:condition="is-true-formula(NOT(ISERROR(FORMULA([.L41]))))" style:apply-style-name="Безымянный1" style:base-cell-address="Лист2.L46"/>
    </style:style>
    <style:style style:name="ce190" style:family="table-cell" style:parent-style-name="Default">
      <style:table-cell-properties fo:padding="0.071cm"/>
      <style:map style:condition="is-true-formula(NOT(ISERROR(FORMULA([.L42]))))" style:apply-style-name="Безымянный1" style:base-cell-address="Лист2.L47"/>
    </style:style>
    <style:style style:name="ce191" style:family="table-cell" style:parent-style-name="Default">
      <style:table-cell-properties fo:padding="0.071cm"/>
      <style:map style:condition="is-true-formula(NOT(ISERROR(FORMULA([.L42]))))" style:apply-style-name="Безымянный1" style:base-cell-address="Лист2.L48"/>
    </style:style>
    <style:style style:name="ce192" style:family="table-cell" style:parent-style-name="Default">
      <style:table-cell-properties fo:padding="0.071cm"/>
      <style:map style:condition="is-true-formula(NOT(ISERROR(FORMULA([.L45]))))" style:apply-style-name="Безымянный1" style:base-cell-address="Лист2.L50"/>
    </style:style>
    <style:style style:name="ce193" style:family="table-cell" style:parent-style-name="Default">
      <style:table-cell-properties fo:border-bottom="none" fo:border-left="none" fo:padding="0.071cm" fo:border-right="none" fo:border-top="0.06pt solid #000000"/>
      <style:text-properties fo:font-weight="bold" style:font-weight-asian="bold" style:font-weight-complex="bold"/>
    </style:style>
    <style:style style:name="ce194" style:family="table-cell" style:parent-style-name="Default">
      <style:table-cell-properties fo:padding="0.071cm"/>
      <style:map style:condition="is-true-formula(NOT(ISERROR(FORMULA([.M43]))))" style:apply-style-name="Безымянный1" style:base-cell-address="Лист2.M43"/>
    </style:style>
    <style:style style:name="ce195" style:family="table-cell" style:parent-style-name="Default">
      <style:table-cell-properties fo:padding="0.071cm"/>
      <style:map style:condition="is-true-formula(NOT(ISERROR(FORMULA([.M46]))))" style:apply-style-name="Безымянный1" style:base-cell-address="Лист2.M45"/>
    </style:style>
    <style:style style:name="ce196" style:family="table-cell" style:parent-style-name="Default">
      <style:table-cell-properties fo:padding="0.071cm"/>
      <style:map style:condition="is-true-formula(NOT(ISERROR(FORMULA([.M47]))))" style:apply-style-name="Безымянный1" style:base-cell-address="Лист2.M46"/>
    </style:style>
    <style:style style:name="ce197" style:family="table-cell" style:parent-style-name="Default">
      <style:table-cell-properties fo:padding="0.071cm"/>
      <style:map style:condition="is-true-formula(NOT(ISERROR(FORMULA([.M45]))))" style:apply-style-name="Безымянный1" style:base-cell-address="Лист2.M47"/>
    </style:style>
    <style:style style:name="ce198" style:family="table-cell" style:parent-style-name="Default">
      <style:table-cell-properties fo:padding="0.071cm"/>
      <style:map style:condition="is-true-formula(NOT(ISERROR(FORMULA([.M46]))))" style:apply-style-name="Безымянный1" style:base-cell-address="Лист2.M48"/>
    </style:style>
    <style:style style:name="ce199" style:family="table-cell" style:parent-style-name="Default">
      <style:table-cell-properties fo:padding="0.071cm"/>
      <style:map style:condition="is-true-formula(NOT(ISERROR(FORMULA([.M46]))))" style:apply-style-name="Безымянный1" style:base-cell-address="Лист2.M49"/>
    </style:style>
    <style:style style:name="ce200" style:family="table-cell" style:parent-style-name="Default">
      <style:table-cell-properties fo:padding="0.071cm"/>
      <style:map style:condition="is-true-formula(NOT(ISERROR(FORMULA([.M48]))))" style:apply-style-name="Безымянный1" style:base-cell-address="Лист2.M50"/>
    </style:style>
    <style:style style:name="ce201" style:family="table-cell" style:parent-style-name="Default">
      <style:table-cell-properties fo:padding="0.071cm"/>
      <style:map style:condition="is-true-formula(NOT(ISERROR(FORMULA([.M49]))))" style:apply-style-name="Безымянный1" style:base-cell-address="Лист2.M51"/>
    </style:style>
    <style:style style:name="ce202" style:family="table-cell" style:parent-style-name="Default">
      <style:table-cell-properties fo:padding="0.071cm"/>
      <style:map style:condition="is-true-formula(NOT(ISERROR(FORMULA([.M49]))))" style:apply-style-name="Безымянный1" style:base-cell-address="Лист2.M52"/>
    </style:style>
    <style:style style:name="ce203" style:family="table-cell" style:parent-style-name="Default">
      <style:table-cell-properties fo:padding="0.071cm"/>
      <style:map style:condition="is-true-formula(NOT(ISERROR(FORMULA([.M50]))))" style:apply-style-name="Безымянный1" style:base-cell-address="Лист2.M53"/>
    </style:style>
    <style:style style:name="ce204" style:family="table-cell" style:parent-style-name="Default">
      <style:table-cell-properties fo:padding="0.071cm"/>
      <style:map style:condition="is-true-formula(NOT(ISERROR(FORMULA([.M61]))))" style:apply-style-name="Безымянный1" style:base-cell-address="Лист2.M61"/>
    </style:style>
    <style:style style:name="ce205" style:family="table-cell" style:parent-style-name="Default">
      <style:table-cell-properties fo:border-bottom="none" fo:border-left="none" fo:padding="0.071cm" fo:border-right="none" fo:border-top="0.06pt solid #000000"/>
    </style:style>
    <style:style style:name="ce206"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N4"/>
    </style:style>
    <style:style style:name="ce207"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08"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09" style:family="table-cell" style:parent-style-name="Default">
      <style:table-cell-properties fo:padding="0.071cm"/>
      <style:map style:condition="is-true-formula(NOT(ISERROR(FORMULA([.N43]))))" style:apply-style-name="Безымянный1" style:base-cell-address="Лист2.N43"/>
    </style:style>
    <style:style style:name="ce210" style:family="table-cell" style:parent-style-name="Default">
      <style:table-cell-properties fo:padding="0.071cm"/>
      <style:map style:condition="is-true-formula(NOT(ISERROR(FORMULA([.N46]))))" style:apply-style-name="Безымянный1" style:base-cell-address="Лист2.N45"/>
    </style:style>
    <style:style style:name="ce211" style:family="table-cell" style:parent-style-name="Default">
      <style:table-cell-properties fo:padding="0.071cm"/>
      <style:map style:condition="is-true-formula(NOT(ISERROR(FORMULA([.N47]))))" style:apply-style-name="Безымянный1" style:base-cell-address="Лист2.N46"/>
    </style:style>
    <style:style style:name="ce212" style:family="table-cell" style:parent-style-name="Default">
      <style:table-cell-properties fo:padding="0.071cm"/>
      <style:map style:condition="is-true-formula(NOT(ISERROR(FORMULA([.N45]))))" style:apply-style-name="Безымянный1" style:base-cell-address="Лист2.N47"/>
    </style:style>
    <style:style style:name="ce213" style:family="table-cell" style:parent-style-name="Default">
      <style:table-cell-properties fo:padding="0.071cm"/>
      <style:map style:condition="is-true-formula(NOT(ISERROR(FORMULA([.N46]))))" style:apply-style-name="Безымянный1" style:base-cell-address="Лист2.N48"/>
    </style:style>
    <style:style style:name="ce214" style:family="table-cell" style:parent-style-name="Default">
      <style:table-cell-properties fo:padding="0.071cm"/>
      <style:map style:condition="is-true-formula(NOT(ISERROR(FORMULA([.N46]))))" style:apply-style-name="Безымянный1" style:base-cell-address="Лист2.N49"/>
    </style:style>
    <style:style style:name="ce215" style:family="table-cell" style:parent-style-name="Default">
      <style:table-cell-properties fo:padding="0.071cm"/>
      <style:map style:condition="is-true-formula(NOT(ISERROR(FORMULA([.N48]))))" style:apply-style-name="Безымянный1" style:base-cell-address="Лист2.N50"/>
    </style:style>
    <style:style style:name="ce216" style:family="table-cell" style:parent-style-name="Default">
      <style:table-cell-properties fo:padding="0.071cm"/>
      <style:map style:condition="is-true-formula(NOT(ISERROR(FORMULA([.N49]))))" style:apply-style-name="Безымянный1" style:base-cell-address="Лист2.N51"/>
    </style:style>
    <style:style style:name="ce217" style:family="table-cell" style:parent-style-name="Default">
      <style:table-cell-properties fo:padding="0.071cm"/>
      <style:map style:condition="is-true-formula(NOT(ISERROR(FORMULA([.N49]))))" style:apply-style-name="Безымянный1" style:base-cell-address="Лист2.N52"/>
    </style:style>
    <style:style style:name="ce218" style:family="table-cell" style:parent-style-name="Default">
      <style:table-cell-properties fo:padding="0.071cm"/>
      <style:map style:condition="is-true-formula(NOT(ISERROR(FORMULA([.N50]))))" style:apply-style-name="Безымянный1" style:base-cell-address="Лист2.N53"/>
    </style:style>
    <style:style style:name="ce219" style:family="table-cell" style:parent-style-name="Default">
      <style:table-cell-properties fo:padding="0.071cm"/>
      <style:map style:condition="is-true-formula(NOT(ISERROR(FORMULA([.N61]))))" style:apply-style-name="Безымянный1" style:base-cell-address="Лист2.N61"/>
    </style:style>
    <style:style style:name="ce220"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N4"/>
    </style:style>
    <style:style style:name="ce221"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N4"/>
    </style:style>
    <style:style style:name="ce222"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N4"/>
    </style:style>
    <style:style style:name="ce223" style:family="table-cell" style:parent-style-name="Default">
      <style:table-cell-properties fo:border-bottom="none" fo:border-left="none" fo:padding="0.071cm" fo:border-right="0.06pt solid #000000" fo:border-top="0.06pt solid #000000"/>
    </style:style>
    <style:style style:name="ce224" style:family="table-cell" style:parent-style-name="Default">
      <style:table-cell-properties fo:border-bottom="none" fo:border-left="none" fo:padding="0.071cm" fo:border-right="0.06pt solid #000000" fo:border-top="none"/>
    </style:style>
    <style:style style:name="ce225"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N4"/>
    </style:style>
    <style:style style:name="ce226"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227"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228" style:family="table-cell" style:parent-style-name="Default">
      <style:table-cell-properties fo:background-color="#ff3333" fo:border="0.06pt solid #000000" fo:padding="0.071cm"/>
    </style:style>
    <style:style style:name="ce229" style:family="table-cell" style:parent-style-name="Default">
      <style:text-properties style:font-name="Arial" style:font-name-asian="DejaVu Sans" style:font-name-complex="Arial"/>
    </style:style>
    <style:style style:name="ce230" style:family="table-cell" style:parent-style-name="Default">
      <style:table-cell-properties fo:background-color="#ffff99" fo:border="0.06pt solid #000000"/>
    </style:style>
    <style:style style:name="ce231" style:family="table-cell" style:parent-style-name="Default" style:data-style-name="N0">
      <style:table-cell-properties fo:background-color="#ffff99" fo:border="0.06pt solid #000000" fo:padding="0.071cm"/>
    </style:style>
    <style:style style:name="ce232" style:family="table-cell" style:parent-style-name="Default">
      <style:table-cell-properties fo:background-color="#cc0000" fo:border="0.06pt solid #000000" fo:padding="0.071cm"/>
    </style:style>
    <style:style style:name="ce233" style:family="table-cell" style:parent-style-name="Default">
      <style:table-cell-properties fo:background-color="#ff3333" fo:border="0.06pt solid #000000"/>
    </style:style>
    <style:style style:name="ce234" style:family="table-cell" style:parent-style-name="Default">
      <style:table-cell-properties fo:padding="0.071cm"/>
      <style:map style:condition="is-true-formula(NOT(ISERROR(FORMULA([.AI25]))))" style:apply-style-name="Безымянный1" style:base-cell-address="Лист2.AI25"/>
    </style:style>
    <style:style style:name="ce235" style:family="table-cell" style:parent-style-name="Default">
      <style:table-cell-properties fo:padding="0.071cm"/>
      <style:map style:condition="is-true-formula(NOT(ISERROR(FORMULA([.AI26]))))" style:apply-style-name="Безымянный1" style:base-cell-address="Лист2.AI26"/>
    </style:style>
    <style:style style:name="ce236" style:family="table-cell" style:parent-style-name="Default">
      <style:table-cell-properties fo:padding="0.071cm"/>
      <style:map style:condition="is-true-formula(NOT(ISERROR(FORMULA([.AI27]))))" style:apply-style-name="Безымянный1" style:base-cell-address="Лист2.AI27"/>
    </style:style>
    <style:style style:name="ce237" style:family="table-cell" style:parent-style-name="Default">
      <style:map style:condition="is-true-formula(NOT(ISERROR(FORMULA([.AJ23]))))" style:apply-style-name="Безымянный1" style:base-cell-address="Лист2.AJ23"/>
    </style:style>
    <style:style style:name="ce238" style:family="table-cell" style:parent-style-name="Default">
      <style:table-cell-properties fo:padding="0.071cm"/>
      <style:map style:condition="is-true-formula(NOT(ISERROR(FORMULA([.AJ25]))))" style:apply-style-name="Безымянный1" style:base-cell-address="Лист2.AJ25"/>
    </style:style>
    <style:style style:name="ce239" style:family="table-cell" style:parent-style-name="Default">
      <style:table-cell-properties fo:padding="0.071cm"/>
      <style:map style:condition="is-true-formula(NOT(ISERROR(FORMULA([.AJ25]))))" style:apply-style-name="Безымянный1" style:base-cell-address="Лист2.AJ25"/>
    </style:style>
    <style:style style:name="ce240" style:family="table-cell" style:parent-style-name="Default">
      <style:table-cell-properties fo:padding="0.071cm"/>
      <style:map style:condition="is-true-formula(NOT(ISERROR(FORMULA([.AJ25]))))" style:apply-style-name="Безымянный1" style:base-cell-address="Лист2.AJ25"/>
    </style:style>
    <style:style style:name="ce241" style:family="table-cell" style:parent-style-name="Default">
      <style:table-cell-properties fo:padding="0.071cm"/>
      <style:map style:condition="is-true-formula(NOT(ISERROR(FORMULA([.AK25]))))" style:apply-style-name="Безымянный1" style:base-cell-address="Лист2.AK25"/>
    </style:style>
    <style:style style:name="ce242" style:family="table-cell" style:parent-style-name="Default">
      <style:table-cell-properties fo:padding="0.071cm"/>
      <style:map style:condition="is-true-formula(NOT(ISERROR(FORMULA([.AK25]))))" style:apply-style-name="Безымянный1" style:base-cell-address="Лист2.AK25"/>
    </style:style>
    <style:style style:name="ce243" style:family="table-cell" style:parent-style-name="Default">
      <style:table-cell-properties fo:padding="0.071cm"/>
      <style:map style:condition="is-true-formula(NOT(ISERROR(FORMULA([.AK25]))))" style:apply-style-name="Безымянный1" style:base-cell-address="Лист2.AK25"/>
    </style:style>
    <style:style style:name="ce244" style:family="table-cell" style:parent-style-name="Default">
      <style:table-cell-properties fo:padding="0.071cm"/>
      <style:map style:condition="is-true-formula(NOT(ISERROR(FORMULA([.AL25]))))" style:apply-style-name="Безымянный1" style:base-cell-address="Лист2.AL25"/>
    </style:style>
    <style:style style:name="ce24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Default" style:data-style-name="N50">
      <style:table-cell-properties fo:padding="0.071cm"/>
    </style:style>
    <style:style style:name="gr1"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iteration table:status="enable" table:steps="200"/>
      </table:calculation-settings>
      <table:table table:name="Display8x8" table:style-name="ta1">
        <office:forms form:automatic-focus="false" form:apply-design-mode="false"/>
        <table:table-column table:style-name="co1" table:number-columns-repeated="2" table:default-cell-style-name="ce9"/>
        <table:table-column table:style-name="co1" table:number-columns-repeated="2" table:default-cell-style-name="ce23"/>
        <table:table-column table:style-name="co2" table:number-columns-repeated="5" table:default-cell-style-name="ce23"/>
        <table:table-column table:style-name="co2" table:default-cell-style-name="ce78"/>
        <table:table-column table:style-name="co2" table:number-columns-repeated="2" table:default-cell-style-name="ce9"/>
        <table:table-column table:style-name="co1" table:default-cell-style-name="ce9"/>
        <table:table-column table:style-name="co2" table:number-columns-repeated="8" table:default-cell-style-name="ce9"/>
        <table:table-column table:style-name="co1" table:number-columns-repeated="236" table:default-cell-style-name="ce9"/>
        <table:table-column table:style-name="co1" table:number-columns-repeated="767" table:default-cell-style-name="Default"/>
        <table:table-row table:style-name="ro1">
          <table:table-cell table:style-name="ce1"/>
          <table:table-cell table:style-name="ce10" office:value-type="string" calcext:value-type="string">
            <text:p>DISPLAY</text:p>
          </table:table-cell>
          <table:table-cell table:style-name="ce16" table:number-columns-repeated="18"/>
          <table:table-cell table:style-name="ce98"/>
          <table:table-cell table:number-columns-repeated="1003"/>
        </table:table-row>
        <table:table-row table:style-name="ro1">
          <table:table-cell table:style-name="ce2"/>
          <table:table-cell table:style-name="ce11" office:value-type="string" calcext:value-type="string">
            <text:p>Generator</text:p>
          </table:table-cell>
          <table:table-cell table:style-name="ce17" office:value-type="string" calcext:value-type="string">
            <text:p>E18:L27</text:p>
          </table:table-cell>
          <table:table-cell table:style-name="ce24" table:number-columns-repeated="17"/>
          <table:table-cell table:style-name="ce99"/>
          <table:table-cell table:number-columns-repeated="1003"/>
        </table:table-row>
        <table:table-row table:style-name="ro1">
          <table:table-cell table:style-name="ce2"/>
          <table:table-cell table:style-name="ce11" office:value-type="string" calcext:value-type="string">
            <text:p>number</text:p>
          </table:table-cell>
          <table:table-cell table:style-name="ce18" office:value-type="float" office:value="4" calcext:value-type="float">
            <text:p>4</text:p>
          </table:table-cell>
          <table:table-cell table:style-name="ce24" table:number-columns-repeated="10"/>
          <table:table-cell table:style-name="ce24" office:value-type="string" calcext:value-type="string">
            <text:p>Matrix generator:</text:p>
          </table:table-cell>
          <table:table-cell table:style-name="ce24" table:number-columns-repeated="6"/>
          <table:table-cell table:style-name="ce99"/>
          <table:table-cell table:number-columns-repeated="1003"/>
        </table:table-row>
        <table:table-row table:style-name="ro1">
          <table:table-cell table:style-name="ce2"/>
          <table:table-cell table:style-name="ce11" office:value-type="string" calcext:value-type="string">
            <text:p>binary:</text:p>
          </table:table-cell>
          <table:table-cell table:style-name="ce17"/>
          <table:table-cell table:style-name="ce24" table:number-columns-repeated="17"/>
          <table:table-cell table:style-name="ce99"/>
          <table:table-cell table:number-columns-repeated="1003"/>
        </table:table-row>
        <table:table-row table:style-name="ro2">
          <table:table-cell table:style-name="ce2"/>
          <table:table-cell table:style-name="ce12"/>
          <table:table-cell table:style-name="ce17"/>
          <table:table-cell table:style-name="ce24" table:number-columns-repeated="17"/>
          <table:table-cell table:style-name="ce99"/>
          <table:table-cell table:number-columns-repeated="1003"/>
        </table:table-row>
        <table:table-row table:style-name="ro1">
          <table:table-cell table:style-name="ce2"/>
          <table:table-cell table:style-name="ce13"/>
          <table:table-cell table:style-name="ce17"/>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99" office:value-type="float" office:value="0" calcext:value-type="float">
            <text:p>0</text:p>
          </table:table-cell>
          <table:table-cell table:number-columns-repeated="1003"/>
        </table:table-row>
        <table:table-row table:style-name="ro2">
          <table:table-cell table:style-name="ce2"/>
          <table:table-cell table:style-name="ce13"/>
          <table:table-cell table:style-name="ce17" office:value-type="float" office:value="0" calcext:value-type="float">
            <text:p>0</text:p>
          </table:table-cell>
          <table:table-cell table:style-name="ce24" table:formula="of:=INDEX(INDIRECT([.$C$2]);[.$C$3]+1;[.$C7]+1)" office:value-type="float" office:value="0" calcext:value-type="float">
            <text:p>0</text:p>
          </table:table-cell>
          <table:table-cell table:style-name="ce27" table:formula="of:=IF(MOD(TRUNC([.$D7]/(2^[.E$6]));2);&quot; &quot;;&quot;&quot;)">
            <text:p/>
          </table:table-cell>
          <table:table-cell table:style-name="ce37" table:formula="of:=IF(MOD(TRUNC([.$D7]/(2^[.F$6]));2);&quot; &quot;;&quot;&quot;)">
            <text:p/>
          </table:table-cell>
          <table:table-cell table:style-name="ce45" table:formula="of:=IF(MOD(TRUNC([.$D7]/(2^[.G$6]));2);&quot; &quot;;&quot;&quot;)">
            <text:p/>
          </table:table-cell>
          <table:table-cell table:style-name="ce54" table:formula="of:=IF(MOD(TRUNC([.$D7]/(2^[.H$6]));2);&quot; &quot;;&quot;&quot;)">
            <text:p/>
          </table:table-cell>
          <table:table-cell table:style-name="ce62" table:formula="of:=IF(MOD(TRUNC([.$D7]/(2^[.I$6]));2);&quot; &quot;;&quot;&quot;)">
            <text:p/>
          </table:table-cell>
          <table:table-cell table:style-name="ce70" table:formula="of:=IF(MOD(TRUNC([.$D7]/(2^[.J$6]));2);&quot; &quot;;&quot;&quot;)">
            <text:p/>
          </table:table-cell>
          <table:table-cell table:style-name="ce79" table:formula="of:=IF(MOD(TRUNC([.$D7]/(2^[.K$6]));2);&quot; &quot;;&quot;&quot;)">
            <text:p/>
          </table:table-cell>
          <table:table-cell table:style-name="ce87" table:formula="of:=IF(MOD(TRUNC([.$D7]/(2^[.L$6]));2);&quot; &quot;;&quot;&quot;)">
            <text:p/>
          </table:table-cell>
          <table:table-cell table:style-name="ce95" table:formula="of:=SUMPRODUCT([.N7:.U7];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3"/>
          <table:table-cell table:style-name="ce13"/>
          <table:table-cell table:style-name="ce17" office:value-type="float" office:value="1" calcext:value-type="float">
            <text:p>1</text:p>
          </table:table-cell>
          <table:table-cell table:style-name="ce24" table:formula="of:=INDEX(INDIRECT([.$C$2]);[.$C$3]+1;[.$C8]+1)" office:value-type="float" office:value="12" calcext:value-type="float">
            <text:p>12</text:p>
          </table:table-cell>
          <table:table-cell table:style-name="ce28" table:formula="of:=IF(MOD(TRUNC([.$D8]/(2^[.E$6]));2);&quot; &quot;;&quot;&quot;)">
            <text:p/>
          </table:table-cell>
          <table:table-cell table:style-name="ce38" table:formula="of:=IF(MOD(TRUNC([.$D8]/(2^[.F$6]));2);&quot; &quot;;&quot;&quot;)">
            <text:p/>
          </table:table-cell>
          <table:table-cell table:style-name="ce46" table:formula="of:=IF(MOD(TRUNC([.$D8]/(2^[.G$6]));2);&quot; &quot;;&quot;&quot;)">
            <text:p/>
          </table:table-cell>
          <table:table-cell table:style-name="ce55" table:formula="of:=IF(MOD(TRUNC([.$D8]/(2^[.H$6]));2);&quot; &quot;;&quot;&quot;)">
            <text:p/>
          </table:table-cell>
          <table:table-cell table:style-name="ce63" table:formula="of:=IF(MOD(TRUNC([.$D8]/(2^[.I$6]));2);&quot; &quot;;&quot;&quot;)" office:value-type="string" office:string-value=" " calcext:value-type="string">
            <text:p><text:s/></text:p>
          </table:table-cell>
          <table:table-cell table:style-name="ce71" table:formula="of:=IF(MOD(TRUNC([.$D8]/(2^[.J$6]));2);&quot; &quot;;&quot;&quot;)" office:value-type="string" office:string-value=" " calcext:value-type="string">
            <text:p><text:s/></text:p>
          </table:table-cell>
          <table:table-cell table:style-name="ce80" table:formula="of:=IF(MOD(TRUNC([.$D8]/(2^[.K$6]));2);&quot; &quot;;&quot;&quot;)">
            <text:p/>
          </table:table-cell>
          <table:table-cell table:style-name="ce88" table:formula="of:=IF(MOD(TRUNC([.$D8]/(2^[.L$6]));2);&quot; &quot;;&quot;&quot;)">
            <text:p/>
          </table:table-cell>
          <table:table-cell table:style-name="ce95" table:formula="of:=SUMPRODUCT([.N8:.U8];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2" calcext:value-type="float">
            <text:p>2</text:p>
          </table:table-cell>
          <table:table-cell table:style-name="ce24" table:formula="of:=INDEX(INDIRECT([.$C$2]);[.$C$3]+1;[.$C9]+1)" office:value-type="float" office:value="20" calcext:value-type="float">
            <text:p>20</text:p>
          </table:table-cell>
          <table:table-cell table:style-name="ce29" table:formula="of:=IF(MOD(TRUNC([.$D9]/(2^[.E$6]));2);&quot; &quot;;&quot;&quot;)">
            <text:p/>
          </table:table-cell>
          <table:table-cell table:style-name="ce39" table:formula="of:=IF(MOD(TRUNC([.$D9]/(2^[.F$6]));2);&quot; &quot;;&quot;&quot;)">
            <text:p/>
          </table:table-cell>
          <table:table-cell table:style-name="ce47" table:formula="of:=IF(MOD(TRUNC([.$D9]/(2^[.G$6]));2);&quot; &quot;;&quot;&quot;)">
            <text:p/>
          </table:table-cell>
          <table:table-cell table:style-name="ce56" table:formula="of:=IF(MOD(TRUNC([.$D9]/(2^[.H$6]));2);&quot; &quot;;&quot;&quot;)" office:value-type="string" office:string-value=" " calcext:value-type="string">
            <text:p><text:s/></text:p>
          </table:table-cell>
          <table:table-cell table:style-name="ce64" table:formula="of:=IF(MOD(TRUNC([.$D9]/(2^[.I$6]));2);&quot; &quot;;&quot;&quot;)">
            <text:p/>
          </table:table-cell>
          <table:table-cell table:style-name="ce72" table:formula="of:=IF(MOD(TRUNC([.$D9]/(2^[.J$6]));2);&quot; &quot;;&quot;&quot;)" office:value-type="string" office:string-value=" " calcext:value-type="string">
            <text:p><text:s/></text:p>
          </table:table-cell>
          <table:table-cell table:style-name="ce81" table:formula="of:=IF(MOD(TRUNC([.$D9]/(2^[.K$6]));2);&quot; &quot;;&quot;&quot;)">
            <text:p/>
          </table:table-cell>
          <table:table-cell table:style-name="ce89" table:formula="of:=IF(MOD(TRUNC([.$D9]/(2^[.L$6]));2);&quot; &quot;;&quot;&quot;)">
            <text:p/>
          </table:table-cell>
          <table:table-cell table:style-name="ce95" table:formula="of:=SUMPRODUCT([.N9:.U9];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3" calcext:value-type="float">
            <text:p>3</text:p>
          </table:table-cell>
          <table:table-cell table:style-name="ce24" table:formula="of:=INDEX(INDIRECT([.$C$2]);[.$C$3]+1;[.$C10]+1)" office:value-type="float" office:value="36" calcext:value-type="float">
            <text:p>36</text:p>
          </table:table-cell>
          <table:table-cell table:style-name="ce30" table:formula="of:=IF(MOD(TRUNC([.$D10]/(2^[.E$6]));2);&quot; &quot;;&quot;&quot;)">
            <text:p/>
          </table:table-cell>
          <table:table-cell table:style-name="ce40" table:formula="of:=IF(MOD(TRUNC([.$D10]/(2^[.F$6]));2);&quot; &quot;;&quot;&quot;)">
            <text:p/>
          </table:table-cell>
          <table:table-cell table:style-name="ce48" table:formula="of:=IF(MOD(TRUNC([.$D10]/(2^[.G$6]));2);&quot; &quot;;&quot;&quot;)" office:value-type="string" office:string-value=" " calcext:value-type="string">
            <text:p><text:s/></text:p>
          </table:table-cell>
          <table:table-cell table:style-name="ce57" table:formula="of:=IF(MOD(TRUNC([.$D10]/(2^[.H$6]));2);&quot; &quot;;&quot;&quot;)">
            <text:p/>
          </table:table-cell>
          <table:table-cell table:style-name="ce65" table:formula="of:=IF(MOD(TRUNC([.$D10]/(2^[.I$6]));2);&quot; &quot;;&quot;&quot;)">
            <text:p/>
          </table:table-cell>
          <table:table-cell table:style-name="ce73" table:formula="of:=IF(MOD(TRUNC([.$D10]/(2^[.J$6]));2);&quot; &quot;;&quot;&quot;)" office:value-type="string" office:string-value=" " calcext:value-type="string">
            <text:p><text:s/></text:p>
          </table:table-cell>
          <table:table-cell table:style-name="ce82" table:formula="of:=IF(MOD(TRUNC([.$D10]/(2^[.K$6]));2);&quot; &quot;;&quot;&quot;)">
            <text:p/>
          </table:table-cell>
          <table:table-cell table:style-name="ce90" table:formula="of:=IF(MOD(TRUNC([.$D10]/(2^[.L$6]));2);&quot; &quot;;&quot;&quot;)">
            <text:p/>
          </table:table-cell>
          <table:table-cell table:style-name="ce95" table:formula="of:=SUMPRODUCT([.N10:.U10];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4" calcext:value-type="float">
            <text:p>4</text:p>
          </table:table-cell>
          <table:table-cell table:style-name="ce24" table:formula="of:=INDEX(INDIRECT([.$C$2]);[.$C$3]+1;[.$C11]+1)" office:value-type="float" office:value="60" calcext:value-type="float">
            <text:p>60</text:p>
          </table:table-cell>
          <table:table-cell table:style-name="ce31" table:formula="of:=IF(MOD(TRUNC([.$D11]/(2^[.E$6]));2);&quot; &quot;;&quot;&quot;)">
            <text:p/>
          </table:table-cell>
          <table:table-cell table:style-name="ce41" table:formula="of:=IF(MOD(TRUNC([.$D11]/(2^[.F$6]));2);&quot; &quot;;&quot;&quot;)">
            <text:p/>
          </table:table-cell>
          <table:table-cell table:style-name="ce49" table:formula="of:=IF(MOD(TRUNC([.$D11]/(2^[.G$6]));2);&quot; &quot;;&quot;&quot;)" office:value-type="string" office:string-value=" " calcext:value-type="string">
            <text:p><text:s/></text:p>
          </table:table-cell>
          <table:table-cell table:style-name="ce58" table:formula="of:=IF(MOD(TRUNC([.$D11]/(2^[.H$6]));2);&quot; &quot;;&quot;&quot;)" office:value-type="string" office:string-value=" " calcext:value-type="string">
            <text:p><text:s/></text:p>
          </table:table-cell>
          <table:table-cell table:style-name="ce66" table:formula="of:=IF(MOD(TRUNC([.$D11]/(2^[.I$6]));2);&quot; &quot;;&quot;&quot;)" office:value-type="string" office:string-value=" " calcext:value-type="string">
            <text:p><text:s/></text:p>
          </table:table-cell>
          <table:table-cell table:style-name="ce74" table:formula="of:=IF(MOD(TRUNC([.$D11]/(2^[.J$6]));2);&quot; &quot;;&quot;&quot;)" office:value-type="string" office:string-value=" " calcext:value-type="string">
            <text:p><text:s/></text:p>
          </table:table-cell>
          <table:table-cell table:style-name="ce83" table:formula="of:=IF(MOD(TRUNC([.$D11]/(2^[.K$6]));2);&quot; &quot;;&quot;&quot;)">
            <text:p/>
          </table:table-cell>
          <table:table-cell table:style-name="ce91" table:formula="of:=IF(MOD(TRUNC([.$D11]/(2^[.L$6]));2);&quot; &quot;;&quot;&quot;)">
            <text:p/>
          </table:table-cell>
          <table:table-cell table:style-name="ce95" table:formula="of:=SUMPRODUCT([.N11:.U11];2^[.N$6:.U$6])" office:value-type="float" office:value="0" calcext:value-type="float">
            <text:p>0</text:p>
          </table:table-cell>
          <table:table-cell table:style-name="ce97"/>
          <table:table-cell table:style-name="ce97" office:value-type="string" calcext:value-type="string">
            <text:p><text:s/></text:p>
          </table:table-cell>
          <table:table-cell table:style-name="ce97" table:number-columns-repeated="5"/>
          <table:table-cell table:style-name="ce100"/>
          <table:table-cell table:number-columns-repeated="1003"/>
        </table:table-row>
        <table:table-row table:style-name="ro1">
          <table:table-cell table:style-name="ce2"/>
          <table:table-cell table:style-name="ce13"/>
          <table:table-cell table:style-name="ce17" office:value-type="float" office:value="5" calcext:value-type="float">
            <text:p>5</text:p>
          </table:table-cell>
          <table:table-cell table:style-name="ce24" table:formula="of:=INDEX(INDIRECT([.$C$2]);[.$C$3]+1;[.$C12]+1)" office:value-type="float" office:value="4" calcext:value-type="float">
            <text:p>4</text:p>
          </table:table-cell>
          <table:table-cell table:style-name="ce32" table:formula="of:=IF(MOD(TRUNC([.$D12]/(2^[.E$6]));2);&quot; &quot;;&quot;&quot;)">
            <text:p/>
          </table:table-cell>
          <table:table-cell table:style-name="ce42" table:formula="of:=IF(MOD(TRUNC([.$D12]/(2^[.F$6]));2);&quot; &quot;;&quot;&quot;)">
            <text:p/>
          </table:table-cell>
          <table:table-cell table:style-name="ce50" table:formula="of:=IF(MOD(TRUNC([.$D12]/(2^[.G$6]));2);&quot; &quot;;&quot;&quot;)">
            <text:p/>
          </table:table-cell>
          <table:table-cell table:style-name="ce59" table:formula="of:=IF(MOD(TRUNC([.$D12]/(2^[.H$6]));2);&quot; &quot;;&quot;&quot;)">
            <text:p/>
          </table:table-cell>
          <table:table-cell table:style-name="ce67" table:formula="of:=IF(MOD(TRUNC([.$D12]/(2^[.I$6]));2);&quot; &quot;;&quot;&quot;)">
            <text:p/>
          </table:table-cell>
          <table:table-cell table:style-name="ce75" table:formula="of:=IF(MOD(TRUNC([.$D12]/(2^[.J$6]));2);&quot; &quot;;&quot;&quot;)" office:value-type="string" office:string-value=" " calcext:value-type="string">
            <text:p><text:s/></text:p>
          </table:table-cell>
          <table:table-cell table:style-name="ce84" table:formula="of:=IF(MOD(TRUNC([.$D12]/(2^[.K$6]));2);&quot; &quot;;&quot;&quot;)">
            <text:p/>
          </table:table-cell>
          <table:table-cell table:style-name="ce92" table:formula="of:=IF(MOD(TRUNC([.$D12]/(2^[.L$6]));2);&quot; &quot;;&quot;&quot;)">
            <text:p/>
          </table:table-cell>
          <table:table-cell table:style-name="ce95" table:formula="of:=SUMPRODUCT([.N12:.U12];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6" calcext:value-type="float">
            <text:p>6</text:p>
          </table:table-cell>
          <table:table-cell table:style-name="ce24" table:formula="of:=INDEX(INDIRECT([.$C$2]);[.$C$3]+1;[.$C13]+1)" office:value-type="float" office:value="4" calcext:value-type="float">
            <text:p>4</text:p>
          </table:table-cell>
          <table:table-cell table:style-name="ce33" table:formula="of:=IF(MOD(TRUNC([.$D13]/(2^[.E$6]));2);&quot; &quot;;&quot;&quot;)">
            <text:p/>
          </table:table-cell>
          <table:table-cell table:style-name="ce43" table:formula="of:=IF(MOD(TRUNC([.$D13]/(2^[.F$6]));2);&quot; &quot;;&quot;&quot;)">
            <text:p/>
          </table:table-cell>
          <table:table-cell table:style-name="ce51" table:formula="of:=IF(MOD(TRUNC([.$D13]/(2^[.G$6]));2);&quot; &quot;;&quot;&quot;)">
            <text:p/>
          </table:table-cell>
          <table:table-cell table:style-name="ce60" table:formula="of:=IF(MOD(TRUNC([.$D13]/(2^[.H$6]));2);&quot; &quot;;&quot;&quot;)">
            <text:p/>
          </table:table-cell>
          <table:table-cell table:style-name="ce68" table:formula="of:=IF(MOD(TRUNC([.$D13]/(2^[.I$6]));2);&quot; &quot;;&quot;&quot;)">
            <text:p/>
          </table:table-cell>
          <table:table-cell table:style-name="ce76" table:formula="of:=IF(MOD(TRUNC([.$D13]/(2^[.J$6]));2);&quot; &quot;;&quot;&quot;)" office:value-type="string" office:string-value=" " calcext:value-type="string">
            <text:p><text:s/></text:p>
          </table:table-cell>
          <table:table-cell table:style-name="ce85" table:formula="of:=IF(MOD(TRUNC([.$D13]/(2^[.K$6]));2);&quot; &quot;;&quot;&quot;)">
            <text:p/>
          </table:table-cell>
          <table:table-cell table:style-name="ce93" table:formula="of:=IF(MOD(TRUNC([.$D13]/(2^[.L$6]));2);&quot; &quot;;&quot;&quot;)">
            <text:p/>
          </table:table-cell>
          <table:table-cell table:style-name="ce95" table:formula="of:=SUMPRODUCT([.N13:.U13];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7" calcext:value-type="float">
            <text:p>7</text:p>
          </table:table-cell>
          <table:table-cell table:style-name="ce24" table:formula="of:=INDEX(INDIRECT([.$C$2]);[.$C$3]+1;[.$C14]+1)" office:value-type="float" office:value="0" calcext:value-type="float">
            <text:p>0</text:p>
          </table:table-cell>
          <table:table-cell table:style-name="ce34" table:formula="of:=IF(MOD(TRUNC([.$D14]/(2^[.E$6]));2);&quot; &quot;;&quot;&quot;)">
            <text:p/>
          </table:table-cell>
          <table:table-cell table:style-name="ce44" table:formula="of:=IF(MOD(TRUNC([.$D14]/(2^[.F$6]));2);&quot; &quot;;&quot;&quot;)">
            <text:p/>
          </table:table-cell>
          <table:table-cell table:style-name="ce52" table:formula="of:=IF(MOD(TRUNC([.$D14]/(2^[.G$6]));2);&quot; &quot;;&quot;&quot;)">
            <text:p/>
          </table:table-cell>
          <table:table-cell table:style-name="ce61" table:formula="of:=IF(MOD(TRUNC([.$D14]/(2^[.H$6]));2);&quot; &quot;;&quot;&quot;)">
            <text:p/>
          </table:table-cell>
          <table:table-cell table:style-name="ce69" table:formula="of:=IF(MOD(TRUNC([.$D14]/(2^[.I$6]));2);&quot; &quot;;&quot;&quot;)">
            <text:p/>
          </table:table-cell>
          <table:table-cell table:style-name="ce77" table:formula="of:=IF(MOD(TRUNC([.$D14]/(2^[.J$6]));2);&quot; &quot;;&quot;&quot;)">
            <text:p/>
          </table:table-cell>
          <table:table-cell table:style-name="ce86" table:formula="of:=IF(MOD(TRUNC([.$D14]/(2^[.K$6]));2);&quot; &quot;;&quot;&quot;)">
            <text:p/>
          </table:table-cell>
          <table:table-cell table:style-name="ce94" table:formula="of:=IF(MOD(TRUNC([.$D14]/(2^[.L$6]));2);&quot; &quot;;&quot;&quot;)">
            <text:p/>
          </table:table-cell>
          <table:table-cell table:style-name="ce95" table:formula="of:=SUMPRODUCT([.N14:.U14];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table:table-cell table:style-name="ce25"/>
          <table:table-cell table:style-name="ce24" table:number-columns-repeated="16"/>
          <table:table-cell table:style-name="ce99"/>
          <table:table-cell table:number-columns-repeated="1003"/>
        </table:table-row>
        <table:table-row table:style-name="ro1">
          <table:table-cell table:style-name="ce2"/>
          <table:table-cell table:style-name="ce13"/>
          <table:table-cell table:style-name="ce17"/>
          <table:table-cell table:style-name="ce24" table:number-columns-repeated="17"/>
          <table:table-cell table:style-name="ce99"/>
          <table:table-cell table:number-columns-repeated="1003"/>
        </table:table-row>
        <table:table-row table:style-name="ro1">
          <table:table-cell table:style-name="ce2"/>
          <table:table-cell table:style-name="ce13"/>
          <table:table-cell table:style-name="ce17"/>
          <table:table-cell table:style-name="ce25" office:value-type="string" calcext:value-type="string">
            <text:p>Sign-generator</text:p>
          </table:table-cell>
          <table:table-cell table:style-name="ce35" table:number-columns-repeated="2"/>
          <table:table-cell table:style-name="ce24" table:number-columns-repeated="14"/>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0" calcext:value-type="float">
            <text:p>0</text:p>
          </table:table-cell>
          <table:table-cell table:style-name="ce35" office:value-type="float" office:value="0" calcext:value-type="float">
            <text:p>0</text:p>
          </table:table-cell>
          <table:table-cell table:style-name="ce35" office:value-type="float" office:value="24" calcext:value-type="float">
            <text:p>24</text:p>
          </table:table-cell>
          <table:table-cell table:number-columns-repeated="4" table:style-name="ce53" office:value-type="float" office:value="36" calcext:value-type="float">
            <text:p>36</text:p>
          </table:table-cell>
          <table:table-cell table:style-name="ce53" office:value-type="float" office:value="24" calcext:value-type="float">
            <text:p>24</text:p>
          </table:table-cell>
          <table:table-cell table:style-name="ce53"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1" calcext:value-type="float">
            <text:p>1</text:p>
          </table:table-cell>
          <table:table-cell table:style-name="ce35" office:value-type="float" office:value="0" calcext:value-type="float">
            <text:p>0</text:p>
          </table:table-cell>
          <table:table-cell table:style-name="ce35" office:value-type="float" office:value="8" calcext:value-type="float">
            <text:p>8</text:p>
          </table:table-cell>
          <table:table-cell table:style-name="ce53" office:value-type="float" office:value="24" calcext:value-type="float">
            <text:p>24</text:p>
          </table:table-cell>
          <table:table-cell table:style-name="ce53" office:value-type="float" office:value="40" calcext:value-type="float">
            <text:p>40</text:p>
          </table:table-cell>
          <table:table-cell table:number-columns-repeated="3" table:style-name="ce53" office:value-type="float" office:value="8" calcext:value-type="float">
            <text:p>8</text:p>
          </table:table-cell>
          <table:table-cell table:style-name="ce53" office:value-type="float" office:value="0" calcext:value-type="float">
            <text:p>0</text:p>
          </table:table-cell>
          <table:table-cell table:style-name="ce96"/>
          <table:table-cell table:style-name="ce24" table:number-columns-repeated="7"/>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2" calcext:value-type="float">
            <text:p>2</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4" calcext:value-type="float">
            <text:p>4</text:p>
          </table:table-cell>
          <table:table-cell table:style-name="ce24" office:value-type="float" office:value="8" calcext:value-type="float">
            <text:p>8</text:p>
          </table:table-cell>
          <table:table-cell table:style-name="ce24" office:value-type="float" office:value="16" calcext:value-type="float">
            <text:p>16</text:p>
          </table:table-cell>
          <table:table-cell table:style-name="ce24" office:value-type="float" office:value="60" calcext:value-type="float">
            <text:p>60</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4"/>
          <table:table-cell table:style-name="ce13"/>
          <table:table-cell table:style-name="ce17"/>
          <table:table-cell table:style-name="ce25" office:value-type="float" office:value="3" calcext:value-type="float">
            <text:p>3</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8" calcext:value-type="float">
            <text:p>8</text:p>
          </table:table-cell>
          <table:table-cell table:style-name="ce24" office:value-type="float" office:value="4" calcext:value-type="float">
            <text:p>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4" calcext:value-type="float">
            <text:p>4</text:p>
          </table:table-cell>
          <table:table-cell table:style-name="ce24" office:value-type="float" office:value="0" calcext:value-type="float">
            <text:p>0</text:p>
          </table:table-cell>
          <table:table-cell table:style-name="ce24" office:value-type="float" office:value="12" calcext:value-type="float">
            <text:p>12</text:p>
          </table:table-cell>
          <table:table-cell table:style-name="ce24" office:value-type="float" office:value="20" calcext:value-type="float">
            <text:p>20</text:p>
          </table:table-cell>
          <table:table-cell table:style-name="ce24" office:value-type="float" office:value="36" calcext:value-type="float">
            <text:p>36</text:p>
          </table:table-cell>
          <table:table-cell table:style-name="ce24" office:value-type="float" office:value="60" calcext:value-type="float">
            <text:p>60</text:p>
          </table:table-cell>
          <table:table-cell table:number-columns-repeated="2" table:style-name="ce24" office:value-type="float" office:value="4" calcext:value-type="float">
            <text:p>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5" office:value-type="string" calcext:value-type="string">
            <text:p>on(0)|off(1):</text:p>
          </table:table-cell>
          <table:table-cell table:style-name="ce14" office:value-type="float" office:value="1" calcext:value-type="float">
            <text:p>1</text:p>
          </table:table-cell>
          <table:table-cell table:style-name="ce19"/>
          <table:table-cell table:style-name="ce25" office:value-type="float" office:value="5" calcext:value-type="float">
            <text:p>5</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32" calcext:value-type="float">
            <text:p>32</text:p>
          </table:table-cell>
          <table:table-cell table:style-name="ce24" office:value-type="float" office:value="56" calcext:value-type="float">
            <text:p>56</text:p>
          </table:table-cell>
          <table:table-cell table:number-columns-repeated="2" table:style-name="ce24" office:value-type="float" office:value="4" calcext:value-type="float">
            <text:p>4</text:p>
          </table:table-cell>
          <table:table-cell table:style-name="ce24" office:value-type="float" office:value="56" calcext:value-type="float">
            <text:p>5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multiply:</text:p>
          </table:table-cell>
          <table:table-cell table:style-name="ce14" office:value-type="float" office:value="100" calcext:value-type="float">
            <text:p>100</text:p>
          </table:table-cell>
          <table:table-cell table:style-name="ce20" office:value-type="float" office:value="9" calcext:value-type="float">
            <text:p>9</text:p>
          </table:table-cell>
          <table:table-cell table:style-name="ce25" office:value-type="float" office:value="6" calcext:value-type="float">
            <text:p>6</text:p>
          </table:table-cell>
          <table:table-cell table:style-name="ce24" office:value-type="float" office:value="0" calcext:value-type="float">
            <text:p>0</text:p>
          </table:table-cell>
          <table:table-cell table:style-name="ce24" office:value-type="float" office:value="28" calcext:value-type="float">
            <text:p>28</text:p>
          </table:table-cell>
          <table:table-cell table:style-name="ce24" office:value-type="float" office:value="32" calcext:value-type="float">
            <text:p>32</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Init:</text:p>
          </table:table-cell>
          <table:table-cell table:style-name="ce14" office:value-type="float" office:value="0" calcext:value-type="float">
            <text:p>0</text:p>
          </table:table-cell>
          <table:table-cell table:style-name="ce20" office:value-type="float" office:value="0" calcext:value-type="float">
            <text:p>0</text:p>
          </table:table-cell>
          <table:table-cell table:style-name="ce25" office:value-type="float" office:value="7" calcext:value-type="float">
            <text:p>7</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4" calcext:value-type="float">
            <text:p>4</text:p>
          </table:table-cell>
          <table:table-cell table:style-name="ce24" office:value-type="float" office:value="8" calcext:value-type="float">
            <text:p>8</text:p>
          </table:table-cell>
          <table:table-cell table:number-columns-repeated="3" table:style-name="ce24" office:value-type="float" office:value="16" calcext:value-type="float">
            <text:p>1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7" office:value-type="string" calcext:value-type="string">
            <text:p>Counters:</text:p>
          </table:table-cell>
          <table:table-cell table:style-name="ce14" table:formula="of:=IF([.B23]=1;[.B25];IF([.B26]&lt;[.B24];[.B26]+1;[.B25]))" office:value-type="float" office:value="0" calcext:value-type="float">
            <text:p>0</text:p>
          </table:table-cell>
          <table:table-cell table:style-name="ce20" table:formula="of:=IF([.B23]=1;[.C25];IF([.B26]=0;[.C26]+1;IF([.C26]&gt;[.C24];[.C25];[.C26])))" office:value-type="float" office:value="0" calcext:value-type="float">
            <text:p>0</text:p>
          </table:table-cell>
          <table:table-cell table:style-name="ce25" office:value-type="float" office:value="8" calcext:value-type="float">
            <text:p>8</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8"/>
          <table:table-cell table:style-name="ce15"/>
          <table:table-cell table:style-name="ce21"/>
          <table:table-cell table:style-name="ce26" office:value-type="float" office:value="9" calcext:value-type="float">
            <text:p>9</text:p>
          </table:table-cell>
          <table:table-cell table:style-name="ce36" office:value-type="float" office:value="0" calcext:value-type="float">
            <text:p>0</text:p>
          </table:table-cell>
          <table:table-cell table:style-name="ce36" office:value-type="float" office:value="24" calcext:value-type="float">
            <text:p>24</text:p>
          </table:table-cell>
          <table:table-cell table:number-columns-repeated="2" table:style-name="ce36" office:value-type="float" office:value="36" calcext:value-type="float">
            <text:p>36</text:p>
          </table:table-cell>
          <table:table-cell table:style-name="ce36" office:value-type="float" office:value="28" calcext:value-type="float">
            <text:p>28</text:p>
          </table:table-cell>
          <table:table-cell table:style-name="ce36" office:value-type="float" office:value="4" calcext:value-type="float">
            <text:p>4</text:p>
          </table:table-cell>
          <table:table-cell table:style-name="ce36" office:value-type="float" office:value="24" calcext:value-type="float">
            <text:p>24</text:p>
          </table:table-cell>
          <table:table-cell table:style-name="ce36" office:value-type="float" office:value="0" calcext:value-type="float">
            <text:p>0</text:p>
          </table:table-cell>
          <table:table-cell table:style-name="ce36" table:number-columns-repeated="8"/>
          <table:table-cell table:style-name="ce101"/>
          <table:table-cell table:number-columns-repeated="1003"/>
        </table:table-row>
        <table:table-row table:style-name="ro1" table:number-rows-repeated="230">
          <table:table-cell table:number-columns-repeated="2"/>
          <table:table-cell table:style-name="ce22" table:number-columns-repeated="8"/>
          <table:table-cell table:number-columns-repeated="1014"/>
        </table:table-row>
        <table:table-row table:style-name="ro1" table:number-rows-repeated="1048318">
          <table:table-cell table:number-columns-repeated="1024"/>
        </table:table-row>
        <table:table-row table:style-name="ro1">
          <table:table-cell table:number-columns-repeated="1024"/>
        </table:table-row>
        <calcext:conditional-formats>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M7:Display8x8.M14">
            <calcext:condition calcext:apply-style-name="Excel_CondFormat_2_1_1" calcext:value="=&quot; &quot;" calcext:base-cell-address="Display8x8.M7"/>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E7:Display8x8.E7">
            <calcext:condition calcext:apply-style-name="Excel_CondFormat_2_1_1" calcext:value="=&quot; &quot;" calcext:base-cell-address="Display8x8.E7"/>
          </calcext:conditional-format>
          <calcext:conditional-format calcext:target-range-address="Display8x8.F7:Display8x8.F7">
            <calcext:condition calcext:apply-style-name="Excel_CondFormat_2_1_1" calcext:value="=&quot; &quot;" calcext:base-cell-address="Display8x8.F7"/>
          </calcext:conditional-format>
          <calcext:conditional-format calcext:target-range-address="Display8x8.G7:Display8x8.G7">
            <calcext:condition calcext:apply-style-name="Excel_CondFormat_2_1_1" calcext:value="=&quot; &quot;" calcext:base-cell-address="Display8x8.G7"/>
          </calcext:conditional-format>
          <calcext:conditional-format calcext:target-range-address="Display8x8.H7:Display8x8.H7">
            <calcext:condition calcext:apply-style-name="Excel_CondFormat_2_1_1" calcext:value="=&quot; &quot;" calcext:base-cell-address="Display8x8.H7"/>
          </calcext:conditional-format>
          <calcext:conditional-format calcext:target-range-address="Display8x8.I7:Display8x8.I7">
            <calcext:condition calcext:apply-style-name="Excel_CondFormat_2_1_1" calcext:value="=&quot; &quot;" calcext:base-cell-address="Display8x8.I7"/>
          </calcext:conditional-format>
          <calcext:conditional-format calcext:target-range-address="Display8x8.J7:Display8x8.J7">
            <calcext:condition calcext:apply-style-name="Excel_CondFormat_2_1_1" calcext:value="=&quot; &quot;" calcext:base-cell-address="Display8x8.J7"/>
          </calcext:conditional-format>
          <calcext:conditional-format calcext:target-range-address="Display8x8.K7:Display8x8.K7">
            <calcext:condition calcext:apply-style-name="Excel_CondFormat_2_1_1" calcext:value="=&quot; &quot;" calcext:base-cell-address="Display8x8.K7"/>
          </calcext:conditional-format>
          <calcext:conditional-format calcext:target-range-address="Display8x8.L7:Display8x8.L7">
            <calcext:condition calcext:apply-style-name="Excel_CondFormat_2_1_1" calcext:value="=&quot; &quot;" calcext:base-cell-address="Display8x8.L7"/>
          </calcext:conditional-format>
          <calcext:conditional-format calcext:target-range-address="Display8x8.E8:Display8x8.E8">
            <calcext:condition calcext:apply-style-name="Excel_CondFormat_2_1_1" calcext:value="=&quot; &quot;" calcext:base-cell-address="Display8x8.E8"/>
          </calcext:conditional-format>
          <calcext:conditional-format calcext:target-range-address="Display8x8.F8:Display8x8.F8">
            <calcext:condition calcext:apply-style-name="Excel_CondFormat_2_1_1" calcext:value="=&quot; &quot;" calcext:base-cell-address="Display8x8.F8"/>
          </calcext:conditional-format>
          <calcext:conditional-format calcext:target-range-address="Display8x8.G8:Display8x8.G8">
            <calcext:condition calcext:apply-style-name="Excel_CondFormat_2_1_1" calcext:value="=&quot; &quot;" calcext:base-cell-address="Display8x8.G8"/>
          </calcext:conditional-format>
          <calcext:conditional-format calcext:target-range-address="Display8x8.H8:Display8x8.H8">
            <calcext:condition calcext:apply-style-name="Excel_CondFormat_2_1_1" calcext:value="=&quot; &quot;" calcext:base-cell-address="Display8x8.H8"/>
          </calcext:conditional-format>
          <calcext:conditional-format calcext:target-range-address="Display8x8.I8:Display8x8.I8">
            <calcext:condition calcext:apply-style-name="Excel_CondFormat_2_1_1" calcext:value="=&quot; &quot;" calcext:base-cell-address="Display8x8.I8"/>
          </calcext:conditional-format>
          <calcext:conditional-format calcext:target-range-address="Display8x8.J8:Display8x8.J8">
            <calcext:condition calcext:apply-style-name="Excel_CondFormat_2_1_1" calcext:value="=&quot; &quot;" calcext:base-cell-address="Display8x8.J8"/>
          </calcext:conditional-format>
          <calcext:conditional-format calcext:target-range-address="Display8x8.K8:Display8x8.K8">
            <calcext:condition calcext:apply-style-name="Excel_CondFormat_2_1_1" calcext:value="=&quot; &quot;" calcext:base-cell-address="Display8x8.K8"/>
          </calcext:conditional-format>
          <calcext:conditional-format calcext:target-range-address="Display8x8.L8:Display8x8.L8">
            <calcext:condition calcext:apply-style-name="Excel_CondFormat_2_1_1" calcext:value="=&quot; &quot;" calcext:base-cell-address="Display8x8.L8"/>
          </calcext:conditional-format>
          <calcext:conditional-format calcext:target-range-address="Display8x8.E9:Display8x8.E9">
            <calcext:condition calcext:apply-style-name="Excel_CondFormat_2_1_1" calcext:value="=&quot; &quot;" calcext:base-cell-address="Display8x8.E9"/>
          </calcext:conditional-format>
          <calcext:conditional-format calcext:target-range-address="Display8x8.F9:Display8x8.F9">
            <calcext:condition calcext:apply-style-name="Excel_CondFormat_2_1_1" calcext:value="=&quot; &quot;" calcext:base-cell-address="Display8x8.F9"/>
          </calcext:conditional-format>
          <calcext:conditional-format calcext:target-range-address="Display8x8.G9:Display8x8.G9">
            <calcext:condition calcext:apply-style-name="Excel_CondFormat_2_1_1" calcext:value="=&quot; &quot;" calcext:base-cell-address="Display8x8.G9"/>
          </calcext:conditional-format>
          <calcext:conditional-format calcext:target-range-address="Display8x8.H9:Display8x8.H9">
            <calcext:condition calcext:apply-style-name="Excel_CondFormat_2_1_1" calcext:value="=&quot; &quot;" calcext:base-cell-address="Display8x8.H9"/>
          </calcext:conditional-format>
          <calcext:conditional-format calcext:target-range-address="Display8x8.I9:Display8x8.I9">
            <calcext:condition calcext:apply-style-name="Excel_CondFormat_2_1_1" calcext:value="=&quot; &quot;" calcext:base-cell-address="Display8x8.I9"/>
          </calcext:conditional-format>
          <calcext:conditional-format calcext:target-range-address="Display8x8.J9:Display8x8.J9">
            <calcext:condition calcext:apply-style-name="Excel_CondFormat_2_1_1" calcext:value="=&quot; &quot;" calcext:base-cell-address="Display8x8.J9"/>
          </calcext:conditional-format>
          <calcext:conditional-format calcext:target-range-address="Display8x8.K9:Display8x8.K9">
            <calcext:condition calcext:apply-style-name="Excel_CondFormat_2_1_1" calcext:value="=&quot; &quot;" calcext:base-cell-address="Display8x8.K9"/>
          </calcext:conditional-format>
          <calcext:conditional-format calcext:target-range-address="Display8x8.L9:Display8x8.L9">
            <calcext:condition calcext:apply-style-name="Excel_CondFormat_2_1_1" calcext:value="=&quot; &quot;" calcext:base-cell-address="Display8x8.L9"/>
          </calcext:conditional-format>
          <calcext:conditional-format calcext:target-range-address="Display8x8.E10:Display8x8.E10">
            <calcext:condition calcext:apply-style-name="Excel_CondFormat_2_1_1" calcext:value="=&quot; &quot;" calcext:base-cell-address="Display8x8.E10"/>
          </calcext:conditional-format>
          <calcext:conditional-format calcext:target-range-address="Display8x8.F10:Display8x8.F10">
            <calcext:condition calcext:apply-style-name="Excel_CondFormat_2_1_1" calcext:value="=&quot; &quot;" calcext:base-cell-address="Display8x8.F10"/>
          </calcext:conditional-format>
          <calcext:conditional-format calcext:target-range-address="Display8x8.G10:Display8x8.G10">
            <calcext:condition calcext:apply-style-name="Excel_CondFormat_2_1_1" calcext:value="=&quot; &quot;" calcext:base-cell-address="Display8x8.G10"/>
          </calcext:conditional-format>
          <calcext:conditional-format calcext:target-range-address="Display8x8.H10:Display8x8.H10">
            <calcext:condition calcext:apply-style-name="Excel_CondFormat_2_1_1" calcext:value="=&quot; &quot;" calcext:base-cell-address="Display8x8.H10"/>
          </calcext:conditional-format>
          <calcext:conditional-format calcext:target-range-address="Display8x8.I10:Display8x8.I10">
            <calcext:condition calcext:apply-style-name="Excel_CondFormat_2_1_1" calcext:value="=&quot; &quot;" calcext:base-cell-address="Display8x8.I10"/>
          </calcext:conditional-format>
          <calcext:conditional-format calcext:target-range-address="Display8x8.J10:Display8x8.J10">
            <calcext:condition calcext:apply-style-name="Excel_CondFormat_2_1_1" calcext:value="=&quot; &quot;" calcext:base-cell-address="Display8x8.J10"/>
          </calcext:conditional-format>
          <calcext:conditional-format calcext:target-range-address="Display8x8.K10:Display8x8.K10">
            <calcext:condition calcext:apply-style-name="Excel_CondFormat_2_1_1" calcext:value="=&quot; &quot;" calcext:base-cell-address="Display8x8.K10"/>
          </calcext:conditional-format>
          <calcext:conditional-format calcext:target-range-address="Display8x8.L10:Display8x8.L10">
            <calcext:condition calcext:apply-style-name="Excel_CondFormat_2_1_1" calcext:value="=&quot; &quot;" calcext:base-cell-address="Display8x8.L10"/>
          </calcext:conditional-format>
          <calcext:conditional-format calcext:target-range-address="Display8x8.E11:Display8x8.E11">
            <calcext:condition calcext:apply-style-name="Excel_CondFormat_2_1_1" calcext:value="=&quot; &quot;" calcext:base-cell-address="Display8x8.E11"/>
          </calcext:conditional-format>
          <calcext:conditional-format calcext:target-range-address="Display8x8.F11:Display8x8.F11">
            <calcext:condition calcext:apply-style-name="Excel_CondFormat_2_1_1" calcext:value="=&quot; &quot;" calcext:base-cell-address="Display8x8.F11"/>
          </calcext:conditional-format>
          <calcext:conditional-format calcext:target-range-address="Display8x8.G11:Display8x8.G11">
            <calcext:condition calcext:apply-style-name="Excel_CondFormat_2_1_1" calcext:value="=&quot; &quot;" calcext:base-cell-address="Display8x8.G11"/>
          </calcext:conditional-format>
          <calcext:conditional-format calcext:target-range-address="Display8x8.H11:Display8x8.H11">
            <calcext:condition calcext:apply-style-name="Excel_CondFormat_2_1_1" calcext:value="=&quot; &quot;" calcext:base-cell-address="Display8x8.H11"/>
          </calcext:conditional-format>
          <calcext:conditional-format calcext:target-range-address="Display8x8.I11:Display8x8.I11">
            <calcext:condition calcext:apply-style-name="Excel_CondFormat_2_1_1" calcext:value="=&quot; &quot;" calcext:base-cell-address="Display8x8.I11"/>
          </calcext:conditional-format>
          <calcext:conditional-format calcext:target-range-address="Display8x8.J11:Display8x8.J11">
            <calcext:condition calcext:apply-style-name="Excel_CondFormat_2_1_1" calcext:value="=&quot; &quot;" calcext:base-cell-address="Display8x8.J11"/>
          </calcext:conditional-format>
          <calcext:conditional-format calcext:target-range-address="Display8x8.K11:Display8x8.K11">
            <calcext:condition calcext:apply-style-name="Excel_CondFormat_2_1_1" calcext:value="=&quot; &quot;" calcext:base-cell-address="Display8x8.K11"/>
          </calcext:conditional-format>
          <calcext:conditional-format calcext:target-range-address="Display8x8.L11:Display8x8.L11">
            <calcext:condition calcext:apply-style-name="Excel_CondFormat_2_1_1" calcext:value="=&quot; &quot;" calcext:base-cell-address="Display8x8.L11"/>
          </calcext:conditional-format>
          <calcext:conditional-format calcext:target-range-address="Display8x8.E12:Display8x8.E12">
            <calcext:condition calcext:apply-style-name="Excel_CondFormat_2_1_1" calcext:value="=&quot; &quot;" calcext:base-cell-address="Display8x8.E12"/>
          </calcext:conditional-format>
          <calcext:conditional-format calcext:target-range-address="Display8x8.F12:Display8x8.F12">
            <calcext:condition calcext:apply-style-name="Excel_CondFormat_2_1_1" calcext:value="=&quot; &quot;" calcext:base-cell-address="Display8x8.F12"/>
          </calcext:conditional-format>
          <calcext:conditional-format calcext:target-range-address="Display8x8.G12:Display8x8.G12">
            <calcext:condition calcext:apply-style-name="Excel_CondFormat_2_1_1" calcext:value="=&quot; &quot;" calcext:base-cell-address="Display8x8.G12"/>
          </calcext:conditional-format>
          <calcext:conditional-format calcext:target-range-address="Display8x8.H12:Display8x8.H12">
            <calcext:condition calcext:apply-style-name="Excel_CondFormat_2_1_1" calcext:value="=&quot; &quot;" calcext:base-cell-address="Display8x8.H12"/>
          </calcext:conditional-format>
          <calcext:conditional-format calcext:target-range-address="Display8x8.I12:Display8x8.I12">
            <calcext:condition calcext:apply-style-name="Excel_CondFormat_2_1_1" calcext:value="=&quot; &quot;" calcext:base-cell-address="Display8x8.I12"/>
          </calcext:conditional-format>
          <calcext:conditional-format calcext:target-range-address="Display8x8.J12:Display8x8.J12">
            <calcext:condition calcext:apply-style-name="Excel_CondFormat_2_1_1" calcext:value="=&quot; &quot;" calcext:base-cell-address="Display8x8.J12"/>
          </calcext:conditional-format>
          <calcext:conditional-format calcext:target-range-address="Display8x8.K12:Display8x8.K12">
            <calcext:condition calcext:apply-style-name="Excel_CondFormat_2_1_1" calcext:value="=&quot; &quot;" calcext:base-cell-address="Display8x8.K12"/>
          </calcext:conditional-format>
          <calcext:conditional-format calcext:target-range-address="Display8x8.L12:Display8x8.L12">
            <calcext:condition calcext:apply-style-name="Excel_CondFormat_2_1_1" calcext:value="=&quot; &quot;" calcext:base-cell-address="Display8x8.L12"/>
          </calcext:conditional-format>
          <calcext:conditional-format calcext:target-range-address="Display8x8.E13:Display8x8.E13">
            <calcext:condition calcext:apply-style-name="Excel_CondFormat_2_1_1" calcext:value="=&quot; &quot;" calcext:base-cell-address="Display8x8.E13"/>
          </calcext:conditional-format>
          <calcext:conditional-format calcext:target-range-address="Display8x8.F13:Display8x8.F13">
            <calcext:condition calcext:apply-style-name="Excel_CondFormat_2_1_1" calcext:value="=&quot; &quot;" calcext:base-cell-address="Display8x8.F13"/>
          </calcext:conditional-format>
          <calcext:conditional-format calcext:target-range-address="Display8x8.G13:Display8x8.G13">
            <calcext:condition calcext:apply-style-name="Excel_CondFormat_2_1_1" calcext:value="=&quot; &quot;" calcext:base-cell-address="Display8x8.G13"/>
          </calcext:conditional-format>
          <calcext:conditional-format calcext:target-range-address="Display8x8.H13:Display8x8.H13">
            <calcext:condition calcext:apply-style-name="Excel_CondFormat_2_1_1" calcext:value="=&quot; &quot;" calcext:base-cell-address="Display8x8.H13"/>
          </calcext:conditional-format>
          <calcext:conditional-format calcext:target-range-address="Display8x8.I13:Display8x8.I13">
            <calcext:condition calcext:apply-style-name="Excel_CondFormat_2_1_1" calcext:value="=&quot; &quot;" calcext:base-cell-address="Display8x8.I13"/>
          </calcext:conditional-format>
          <calcext:conditional-format calcext:target-range-address="Display8x8.J13:Display8x8.J13">
            <calcext:condition calcext:apply-style-name="Excel_CondFormat_2_1_1" calcext:value="=&quot; &quot;" calcext:base-cell-address="Display8x8.J13"/>
          </calcext:conditional-format>
          <calcext:conditional-format calcext:target-range-address="Display8x8.K13:Display8x8.K13">
            <calcext:condition calcext:apply-style-name="Excel_CondFormat_2_1_1" calcext:value="=&quot; &quot;" calcext:base-cell-address="Display8x8.K13"/>
          </calcext:conditional-format>
          <calcext:conditional-format calcext:target-range-address="Display8x8.L13:Display8x8.L13">
            <calcext:condition calcext:apply-style-name="Excel_CondFormat_2_1_1" calcext:value="=&quot; &quot;" calcext:base-cell-address="Display8x8.L13"/>
          </calcext:conditional-format>
          <calcext:conditional-format calcext:target-range-address="Display8x8.E14:Display8x8.E14">
            <calcext:condition calcext:apply-style-name="Excel_CondFormat_2_1_1" calcext:value="=&quot; &quot;" calcext:base-cell-address="Display8x8.E14"/>
          </calcext:conditional-format>
          <calcext:conditional-format calcext:target-range-address="Display8x8.F14:Display8x8.F14">
            <calcext:condition calcext:apply-style-name="Excel_CondFormat_2_1_1" calcext:value="=&quot; &quot;" calcext:base-cell-address="Display8x8.F14"/>
          </calcext:conditional-format>
          <calcext:conditional-format calcext:target-range-address="Display8x8.G14:Display8x8.G14">
            <calcext:condition calcext:apply-style-name="Excel_CondFormat_2_1_1" calcext:value="=&quot; &quot;" calcext:base-cell-address="Display8x8.G14"/>
          </calcext:conditional-format>
          <calcext:conditional-format calcext:target-range-address="Display8x8.H14:Display8x8.H14">
            <calcext:condition calcext:apply-style-name="Excel_CondFormat_2_1_1" calcext:value="=&quot; &quot;" calcext:base-cell-address="Display8x8.H14"/>
          </calcext:conditional-format>
          <calcext:conditional-format calcext:target-range-address="Display8x8.I14:Display8x8.I14">
            <calcext:condition calcext:apply-style-name="Excel_CondFormat_2_1_1" calcext:value="=&quot; &quot;" calcext:base-cell-address="Display8x8.I14"/>
          </calcext:conditional-format>
          <calcext:conditional-format calcext:target-range-address="Display8x8.J14:Display8x8.J14">
            <calcext:condition calcext:apply-style-name="Excel_CondFormat_2_1_1" calcext:value="=&quot; &quot;" calcext:base-cell-address="Display8x8.J14"/>
          </calcext:conditional-format>
          <calcext:conditional-format calcext:target-range-address="Display8x8.K14:Display8x8.K14">
            <calcext:condition calcext:apply-style-name="Excel_CondFormat_2_1_1" calcext:value="=&quot; &quot;" calcext:base-cell-address="Display8x8.K14"/>
          </calcext:conditional-format>
          <calcext:conditional-format calcext:target-range-address="Display8x8.L14:Display8x8.L14">
            <calcext:condition calcext:apply-style-name="Excel_CondFormat_2_1_1" calcext:value="=&quot; &quot;" calcext:base-cell-address="Display8x8.L14"/>
          </calcext:conditional-format>
        </calcext:conditional-formats>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472cm" svg:height="1.817cm" svg:x="0.243cm" svg:y="5.262cm" draw:control="control1"/>
          <draw:control draw:z-index="1" draw:text-style-name="P1" svg:width="1.794cm" svg:height="1.149cm" svg:x="24.48cm" svg:y="10.898cm" draw:control="control2"/>
          <draw:control draw:z-index="2" draw:text-style-name="P1" svg:width="1.794cm" svg:height="1.149cm" svg:x="24.541cm" svg:y="12.142cm" draw:control="control3"/>
          <draw:control draw:z-index="3" draw:text-style-name="P1" svg:width="1.794cm" svg:height="1.149cm" svg:x="26.476cm" svg:y="12.123cm" draw:control="control4"/>
          <draw:control draw:z-index="4" draw:text-style-name="P1" svg:width="1.794cm" svg:height="1.149cm" svg:x="22.608cm" svg:y="12.14cm" draw:control="control5"/>
          <draw:control draw:z-index="5" draw:text-style-name="P1" svg:width="4.469cm" svg:height="1.817cm" svg:x="0.288cm" svg:y="7.363cm" draw:control="control6"/>
          <draw:control draw:z-index="6" draw:text-style-name="P1" svg:width="4.496cm" svg:height="1.817cm" svg:x="0.284cm" svg:y="3.11cm" draw:control="control7"/>
        </table:shapes>
        <table:table-column table:style-name="co1" table:default-cell-style-name="ce9"/>
        <table:table-column table:style-name="co3" table:default-cell-style-name="ce112"/>
        <table:table-column table:style-name="co1" table:default-cell-style-name="ce118"/>
        <table:table-column table:style-name="co1" table:default-cell-style-name="ce9"/>
        <table:table-column table:style-name="co4" table:number-columns-repeated="2" table:default-cell-style-name="ce9"/>
        <table:table-column table:style-name="co5" table:default-cell-style-name="ce9"/>
        <table:table-column table:style-name="co4" table:number-columns-repeated="3"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10" table:default-cell-style-name="ce9"/>
        <table:table-column table:style-name="co10" table:default-cell-style-name="ce9"/>
        <table:table-column table:style-name="co11" table:default-cell-style-name="ce9"/>
        <table:table-column table:style-name="co12" table:default-cell-style-name="ce9"/>
        <table:table-column table:style-name="co5" table:default-cell-style-name="ce9"/>
        <table:table-column table:style-name="co13" table:default-cell-style-name="ce9"/>
        <table:table-column table:style-name="co14" table:number-columns-repeated="9" table:default-cell-style-name="ce9"/>
        <table:table-column table:style-name="co1" table:number-columns-repeated="220" table:default-cell-style-name="ce9"/>
        <table:table-column table:style-name="co1" table:number-columns-repeated="767" table:default-cell-style-name="Default"/>
        <table:table-row table:style-name="ro1">
          <table:table-cell table:style-name="Default" table:number-columns-repeated="21"/>
          <table:table-cell table:style-name="ce103"/>
          <table:table-cell table:number-columns-repeated="1002"/>
        </table:table-row>
        <table:table-row table:style-name="ro1">
          <table:table-cell table:style-name="ce102" office:value-type="string" calcext:value-type="string">
            <text:p>Reset:</text:p>
          </table:table-cell>
          <table:table-cell table:style-name="ce106" office:value-type="float" office:value="0" calcext:value-type="float">
            <text:p>0</text:p>
          </table:table-cell>
          <table:table-cell table:style-name="ce117"/>
          <table:table-cell table:style-name="Default" table:number-columns-repeated="8"/>
          <table:table-cell table:style-name="ce184" office:value-type="string" calcext:value-type="string">
            <text:p>DISPLAY:</text:p>
          </table:table-cell>
          <table:table-cell table:style-name="ce193" office:value-type="string" calcext:value-type="string">
            <text:p>X</text:p>
          </table:table-cell>
          <table:table-cell table:style-name="ce205" office:value-type="float" office:value="0" calcext:value-type="float">
            <text:p>0</text:p>
          </table:table-cell>
          <table:table-cell table:style-name="ce205" office:value-type="float" office:value="1" calcext:value-type="float">
            <text:p>1</text:p>
          </table:table-cell>
          <table:table-cell table:style-name="ce205" office:value-type="float" office:value="2" calcext:value-type="float">
            <text:p>2</text:p>
          </table:table-cell>
          <table:table-cell table:style-name="ce205" office:value-type="float" office:value="3" calcext:value-type="float">
            <text:p>3</text:p>
          </table:table-cell>
          <table:table-cell table:style-name="ce205" office:value-type="float" office:value="4" calcext:value-type="float">
            <text:p>4</text:p>
          </table:table-cell>
          <table:table-cell table:style-name="ce205" office:value-type="float" office:value="5" calcext:value-type="float">
            <text:p>5</text:p>
          </table:table-cell>
          <table:table-cell table:style-name="ce205" office:value-type="float" office:value="6" calcext:value-type="float">
            <text:p>6</text:p>
          </table:table-cell>
          <table:table-cell table:style-name="ce205" office:value-type="float" office:value="7" calcext:value-type="float">
            <text:p>7</text:p>
          </table:table-cell>
          <table:table-cell table:style-name="ce205" office:value-type="float" office:value="8" calcext:value-type="float">
            <text:p>8</text:p>
          </table:table-cell>
          <table:table-cell table:style-name="ce223" office:value-type="float" office:value="9" calcext:value-type="float">
            <text:p>9</text:p>
          </table:table-cell>
          <table:table-cell table:style-name="Default"/>
          <table:table-cell table:style-name="ce103" office:value-type="string" calcext:value-type="string">
            <text:p>STACK:</text:p>
          </table:table-cell>
          <table:table-cell table:style-name="ce228" table:formula="of:=IF (s_reset = 1; 0; IF (AND(s_push = 1; ROW([.Z2]) = sp_row; SUM(COLUMN([.Z2]); 1) = sp_column; oldsp &lt;&gt; sp); s_pushvalue; [.Z2]))" office:value-type="string" office:string-value="A55" calcext:value-type="string">
            <text:p>A55</text:p>
          </table:table-cell>
          <table:table-cell table:style-name="ce228" table:formula="of:=IF (s_reset = 1; 0; IF (AND(s_push = 1; ROW([.AA2]) = sp_row; SUM(COLUMN([.AA2]); 1) = sp_column; oldsp &lt;&gt; sp); s_pushvalue; [.AA2]))" office:value-type="float" office:value="0" calcext:value-type="float">
            <text:p>0</text:p>
          </table:table-cell>
          <table:table-cell table:style-name="ce228" table:formula="of:=IF (s_reset = 1; 0; IF (AND(s_push = 1; ROW([.AB2]) = sp_row; SUM(COLUMN([.AB2]); 1) = sp_column; oldsp &lt;&gt; sp); s_pushvalue; [.AB2]))" office:value-type="float" office:value="6" calcext:value-type="float">
            <text:p>6</text:p>
          </table:table-cell>
          <table:table-cell table:style-name="ce228" table:formula="of:=IF (s_reset = 1; 0; IF (AND(s_push = 1; ROW([.AC2]) = sp_row; SUM(COLUMN([.AC2]); 1) = sp_column; oldsp &lt;&gt; sp); s_pushvalue; [.AC2]))" office:value-type="float" office:value="3" calcext:value-type="float">
            <text:p>3</text:p>
          </table:table-cell>
          <table:table-cell table:style-name="ce228" table:formula="of:=IF (s_reset = 1; 0; IF (AND(s_push = 1; ROW([.AD2]) = sp_row; SUM(COLUMN([.AD2]); 1) = sp_column; oldsp &lt;&gt; sp); s_pushvalue; [.AD2]))" office:value-type="float" office:value="0" calcext:value-type="float">
            <text:p>0</text:p>
          </table:table-cell>
          <table:table-cell table:style-name="ce228" table:formula="of:=IF (s_reset = 1; 0; IF (AND(s_push = 1; ROW([.AE2]) = sp_row; SUM(COLUMN([.AE2]); 1) = sp_column; oldsp &lt;&gt; sp); s_pushvalue; [.AE2]))" office:value-type="float" office:value="0" calcext:value-type="float">
            <text:p>0</text:p>
          </table:table-cell>
          <table:table-cell table:style-name="ce228" table:formula="of:=IF (s_reset = 1; 0; IF (AND(s_push = 1; ROW([.AF2]) = sp_row; SUM(COLUMN([.AF2]); 1) = sp_column; oldsp &lt;&gt; sp); s_pushvalue; [.AF2]))" office:value-type="float" office:value="0" calcext:value-type="float">
            <text:p>0</text:p>
          </table:table-cell>
          <table:table-cell table:style-name="ce228" table:formula="of:=IF (s_reset = 1; 0; IF (AND(s_push = 1; ROW([.AG2]) = sp_row; SUM(COLUMN([.AG2]); 1) = sp_column; oldsp &lt;&gt; sp); s_pushvalue; [.AG2]))" office:value-type="float" office:value="0" calcext:value-type="float">
            <text:p>0</text:p>
          </table:table-cell>
          <table:table-cell table:style-name="ce228" table:formula="of:=IF (s_reset = 1; 0; IF (AND(s_push = 1; ROW([.AH2]) = sp_row; SUM(COLUMN([.AH2]); 1) = sp_column; oldsp &lt;&gt; sp); s_pushvalue; [.AH2]))" office:value-type="float" office:value="0" calcext:value-type="float">
            <text:p>0</text:p>
          </table:table-cell>
          <table:table-cell table:style-name="ce228" table:formula="of:=IF (s_reset = 1; 0; IF (AND(s_push = 1; ROW([.AI2]) = sp_row; SUM(COLUMN([.AI2]); 1) = sp_column; oldsp &lt;&gt; sp); s_pushvalue; [.AI2]))" office:value-type="float" office:value="0" calcext:value-type="float">
            <text:p>0</text:p>
          </table:table-cell>
          <table:table-cell table:style-name="ce228" table:formula="of:=IF (s_reset = 1; 0; IF (AND(s_push = 1; ROW([.AJ2]) = sp_row; SUM(COLUMN([.AJ2]); 1) = sp_column; oldsp &lt;&gt; sp); s_pushvalue; [.AJ2]))" office:value-type="float" office:value="0" calcext:value-type="float">
            <text:p>0</text:p>
          </table:table-cell>
          <table:table-cell table:style-name="ce228" table:formula="of:=IF (s_reset = 1; 0; IF (AND(s_push = 1; ROW([.AK2]) = sp_row; SUM(COLUMN([.AK2]); 1) = sp_column; oldsp &lt;&gt; sp); s_pushvalue; [.AK2]))" office:value-type="float" office:value="0" calcext:value-type="float">
            <text:p>0</text:p>
          </table:table-cell>
          <table:table-cell table:style-name="ce228" table:formula="of:=IF (s_reset = 1; 0; IF (AND(s_push = 1; ROW([.AL2]) = sp_row; SUM(COLUMN([.AL2]); 1) = sp_column; oldsp &lt;&gt; sp); s_pushvalue; [.AL2]))" office:value-type="float" office:value="0" calcext:value-type="float">
            <text:p>0</text:p>
          </table:table-cell>
          <table:table-cell table:style-name="ce228" table:formula="of:=IF (s_reset = 1; 0; IF (AND(s_push = 1; ROW([.AM2]) = sp_row; SUM(COLUMN([.AM2]); 1) = sp_column; oldsp &lt;&gt; sp); s_pushvalue; [.AM2]))" office:value-type="float" office:value="0" calcext:value-type="float">
            <text:p>0</text:p>
          </table:table-cell>
          <table:table-cell table:style-name="ce228" table:formula="of:=IF (s_reset = 1; 0; IF (AND(s_push = 1; ROW([.AN2]) = sp_row; SUM(COLUMN([.AN2]); 1) = sp_column; oldsp &lt;&gt; sp); s_pushvalue; [.AN2]))" office:value-type="float" office:value="0" calcext:value-type="float">
            <text:p>0</text:p>
          </table:table-cell>
          <table:table-cell table:style-name="ce228" table:formula="of:=IF (s_reset = 1; 0; IF (AND(s_push = 1; ROW([.AO2]) = sp_row; SUM(COLUMN([.AO2]); 1) = sp_column; oldsp &lt;&gt; sp); s_pushvalue; [.AO2]))" office:value-type="float" office:value="0" calcext:value-type="float">
            <text:p>0</text:p>
          </table:table-cell>
          <table:table-cell table:style-name="ce228" table:formula="of:=IF (s_reset = 1; 0; IF (AND(s_push = 1; ROW([.AP2]) = sp_row; SUM(COLUMN([.AP2]); 1) = sp_column; oldsp &lt;&gt; sp); s_pushvalue; [.AP2]))" office:value-type="float" office:value="0" calcext:value-type="float">
            <text:p>0</text:p>
          </table:table-cell>
          <table:table-cell table:style-name="ce228" table:formula="of:=IF (s_reset = 1; 0; IF (AND(s_push = 1; ROW([.AQ2]) = sp_row; SUM(COLUMN([.AQ2]); 1) = sp_column; oldsp &lt;&gt; sp); s_pushvalue; [.AQ2]))" office:value-type="float" office:value="0" calcext:value-type="float">
            <text:p>0</text:p>
          </table:table-cell>
          <table:table-cell table:style-name="ce228" table:formula="of:=IF (s_reset = 1; 0; IF (AND(s_push = 1; ROW([.AR2]) = sp_row; SUM(COLUMN([.AR2]); 1) = sp_column; oldsp &lt;&gt; sp); s_pushvalue; [.AR2]))" office:value-type="float" office:value="0" calcext:value-type="float">
            <text:p>0</text:p>
          </table:table-cell>
          <table:table-cell table:style-name="ce228" table:formula="of:=IF (s_reset = 1; 0; IF (AND(s_push = 1; ROW([.AS2]) = sp_row; SUM(COLUMN([.AS2]); 1) = sp_column; oldsp &lt;&gt; sp); s_pushvalue; [.AS2]))" office:value-type="float" office:value="0" calcext:value-type="float">
            <text:p>0</text:p>
          </table:table-cell>
          <table:table-cell table:style-name="ce228" table:formula="of:=IF (s_reset = 1; 0; IF (AND(s_push = 1; ROW([.AT2]) = sp_row; SUM(COLUMN([.AT2]); 1) = sp_column; oldsp &lt;&gt; sp); s_pushvalue; [.AT2]))" office:value-type="float" office:value="0" calcext:value-type="float">
            <text:p>0</text:p>
          </table:table-cell>
          <table:table-cell table:style-name="ce228" table:formula="of:=IF (s_reset = 1; 0; IF (AND(s_push = 1; ROW([.AU2]) = sp_row; SUM(COLUMN([.AU2]); 1) = sp_column; oldsp &lt;&gt; sp); s_pushvalue; [.AU2]))" office:value-type="float" office:value="0" calcext:value-type="float">
            <text:p>0</text:p>
          </table:table-cell>
          <table:table-cell table:style-name="ce228" table:formula="of:=IF (s_reset = 1; 0; IF (AND(s_push = 1; ROW([.AV2]) = sp_row; SUM(COLUMN([.AV2]); 1) = sp_column; oldsp &lt;&gt; sp); s_pushvalue; [.AV2]))" office:value-type="float" office:value="0" calcext:value-type="float">
            <text:p>0</text:p>
          </table:table-cell>
          <table:table-cell table:style-name="ce228" table:formula="of:=IF (s_reset = 1; 0; IF (AND(s_push = 1; ROW([.AW2]) = sp_row; SUM(COLUMN([.AW2]); 1) = sp_column; oldsp &lt;&gt; sp); s_pushvalue; [.AW2]))" office:value-type="float" office:value="0" calcext:value-type="float">
            <text:p>0</text:p>
          </table:table-cell>
          <table:table-cell table:style-name="ce228" table:formula="of:=IF (s_reset = 1; 0; IF (AND(s_push = 1; ROW([.AX2]) = sp_row; SUM(COLUMN([.AX2]); 1) = sp_column; oldsp &lt;&gt; sp); s_pushvalue; [.AX2]))" office:value-type="float" office:value="0" calcext:value-type="float">
            <text:p>0</text:p>
          </table:table-cell>
          <table:table-cell table:number-columns-repeated="974"/>
        </table:table-row>
        <table:table-row table:style-name="ro1">
          <table:table-cell table:style-name="ce102" office:value-type="string" calcext:value-type="string">
            <text:p>clock:</text:p>
          </table:table-cell>
          <table:table-cell table:style-name="ce107" office:value-type="float" office:value="0" calcext:value-type="float">
            <text:p>0</text:p>
          </table:table-cell>
          <table:table-cell table:style-name="ce117"/>
          <table:table-cell table:style-name="Default" table:number-columns-repeated="8"/>
          <table:table-cell table:style-name="ce185" office:value-type="string" calcext:value-type="string">
            <text:p>Y</text:p>
          </table:table-cell>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224" office:value-type="float" office:value="0" calcext:value-type="float">
            <text:p>0</text:p>
          </table:table-cell>
          <table:table-cell table:style-name="Default"/>
          <table:table-cell table:style-name="ce124" office:value-type="string" calcext:value-type="string">
            <text:p>s_address</text:p>
          </table:table-cell>
          <table:table-cell table:style-name="ce230" office:value-type="string" calcext:value-type="string">
            <text:p>Z2</text:p>
          </table:table-cell>
          <table:table-cell table:style-name="ce124" office:value-type="string" calcext:value-type="string">
            <text:p>sp_address</text:p>
          </table:table-cell>
          <table:table-cell table:style-name="ce233" table:formula="of:=ADDRESS(sp_row; sp_column; 1;0)" office:value-type="string" office:string-value="R2C26" calcext:value-type="string">
            <text:p>R2C26</text:p>
          </table:table-cell>
          <table:table-cell table:style-name="Default" table:number-columns-repeated="2"/>
          <table:table-cell table:number-columns-repeated="994"/>
        </table:table-row>
        <table:table-row table:style-name="ro1">
          <table:table-cell table:style-name="ce103" office:value-type="string" calcext:value-type="string">
            <text:p>oldvalue:</text:p>
          </table:table-cell>
          <table:table-cell table:style-name="ce108" table:formula="of:=IF(g_reset=1; 0; IF(g_clock = 0; [.B5]; [.B4]))" office:value-type="float" office:value="7" calcext:value-type="float">
            <text:p>7</text:p>
          </table:table-cell>
          <table:table-cell table:style-name="ce117"/>
          <table:table-cell table:style-name="Default" table:number-columns-repeated="8"/>
          <table:table-cell table:style-name="ce186" office:value-type="float" office:value="0" calcext:value-type="float">
            <text:p>0</text:p>
          </table:table-cell>
          <table:table-cell table:style-name="ce143" table:formula="of:=[.AA11]" office:value-type="float" office:value="0" calcext:value-type="float">
            <text:p>0</text:p>
          </table:table-cell>
          <table:table-cell table:style-name="ce206" table:formula="of:=IF(MOD(TRUNC([.$M4]/(2^[.N$3]));2);&quot; &quot;;&quot;&quot;)">
            <text:p/>
          </table:table-cell>
          <table:table-cell table:style-name="ce220" table:formula="of:=IF(MOD(TRUNC([.$M4]/(2^[.O$3]));2);&quot; &quot;;&quot;&quot;)">
            <text:p/>
          </table:table-cell>
          <table:table-cell table:style-name="ce220" table:formula="of:=IF(MOD(TRUNC([.$M4]/(2^[.P$3]));2);&quot; &quot;;&quot;&quot;)">
            <text:p/>
          </table:table-cell>
          <table:table-cell table:style-name="ce220" table:formula="of:=IF(MOD(TRUNC([.$M4]/(2^[.Q$3]));2);&quot; &quot;;&quot;&quot;)">
            <text:p/>
          </table:table-cell>
          <table:table-cell table:style-name="ce220" table:formula="of:=IF(MOD(TRUNC([.$M4]/(2^[.R$3]));2);&quot; &quot;;&quot;&quot;)">
            <text:p/>
          </table:table-cell>
          <table:table-cell table:style-name="ce220" table:formula="of:=IF(MOD(TRUNC([.$M4]/(2^[.S$3]));2);&quot; &quot;;&quot;&quot;)">
            <text:p/>
          </table:table-cell>
          <table:table-cell table:style-name="ce220" table:formula="of:=IF(MOD(TRUNC([.$M4]/(2^[.T$3]));2);&quot; &quot;;&quot;&quot;)">
            <text:p/>
          </table:table-cell>
          <table:table-cell table:style-name="ce220" table:formula="of:=IF(MOD(TRUNC([.$M4]/(2^[.U$3]));2);&quot; &quot;;&quot;&quot;)">
            <text:p/>
          </table:table-cell>
          <table:table-cell table:style-name="ce220" table:formula="of:=IF(MOD(TRUNC([.$M4]/(2^[.V$3]));2);&quot; &quot;;&quot;&quot;)">
            <text:p/>
          </table:table-cell>
          <table:table-cell table:style-name="ce225" table:formula="of:=IF(MOD(TRUNC([.$M4]/(2^[.W$3]));2);&quot; &quot;;&quot;&quot;)">
            <text:p/>
          </table:table-cell>
          <table:table-cell table:style-name="Default"/>
          <table:table-cell table:style-name="ce124" office:value-type="string" calcext:value-type="string">
            <text:p>s_pushvalue</text:p>
          </table:table-cell>
          <table:table-cell table:style-name="ce230" table:formula="of:=[.E37]" office:value-type="float" office:value="0" calcext:value-type="float">
            <text:p>0</text:p>
          </table:table-cell>
          <table:table-cell table:style-name="ce124" office:value-type="string" calcext:value-type="string">
            <text:p>sp_row</text:p>
          </table:table-cell>
          <table:table-cell table:style-name="ce233" table:formula="of:=ROW(INDIRECT(s_address))" office:value-type="float" office:value="2" calcext:value-type="float">
            <text:p>2</text:p>
          </table:table-cell>
          <table:table-cell table:number-columns-repeated="996"/>
        </table:table-row>
        <table:table-row table:style-name="ro1">
          <table:table-cell table:style-name="ce103" office:value-type="string" calcext:value-type="string">
            <text:p>newvalue:</text:p>
          </table:table-cell>
          <table:table-cell table:style-name="ce109" table:formula="of:=IF(g_reset = 1; 0; IF(AND(g_clock = 1; [.B5] = [.B4]); IF([.B5]&lt;9; SUM([.B5];1); 0); [.B5]))" office:value-type="float" office:value="7" calcext:value-type="float">
            <text:p>7</text:p>
          </table:table-cell>
          <table:table-cell table:style-name="ce117"/>
          <table:table-cell table:style-name="Default" table:number-columns-repeated="8"/>
          <table:table-cell table:style-name="ce186" office:value-type="float" office:value="1" calcext:value-type="float">
            <text:p>1</text:p>
          </table:table-cell>
          <table:table-cell table:style-name="ce143" table:formula="of:=[.AB11]" office:value-type="float" office:value="0" calcext:value-type="float">
            <text:p>0</text:p>
          </table:table-cell>
          <table:table-cell table:style-name="ce207" table:formula="of:=IF(MOD(TRUNC([.$M5]/(2^[.N$3]));2);&quot; &quot;;&quot;&quot;)">
            <text:p/>
          </table:table-cell>
          <table:table-cell table:style-name="ce221" table:formula="of:=IF(MOD(TRUNC([.$M5]/(2^[.O$3]));2);&quot; &quot;;&quot;&quot;)">
            <text:p/>
          </table:table-cell>
          <table:table-cell table:style-name="ce221" table:formula="of:=IF(MOD(TRUNC([.$M5]/(2^[.P$3]));2);&quot; &quot;;&quot;&quot;)">
            <text:p/>
          </table:table-cell>
          <table:table-cell table:style-name="ce221" table:formula="of:=IF(MOD(TRUNC([.$M5]/(2^[.Q$3]));2);&quot; &quot;;&quot;&quot;)">
            <text:p/>
          </table:table-cell>
          <table:table-cell table:style-name="ce221" table:formula="of:=IF(MOD(TRUNC([.$M5]/(2^[.R$3]));2);&quot; &quot;;&quot;&quot;)">
            <text:p/>
          </table:table-cell>
          <table:table-cell table:style-name="ce221" table:formula="of:=IF(MOD(TRUNC([.$M5]/(2^[.S$3]));2);&quot; &quot;;&quot;&quot;)">
            <text:p/>
          </table:table-cell>
          <table:table-cell table:style-name="ce221" table:formula="of:=IF(MOD(TRUNC([.$M5]/(2^[.T$3]));2);&quot; &quot;;&quot;&quot;)">
            <text:p/>
          </table:table-cell>
          <table:table-cell table:style-name="ce221" table:formula="of:=IF(MOD(TRUNC([.$M5]/(2^[.U$3]));2);&quot; &quot;;&quot;&quot;)">
            <text:p/>
          </table:table-cell>
          <table:table-cell table:style-name="ce221" table:formula="of:=IF(MOD(TRUNC([.$M5]/(2^[.V$3]));2);&quot; &quot;;&quot;&quot;)">
            <text:p/>
          </table:table-cell>
          <table:table-cell table:style-name="ce226" table:formula="of:=IF(MOD(TRUNC([.$M5]/(2^[.W$3]));2);&quot; &quot;;&quot;&quot;)">
            <text:p/>
          </table:table-cell>
          <table:table-cell table:style-name="Default"/>
          <table:table-cell table:style-name="ce124" office:value-type="string" calcext:value-type="string">
            <text:p>s_push</text:p>
          </table:table-cell>
          <table:table-cell table:style-name="ce230" table:formula="of:=[.E35]" office:value-type="float" office:value="0" calcext:value-type="float">
            <text:p>0</text:p>
          </table:table-cell>
          <table:table-cell table:style-name="ce124" office:value-type="string" calcext:value-type="string">
            <text:p>sp_column</text:p>
          </table:table-cell>
          <table:table-cell table:style-name="ce233" table:formula="of:=COLUMN(INDIRECT(s_address)) + sp" office:value-type="float" office:value="26" calcext:value-type="float">
            <text:p>26</text:p>
          </table:table-cell>
          <table:table-cell table:number-columns-repeated="996"/>
        </table:table-row>
        <table:table-row table:style-name="ro3">
          <table:table-cell table:style-name="ce102" office:value-type="string" calcext:value-type="string">
            <text:p>null</text:p>
          </table:table-cell>
          <table:table-cell table:style-name="ce110" office:value-type="float" office:value="-1" calcext:value-type="float">
            <text:p>-1</text:p>
          </table:table-cell>
          <table:table-cell table:style-name="ce117"/>
          <table:table-cell table:style-name="Default" table:number-columns-repeated="8"/>
          <table:table-cell table:style-name="ce186" office:value-type="float" office:value="2" calcext:value-type="float">
            <text:p>2</text:p>
          </table:table-cell>
          <table:table-cell table:style-name="ce143" table:formula="of:=[.AC11]" office:value-type="float" office:value="0" calcext:value-type="float">
            <text:p>0</text:p>
          </table:table-cell>
          <table:table-cell table:style-name="ce207" table:formula="of:=IF(MOD(TRUNC([.$M6]/(2^[.N$3]));2);&quot; &quot;;&quot;&quot;)">
            <text:p/>
          </table:table-cell>
          <table:table-cell table:style-name="ce221" table:formula="of:=IF(MOD(TRUNC([.$M6]/(2^[.O$3]));2);&quot; &quot;;&quot;&quot;)">
            <text:p/>
          </table:table-cell>
          <table:table-cell table:style-name="ce221" table:formula="of:=IF(MOD(TRUNC([.$M6]/(2^[.P$3]));2);&quot; &quot;;&quot;&quot;)">
            <text:p/>
          </table:table-cell>
          <table:table-cell table:style-name="ce221" table:formula="of:=IF(MOD(TRUNC([.$M6]/(2^[.Q$3]));2);&quot; &quot;;&quot;&quot;)">
            <text:p/>
          </table:table-cell>
          <table:table-cell table:style-name="ce221" table:formula="of:=IF(MOD(TRUNC([.$M6]/(2^[.R$3]));2);&quot; &quot;;&quot;&quot;)">
            <text:p/>
          </table:table-cell>
          <table:table-cell table:style-name="ce221" table:formula="of:=IF(MOD(TRUNC([.$M6]/(2^[.S$3]));2);&quot; &quot;;&quot;&quot;)">
            <text:p/>
          </table:table-cell>
          <table:table-cell table:style-name="ce221" table:formula="of:=IF(MOD(TRUNC([.$M6]/(2^[.T$3]));2);&quot; &quot;;&quot;&quot;)">
            <text:p/>
          </table:table-cell>
          <table:table-cell table:style-name="ce221" table:formula="of:=IF(MOD(TRUNC([.$M6]/(2^[.U$3]));2);&quot; &quot;;&quot;&quot;)">
            <text:p/>
          </table:table-cell>
          <table:table-cell table:style-name="ce221" table:formula="of:=IF(MOD(TRUNC([.$M6]/(2^[.V$3]));2);&quot; &quot;;&quot;&quot;)">
            <text:p/>
          </table:table-cell>
          <table:table-cell table:style-name="ce226" table:formula="of:=IF(MOD(TRUNC([.$M6]/(2^[.W$3]));2);&quot; &quot;;&quot;&quot;)">
            <text:p/>
          </table:table-cell>
          <table:table-cell table:style-name="Default"/>
          <table:table-cell table:style-name="ce124" office:value-type="string" calcext:value-type="string">
            <text:p>s_pop</text:p>
          </table:table-cell>
          <table:table-cell table:style-name="ce230" table:formula="of:=[.E36]" office:value-type="float" office:value="0" calcext:value-type="float">
            <text:p>0</text:p>
          </table:table-cell>
          <table:table-cell table:style-name="ce124" office:value-type="string" calcext:value-type="string">
            <text:p>sp</text:p>
          </table:table-cell>
          <table:table-cell table:style-name="ce233" table:formula="of:=IF(s_reset = 1; 0; [.AC6])" office:value-type="float" office:value="0" calcext:value-type="float">
            <text:p>0</text:p>
          </table:table-cell>
          <table:table-cell table:style-name="ce233" table:formula="of:=IF(AND(sp = oldsp; c_clock = 1); SUM(sp; [.AD6]); sp)" office:value-type="float" office:value="0" calcext:value-type="float">
            <text:p>0</text:p>
          </table:table-cell>
          <table:table-cell table:style-name="ce233" table:formula="of:=IF(s_push = 1; 1; [.AE6])" office:value-type="float" office:value="0" calcext:value-type="float">
            <text:p>0</text:p>
          </table:table-cell>
          <table:table-cell table:style-name="ce233" table:formula="of:=IF(s_pop=1; [.AF6]; 0)" office:value-type="float" office:value="0" calcext:value-type="float">
            <text:p>0</text:p>
          </table:table-cell>
          <table:table-cell table:style-name="ce233" table:formula="of:=IF(sp &gt; 0; -1; 0)" office:value-type="float" office:value="0" calcext:value-type="float">
            <text:p>0</text:p>
          </table:table-cell>
          <table:table-cell table:number-columns-repeated="992"/>
        </table:table-row>
        <table:table-row table:style-name="ro1">
          <table:table-cell table:style-name="Default"/>
          <table:table-cell table:style-name="ce111"/>
          <table:table-cell table:style-name="ce117"/>
          <table:table-cell table:style-name="Default" table:number-columns-repeated="8"/>
          <table:table-cell table:style-name="ce186" office:value-type="float" office:value="3" calcext:value-type="float">
            <text:p>3</text:p>
          </table:table-cell>
          <table:table-cell table:style-name="ce143" table:formula="of:=[.AD11]" office:value-type="float" office:value="0" calcext:value-type="float">
            <text:p>0</text:p>
          </table:table-cell>
          <table:table-cell table:style-name="ce207" table:formula="of:=IF(MOD(TRUNC([.$M7]/(2^[.N$3]));2);&quot; &quot;;&quot;&quot;)">
            <text:p/>
          </table:table-cell>
          <table:table-cell table:style-name="ce221" table:formula="of:=IF(MOD(TRUNC([.$M7]/(2^[.O$3]));2);&quot; &quot;;&quot;&quot;)">
            <text:p/>
          </table:table-cell>
          <table:table-cell table:style-name="ce221" table:formula="of:=IF(MOD(TRUNC([.$M7]/(2^[.P$3]));2);&quot; &quot;;&quot;&quot;)">
            <text:p/>
          </table:table-cell>
          <table:table-cell table:style-name="ce221" table:formula="of:=IF(MOD(TRUNC([.$M7]/(2^[.Q$3]));2);&quot; &quot;;&quot;&quot;)">
            <text:p/>
          </table:table-cell>
          <table:table-cell table:style-name="ce221" table:formula="of:=IF(MOD(TRUNC([.$M7]/(2^[.R$3]));2);&quot; &quot;;&quot;&quot;)">
            <text:p/>
          </table:table-cell>
          <table:table-cell table:style-name="ce221" table:formula="of:=IF(MOD(TRUNC([.$M7]/(2^[.S$3]));2);&quot; &quot;;&quot;&quot;)">
            <text:p/>
          </table:table-cell>
          <table:table-cell table:style-name="ce221" table:formula="of:=IF(MOD(TRUNC([.$M7]/(2^[.T$3]));2);&quot; &quot;;&quot;&quot;)">
            <text:p/>
          </table:table-cell>
          <table:table-cell table:style-name="ce221" table:formula="of:=IF(MOD(TRUNC([.$M7]/(2^[.U$3]));2);&quot; &quot;;&quot;&quot;)">
            <text:p/>
          </table:table-cell>
          <table:table-cell table:style-name="ce221" table:formula="of:=IF(MOD(TRUNC([.$M7]/(2^[.V$3]));2);&quot; &quot;;&quot;&quot;)">
            <text:p/>
          </table:table-cell>
          <table:table-cell table:style-name="ce226" table:formula="of:=IF(MOD(TRUNC([.$M7]/(2^[.W$3]));2);&quot; &quot;;&quot;&quot;)">
            <text:p/>
          </table:table-cell>
          <table:table-cell table:style-name="Default"/>
          <table:table-cell table:style-name="ce123" office:value-type="string" calcext:value-type="string">
            <text:p>s_popvalue</text:p>
          </table:table-cell>
          <table:table-cell table:style-name="ce144" table:formula="of:=IF(s_pop=1; INDIRECT(sp_address; 0); s_popvalue)" office:value-type="string" office:string-value="A55" calcext:value-type="string">
            <text:p>A55</text:p>
          </table:table-cell>
          <table:table-cell table:style-name="ce124" office:value-type="string" calcext:value-type="string">
            <text:p>oldsp</text:p>
          </table:table-cell>
          <table:table-cell table:style-name="ce233" table:formula="of:=IF(AND(s_push = 0; s_pop = 0); sp; oldsp)" office:value-type="float" office:value="0" calcext:value-type="float">
            <text:p>0</text:p>
          </table:table-cell>
          <table:table-cell table:style-name="ce129" table:formula="of:=IF(AND(s_push = 0; s_pop = 0); 0; 1)" office:value-type="float" office:value="0" calcext:value-type="float">
            <text:p>0</text:p>
          </table:table-cell>
          <table:table-cell table:number-columns-repeated="995"/>
        </table:table-row>
        <table:table-row table:style-name="ro4">
          <table:table-cell table:style-name="Default"/>
          <table:table-cell table:style-name="ce111"/>
          <table:table-cell table:style-name="ce117"/>
          <table:table-cell table:style-name="ce122" office:value-type="string" calcext:value-type="string">
            <text:p>CPU:</text:p>
          </table:table-cell>
          <table:table-cell table:style-name="ce123" table:number-columns-repeated="6"/>
          <table:table-cell table:style-name="Default"/>
          <table:table-cell table:style-name="ce186" office:value-type="float" office:value="4" calcext:value-type="float">
            <text:p>4</text:p>
          </table:table-cell>
          <table:table-cell table:style-name="ce143" table:formula="of:=[.AE11]" office:value-type="float" office:value="0" calcext:value-type="float">
            <text:p>0</text:p>
          </table:table-cell>
          <table:table-cell table:style-name="ce207" table:formula="of:=IF(MOD(TRUNC([.$M8]/(2^[.N$3]));2);&quot; &quot;;&quot;&quot;)">
            <text:p/>
          </table:table-cell>
          <table:table-cell table:style-name="ce221" table:formula="of:=IF(MOD(TRUNC([.$M8]/(2^[.O$3]));2);&quot; &quot;;&quot;&quot;)">
            <text:p/>
          </table:table-cell>
          <table:table-cell table:style-name="ce221" table:formula="of:=IF(MOD(TRUNC([.$M8]/(2^[.P$3]));2);&quot; &quot;;&quot;&quot;)">
            <text:p/>
          </table:table-cell>
          <table:table-cell table:style-name="ce221" table:formula="of:=IF(MOD(TRUNC([.$M8]/(2^[.Q$3]));2);&quot; &quot;;&quot;&quot;)">
            <text:p/>
          </table:table-cell>
          <table:table-cell table:style-name="ce221" table:formula="of:=IF(MOD(TRUNC([.$M8]/(2^[.R$3]));2);&quot; &quot;;&quot;&quot;)">
            <text:p/>
          </table:table-cell>
          <table:table-cell table:style-name="ce221" table:formula="of:=IF(MOD(TRUNC([.$M8]/(2^[.S$3]));2);&quot; &quot;;&quot;&quot;)">
            <text:p/>
          </table:table-cell>
          <table:table-cell table:style-name="ce221" table:formula="of:=IF(MOD(TRUNC([.$M8]/(2^[.T$3]));2);&quot; &quot;;&quot;&quot;)">
            <text:p/>
          </table:table-cell>
          <table:table-cell table:style-name="ce221" table:formula="of:=IF(MOD(TRUNC([.$M8]/(2^[.U$3]));2);&quot; &quot;;&quot;&quot;)">
            <text:p/>
          </table:table-cell>
          <table:table-cell table:style-name="ce221" table:formula="of:=IF(MOD(TRUNC([.$M8]/(2^[.V$3]));2);&quot; &quot;;&quot;&quot;)">
            <text:p/>
          </table:table-cell>
          <table:table-cell table:style-name="ce226" table:formula="of:=IF(MOD(TRUNC([.$M8]/(2^[.W$3]));2);&quot; &quot;;&quot;&quot;)">
            <text:p/>
          </table:table-cell>
          <table:table-cell table:style-name="Default"/>
          <table:table-cell table:style-name="ce124" office:value-type="string" calcext:value-type="string">
            <text:p>s_reset</text:p>
          </table:table-cell>
          <table:table-cell table:style-name="ce230" table:formula="of:=c_reset" office:value-type="float" office:value="0" calcext:value-type="float">
            <text:p>0</text:p>
          </table:table-cell>
          <table:table-cell table:number-columns-repeated="998"/>
        </table:table-row>
        <table:table-row table:style-name="ro4">
          <table:table-cell table:style-name="Default"/>
          <table:table-cell table:style-name="ce111"/>
          <table:table-cell table:style-name="ce117"/>
          <table:table-cell table:style-name="ce122" office:value-type="string" calcext:value-type="string">
            <text:p>registers</text:p>
          </table:table-cell>
          <table:table-cell table:style-name="ce123"/>
          <table:table-cell table:style-name="ce123" office:value-type="string" calcext:value-type="string">
            <text:p>Vl</text:p>
          </table:table-cell>
          <table:table-cell table:style-name="ce123" office:value-type="string" calcext:value-type="string">
            <text:p>Nv</text:p>
          </table:table-cell>
          <table:table-cell table:style-name="ce123" office:value-type="string" calcext:value-type="string">
            <text:p>Nv1</text:p>
          </table:table-cell>
          <table:table-cell table:style-name="ce123" office:value-type="string" calcext:value-type="string">
            <text:p>Nv2</text:p>
          </table:table-cell>
          <table:table-cell table:style-name="ce123"/>
          <table:table-cell table:style-name="Default"/>
          <table:table-cell table:style-name="ce186" office:value-type="float" office:value="5" calcext:value-type="float">
            <text:p>5</text:p>
          </table:table-cell>
          <table:table-cell table:style-name="ce143" table:formula="of:=[.AF11]" office:value-type="float" office:value="0" calcext:value-type="float">
            <text:p>0</text:p>
          </table:table-cell>
          <table:table-cell table:style-name="ce207" table:formula="of:=IF(MOD(TRUNC([.$M9]/(2^[.N$3]));2);&quot; &quot;;&quot;&quot;)">
            <text:p/>
          </table:table-cell>
          <table:table-cell table:style-name="ce221" table:formula="of:=IF(MOD(TRUNC([.$M9]/(2^[.O$3]));2);&quot; &quot;;&quot;&quot;)">
            <text:p/>
          </table:table-cell>
          <table:table-cell table:style-name="ce221" table:formula="of:=IF(MOD(TRUNC([.$M9]/(2^[.P$3]));2);&quot; &quot;;&quot;&quot;)">
            <text:p/>
          </table:table-cell>
          <table:table-cell table:style-name="ce221" table:formula="of:=IF(MOD(TRUNC([.$M9]/(2^[.Q$3]));2);&quot; &quot;;&quot;&quot;)">
            <text:p/>
          </table:table-cell>
          <table:table-cell table:style-name="ce221" table:formula="of:=IF(MOD(TRUNC([.$M9]/(2^[.R$3]));2);&quot; &quot;;&quot;&quot;)">
            <text:p/>
          </table:table-cell>
          <table:table-cell table:style-name="ce221" table:formula="of:=IF(MOD(TRUNC([.$M9]/(2^[.S$3]));2);&quot; &quot;;&quot;&quot;)">
            <text:p/>
          </table:table-cell>
          <table:table-cell table:style-name="ce221" table:formula="of:=IF(MOD(TRUNC([.$M9]/(2^[.T$3]));2);&quot; &quot;;&quot;&quot;)">
            <text:p/>
          </table:table-cell>
          <table:table-cell table:style-name="ce221" table:formula="of:=IF(MOD(TRUNC([.$M9]/(2^[.U$3]));2);&quot; &quot;;&quot;&quot;)">
            <text:p/>
          </table:table-cell>
          <table:table-cell table:style-name="ce221" table:formula="of:=IF(MOD(TRUNC([.$M9]/(2^[.V$3]));2);&quot; &quot;;&quot;&quot;)">
            <text:p/>
          </table:table-cell>
          <table:table-cell table:style-name="ce226" table:formula="of:=IF(MOD(TRUNC([.$M9]/(2^[.W$3]));2);&quot; &quot;;&quot;&quot;)">
            <text:p/>
          </table:table-cell>
          <table:table-cell table:style-name="Default" table:number-columns-repeated="10"/>
          <table:table-cell/>
          <table:table-cell table:style-name="Default" table:number-columns-repeated="5"/>
          <table:table-cell table:number-columns-repeated="985"/>
        </table:table-row>
        <table:table-row table:style-name="ro4">
          <table:table-cell table:style-name="Default"/>
          <table:table-cell table:style-name="ce111"/>
          <table:table-cell table:style-name="ce117"/>
          <table:table-cell table:style-name="ce123" office:value-type="string" calcext:value-type="string">
            <text:p>ax</text:p>
          </table:table-cell>
          <table:table-cell table:style-name="ce128" table:formula="of:=IF(c_reset = 1; 0; [.F10])" office:value-type="float" office:value="5" calcext:value-type="float">
            <text:p>5</text:p>
          </table:table-cell>
          <table:table-cell table:style-name="ce131" table:formula="of:=IF (c_clock = 1; [.G10]; ax)" office:value-type="float" office:value="5" calcext:value-type="float">
            <text:p>5</text:p>
          </table:table-cell>
          <table:table-cell table:style-name="ce131" table:formula="of:=IF (opA = &quot;ax&quot;; [.H10]; IF(opB = &quot;ax&quot;; [.I10]; ax))" office:value-type="float" office:value="5" calcext:value-type="float">
            <text:p>5</text:p>
          </table:table-cell>
          <table:table-cell table:style-name="ce132" table:formula="of:=IF (command = &quot;pop&quot;; pop_value; IF (command = &quot;mov&quot;; opB; ax))" office:value-type="float" office:value="5" calcext:value-type="float">
            <text:p>5</text:p>
          </table:table-cell>
          <table:table-cell table:style-name="ce132" table:formula="of:= IF(command = &quot;mmov&quot;; mem_value; ax)" office:value-type="float" office:value="5" calcext:value-type="float">
            <text:p>5</text:p>
          </table:table-cell>
          <table:table-cell table:style-name="ce123"/>
          <table:table-cell table:style-name="Default"/>
          <table:table-cell table:style-name="ce186" office:value-type="float" office:value="6" calcext:value-type="float">
            <text:p>6</text:p>
          </table:table-cell>
          <table:table-cell table:style-name="ce143" table:formula="of:=[.AG11]" office:value-type="float" office:value="12" calcext:value-type="float">
            <text:p>12</text:p>
          </table:table-cell>
          <table:table-cell table:style-name="ce207" table:formula="of:=IF(MOD(TRUNC([.$M10]/(2^[.N$3]));2);&quot; &quot;;&quot;&quot;)">
            <text:p/>
          </table:table-cell>
          <table:table-cell table:style-name="ce221" table:formula="of:=IF(MOD(TRUNC([.$M10]/(2^[.O$3]));2);&quot; &quot;;&quot;&quot;)">
            <text:p/>
          </table:table-cell>
          <table:table-cell table:style-name="ce221" table:formula="of:=IF(MOD(TRUNC([.$M10]/(2^[.P$3]));2);&quot; &quot;;&quot;&quot;)">
            <text:p/>
          </table:table-cell>
          <table:table-cell table:style-name="ce221" table:formula="of:=IF(MOD(TRUNC([.$M10]/(2^[.Q$3]));2);&quot; &quot;;&quot;&quot;)">
            <text:p/>
          </table:table-cell>
          <table:table-cell table:style-name="ce221" table:formula="of:=IF(MOD(TRUNC([.$M10]/(2^[.R$3]));2);&quot; &quot;;&quot;&quot;)">
            <text:p/>
          </table:table-cell>
          <table:table-cell table:style-name="ce221" table:formula="of:=IF(MOD(TRUNC([.$M10]/(2^[.S$3]));2);&quot; &quot;;&quot;&quot;)">
            <text:p/>
          </table:table-cell>
          <table:table-cell table:style-name="ce221" table:formula="of:=IF(MOD(TRUNC([.$M10]/(2^[.T$3]));2);&quot; &quot;;&quot;&quot;)" office:value-type="string" office:string-value=" " calcext:value-type="string">
            <text:p><text:s/></text:p>
          </table:table-cell>
          <table:table-cell table:style-name="ce221" table:formula="of:=IF(MOD(TRUNC([.$M10]/(2^[.U$3]));2);&quot; &quot;;&quot;&quot;)" office:value-type="string" office:string-value=" " calcext:value-type="string">
            <text:p><text:s/></text:p>
          </table:table-cell>
          <table:table-cell table:style-name="ce221" table:formula="of:=IF(MOD(TRUNC([.$M10]/(2^[.V$3]));2);&quot; &quot;;&quot;&quot;)">
            <text:p/>
          </table:table-cell>
          <table:table-cell table:style-name="ce226" table:formula="of:=IF(MOD(TRUNC([.$M10]/(2^[.W$3]));2);&quot; &quot;;&quot;&quot;)">
            <text:p/>
          </table:table-cell>
          <table:table-cell table:style-name="Default"/>
          <table:table-cell table:style-name="ce103"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style-name="Default" table:number-columns-repeated="3"/>
          <table:table-cell table:number-columns-repeated="985"/>
        </table:table-row>
        <table:table-row table:style-name="ro4">
          <table:table-cell table:style-name="Default"/>
          <table:table-cell table:style-name="ce111"/>
          <table:table-cell table:style-name="ce117"/>
          <table:table-cell table:style-name="ce123" office:value-type="string" calcext:value-type="string">
            <text:p>bx</text:p>
          </table:table-cell>
          <table:table-cell table:style-name="ce128" table:formula="of:=IF(c_reset = 1; 0; [.F11])" office:value-type="float" office:value="5" calcext:value-type="float">
            <text:p>5</text:p>
          </table:table-cell>
          <table:table-cell table:style-name="ce131" table:formula="of:=IF (c_clock = 1; [.G11]; bx)" office:value-type="float" office:value="5" calcext:value-type="float">
            <text:p>5</text:p>
          </table:table-cell>
          <table:table-cell table:style-name="ce131" table:formula="of:=IF (opA = &quot;bx&quot;; [.H11]; IF(opB = &quot;bx&quot;; [.I11]; bx))" office:value-type="float" office:value="5" calcext:value-type="float">
            <text:p>5</text:p>
          </table:table-cell>
          <table:table-cell table:style-name="ce132" table:formula="of:=IF (command = &quot;pop&quot;; pop_value; IF (command = &quot;mov&quot;; opB; bx))" office:value-type="float" office:value="5" calcext:value-type="float">
            <text:p>5</text:p>
          </table:table-cell>
          <table:table-cell table:style-name="ce132" table:formula="of:= IF(command = &quot;mmov&quot;; mem_value; bx)" office:value-type="float" office:value="5" calcext:value-type="float">
            <text:p>5</text:p>
          </table:table-cell>
          <table:table-cell table:style-name="ce123"/>
          <table:table-cell table:style-name="Default"/>
          <table:table-cell table:style-name="ce186" office:value-type="float" office:value="7" calcext:value-type="float">
            <text:p>7</text:p>
          </table:table-cell>
          <table:table-cell table:style-name="ce143" table:formula="of:=[.AH11]" office:value-type="float" office:value="6" calcext:value-type="float">
            <text:p>6</text:p>
          </table:table-cell>
          <table:table-cell table:style-name="ce207" table:formula="of:=IF(MOD(TRUNC([.$M11]/(2^[.N$3]));2);&quot; &quot;;&quot;&quot;)">
            <text:p/>
          </table:table-cell>
          <table:table-cell table:style-name="ce221" table:formula="of:=IF(MOD(TRUNC([.$M11]/(2^[.O$3]));2);&quot; &quot;;&quot;&quot;)">
            <text:p/>
          </table:table-cell>
          <table:table-cell table:style-name="ce221" table:formula="of:=IF(MOD(TRUNC([.$M11]/(2^[.P$3]));2);&quot; &quot;;&quot;&quot;)">
            <text:p/>
          </table:table-cell>
          <table:table-cell table:style-name="ce221" table:formula="of:=IF(MOD(TRUNC([.$M11]/(2^[.Q$3]));2);&quot; &quot;;&quot;&quot;)">
            <text:p/>
          </table:table-cell>
          <table:table-cell table:style-name="ce221" table:formula="of:=IF(MOD(TRUNC([.$M11]/(2^[.R$3]));2);&quot; &quot;;&quot;&quot;)">
            <text:p/>
          </table:table-cell>
          <table:table-cell table:style-name="ce221" table:formula="of:=IF(MOD(TRUNC([.$M11]/(2^[.S$3]));2);&quot; &quot;;&quot;&quot;)">
            <text:p/>
          </table:table-cell>
          <table:table-cell table:style-name="ce221" table:formula="of:=IF(MOD(TRUNC([.$M11]/(2^[.T$3]));2);&quot; &quot;;&quot;&quot;)">
            <text:p/>
          </table:table-cell>
          <table:table-cell table:style-name="ce221" table:formula="of:=IF(MOD(TRUNC([.$M11]/(2^[.U$3]));2);&quot; &quot;;&quot;&quot;)" office:value-type="string" office:string-value=" " calcext:value-type="string">
            <text:p><text:s/></text:p>
          </table:table-cell>
          <table:table-cell table:style-name="ce221" table:formula="of:=IF(MOD(TRUNC([.$M11]/(2^[.V$3]));2);&quot; &quot;;&quot;&quot;)" office:value-type="string" office:string-value=" " calcext:value-type="string">
            <text:p><text:s/></text:p>
          </table:table-cell>
          <table:table-cell table:style-name="ce226" table:formula="of:=IF(MOD(TRUNC([.$M11]/(2^[.W$3]));2);&quot; &quot;;&quot;&quot;)">
            <text:p/>
          </table:table-cell>
          <table:table-cell table:style-name="Default"/>
          <table:table-cell table:style-name="ce123" office:value-type="string" calcext:value-type="string">
            <text:p>m_address</text:p>
          </table:table-cell>
          <table:table-cell table:style-name="ce231" table:formula="of:=mem_addr" office:value-type="float" office:value="5" calcext:value-type="float">
            <text:p>5</text:p>
          </table:table-cell>
          <table:table-cell table:style-name="ce232" table:formula="of:=IF( m_clear = 1; 0; IF(AND(m_address = ([.$AK11] * 10) + [.AA$10]; m_set = 1); m_value; [.AA11]))" office:value-type="float" office:value="0" calcext:value-type="float">
            <text:p>0</text:p>
          </table:table-cell>
          <table:table-cell table:style-name="ce232" table:formula="of:=IF( m_clear = 1; 0; IF(AND(m_address = ([.$AK11] * 10) + [.AB$10]; m_set = 1); m_value; [.AB11]))" office:value-type="float" office:value="0" calcext:value-type="float">
            <text:p>0</text:p>
          </table:table-cell>
          <table:table-cell table:style-name="ce232" table:formula="of:=IF( m_clear = 1; 0; IF(AND(m_address = ([.$AK11] * 10) + [.AC$10]; m_set = 1); m_value; [.AC11]))" office:value-type="float" office:value="0" calcext:value-type="float">
            <text:p>0</text:p>
          </table:table-cell>
          <table:table-cell table:style-name="ce232" table:formula="of:=IF( m_clear = 1; 0; IF(AND(m_address = ([.$AK11] * 10) + [.AD$10]; m_set = 1); m_value; [.AD11]))" office:value-type="float" office:value="0" calcext:value-type="float">
            <text:p>0</text:p>
          </table:table-cell>
          <table:table-cell table:style-name="ce232" table:formula="of:=IF( m_clear = 1; 0; IF(AND(m_address = ([.$AK11] * 10) + [.AE$10]; m_set = 1); m_value; [.AE11]))" office:value-type="float" office:value="0" calcext:value-type="float">
            <text:p>0</text:p>
          </table:table-cell>
          <table:table-cell table:style-name="ce232" table:formula="of:=IF( m_clear = 1; 0; IF(AND(m_address = ([.$AK11] * 10) + [.AF$10]; m_set = 1); m_value; [.AF11]))" office:value-type="float" office:value="0" calcext:value-type="float">
            <text:p>0</text:p>
          </table:table-cell>
          <table:table-cell table:style-name="ce232" table:formula="of:=IF( m_clear = 1; 0; IF(AND(m_address = ([.$AK11] * 10) + [.AG$10]; m_set = 1); m_value; [.AG11]))" office:value-type="float" office:value="12" calcext:value-type="float">
            <text:p>12</text:p>
          </table:table-cell>
          <table:table-cell table:style-name="ce232" table:formula="of:=IF( m_clear = 1; 0; IF(AND(m_address = ([.$AK11] * 10) + [.AH$10]; m_set = 1); m_value; [.AH11]))" office:value-type="float" office:value="6" calcext:value-type="float">
            <text:p>6</text:p>
          </table:table-cell>
          <table:table-cell table:style-name="ce232" table:formula="of:=IF( m_clear = 1; 0; IF(AND(m_address = ([.$AK11] * 10) + [.AI$10]; m_set = 1); m_value; [.AI11]))" office:value-type="float" office:value="0" calcext:value-type="float">
            <text:p>0</text:p>
          </table:table-cell>
          <table:table-cell table:style-name="ce232" table:formula="of:=IF( m_clear = 1; 0; IF(AND(m_address = ([.$AK11] * 10) + [.AJ$10]; m_set = 1); m_value; [.AJ11]))" office:value-type="float" office:value="0" calcext:value-type="float">
            <text:p>0</text:p>
          </table:table-cell>
          <table:table-cell office:value-type="float" office:value="0" calcext:value-type="float">
            <text:p>0</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3" office:value-type="string" calcext:value-type="string">
            <text:p>cx</text:p>
          </table:table-cell>
          <table:table-cell table:style-name="ce128" table:formula="of:=IF(c_reset = 1; 0; [.F12])" office:value-type="float" office:value="0" calcext:value-type="float">
            <text:p>0</text:p>
          </table:table-cell>
          <table:table-cell table:style-name="ce131" table:formula="of:=IF (c_clock = 1; [.G12]; cx)" office:value-type="float" office:value="0" calcext:value-type="float">
            <text:p>0</text:p>
          </table:table-cell>
          <table:table-cell table:style-name="ce131" table:formula="of:=IF (opA = &quot;cx&quot;; [.H12]; IF(opB = &quot;cx&quot;; [.I12]; cx))" office:value-type="float" office:value="0" calcext:value-type="float">
            <text:p>0</text:p>
          </table:table-cell>
          <table:table-cell table:style-name="ce132" table:formula="of:=IF (command = &quot;pop&quot;; pop_value; IF (command = &quot;mov&quot;; opB; cx))" office:value-type="float" office:value="0" calcext:value-type="float">
            <text:p>0</text:p>
          </table:table-cell>
          <table:table-cell table:style-name="ce132" table:formula="of:= IF(command = &quot;mmov&quot;; mem_value; cx)" office:value-type="float" office:value="0" calcext:value-type="float">
            <text:p>0</text:p>
          </table:table-cell>
          <table:table-cell table:style-name="ce123"/>
          <table:table-cell table:style-name="Default"/>
          <table:table-cell table:style-name="ce186" office:value-type="float" office:value="8" calcext:value-type="float">
            <text:p>8</text:p>
          </table:table-cell>
          <table:table-cell table:style-name="ce143" table:formula="of:=[.AI11]" office:value-type="float" office:value="0" calcext:value-type="float">
            <text:p>0</text:p>
          </table:table-cell>
          <table:table-cell table:style-name="ce207" table:formula="of:=IF(MOD(TRUNC([.$M12]/(2^[.N$3]));2);&quot; &quot;;&quot;&quot;)">
            <text:p/>
          </table:table-cell>
          <table:table-cell table:style-name="ce221" table:formula="of:=IF(MOD(TRUNC([.$M12]/(2^[.O$3]));2);&quot; &quot;;&quot;&quot;)">
            <text:p/>
          </table:table-cell>
          <table:table-cell table:style-name="ce221" table:formula="of:=IF(MOD(TRUNC([.$M12]/(2^[.P$3]));2);&quot; &quot;;&quot;&quot;)">
            <text:p/>
          </table:table-cell>
          <table:table-cell table:style-name="ce221" table:formula="of:=IF(MOD(TRUNC([.$M12]/(2^[.Q$3]));2);&quot; &quot;;&quot;&quot;)">
            <text:p/>
          </table:table-cell>
          <table:table-cell table:style-name="ce221" table:formula="of:=IF(MOD(TRUNC([.$M12]/(2^[.R$3]));2);&quot; &quot;;&quot;&quot;)">
            <text:p/>
          </table:table-cell>
          <table:table-cell table:style-name="ce221" table:formula="of:=IF(MOD(TRUNC([.$M12]/(2^[.S$3]));2);&quot; &quot;;&quot;&quot;)">
            <text:p/>
          </table:table-cell>
          <table:table-cell table:style-name="ce221" table:formula="of:=IF(MOD(TRUNC([.$M12]/(2^[.T$3]));2);&quot; &quot;;&quot;&quot;)">
            <text:p/>
          </table:table-cell>
          <table:table-cell table:style-name="ce221" table:formula="of:=IF(MOD(TRUNC([.$M12]/(2^[.U$3]));2);&quot; &quot;;&quot;&quot;)">
            <text:p/>
          </table:table-cell>
          <table:table-cell table:style-name="ce221" table:formula="of:=IF(MOD(TRUNC([.$M12]/(2^[.V$3]));2);&quot; &quot;;&quot;&quot;)">
            <text:p/>
          </table:table-cell>
          <table:table-cell table:style-name="ce226" table:formula="of:=IF(MOD(TRUNC([.$M12]/(2^[.W$3]));2);&quot; &quot;;&quot;&quot;)">
            <text:p/>
          </table:table-cell>
          <table:table-cell table:style-name="Default"/>
          <table:table-cell table:style-name="ce123" office:value-type="string" calcext:value-type="string">
            <text:p>m_value_in</text:p>
          </table:table-cell>
          <table:table-cell table:style-name="ce231" table:formula="of:=mem_value" office:value-type="float" office:value="0" calcext:value-type="float">
            <text:p>0</text:p>
          </table:table-cell>
          <table:table-cell table:style-name="ce232" table:formula="of:=IF( m_clear = 1; 0; IF(AND(m_address = ([.$AK12] * 10) + [.AA$10]; m_set = 1); m_value; [.AA12]))" office:value-type="float" office:value="0" calcext:value-type="float">
            <text:p>0</text:p>
          </table:table-cell>
          <table:table-cell table:style-name="ce232" table:formula="of:=IF( m_clear = 1; 0; IF(AND(m_address = ([.$AK12] * 10) + [.AB$10]; m_set = 1); m_value; [.AB12]))" office:value-type="float" office:value="0" calcext:value-type="float">
            <text:p>0</text:p>
          </table:table-cell>
          <table:table-cell table:style-name="ce232" table:formula="of:=IF( m_clear = 1; 0; IF(AND(m_address = ([.$AK12] * 10) + [.AC$10]; m_set = 1); m_value; [.AC12]))" office:value-type="float" office:value="0" calcext:value-type="float">
            <text:p>0</text:p>
          </table:table-cell>
          <table:table-cell table:style-name="ce232" table:formula="of:=IF( m_clear = 1; 0; IF(AND(m_address = ([.$AK12] * 10) + [.AD$10]; m_set = 1); m_value; [.AD12]))" office:value-type="float" office:value="0" calcext:value-type="float">
            <text:p>0</text:p>
          </table:table-cell>
          <table:table-cell table:style-name="ce232" table:formula="of:=IF( m_clear = 1; 0; IF(AND(m_address = ([.$AK12] * 10) + [.AE$10]; m_set = 1); m_value; [.AE12]))" office:value-type="float" office:value="0" calcext:value-type="float">
            <text:p>0</text:p>
          </table:table-cell>
          <table:table-cell table:style-name="ce232" table:formula="of:=IF( m_clear = 1; 0; IF(AND(m_address = ([.$AK12] * 10) + [.AF$10]; m_set = 1); m_value; [.AF12]))" office:value-type="float" office:value="0" calcext:value-type="float">
            <text:p>0</text:p>
          </table:table-cell>
          <table:table-cell table:style-name="ce232" table:formula="of:=IF( m_clear = 1; 0; IF(AND(m_address = ([.$AK12] * 10) + [.AG$10]; m_set = 1); m_value; [.AG12]))" office:value-type="float" office:value="0" calcext:value-type="float">
            <text:p>0</text:p>
          </table:table-cell>
          <table:table-cell table:style-name="ce232" table:formula="of:=IF( m_clear = 1; 0; IF(AND(m_address = ([.$AK12] * 10) + [.AH$10]; m_set = 1); m_value; [.AH12]))" office:value-type="float" office:value="0" calcext:value-type="float">
            <text:p>0</text:p>
          </table:table-cell>
          <table:table-cell table:style-name="ce232" table:formula="of:=IF( m_clear = 1; 0; IF(AND(m_address = ([.$AK12] * 10) + [.AI$10]; m_set = 1); m_value; [.AI12]))" office:value-type="float" office:value="0" calcext:value-type="float">
            <text:p>0</text:p>
          </table:table-cell>
          <table:table-cell table:style-name="ce232" table:formula="of:=IF( m_clear = 1; 0; IF(AND(m_address = ([.$AK12] * 10) + [.AJ$10]; m_set = 1); m_value; [.AJ12]))" office:value-type="float" office:value="0" calcext:value-type="float">
            <text:p>0</text:p>
          </table:table-cell>
          <table:table-cell office:value-type="float" office:value="1" calcext:value-type="float">
            <text:p>1</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3" office:value-type="string" calcext:value-type="string">
            <text:p>ip</text:p>
          </table:table-cell>
          <table:table-cell table:style-name="ce128" table:formula="of:=IF(c_reset = 1; c_main; [.F13])" office:value-type="string" office:string-value="A55" calcext:value-type="string">
            <text:p>A55</text:p>
          </table:table-cell>
          <table:table-cell table:style-name="ce131" table:formula="of:=IF(c_clock = 1; [.G13]; ip)" office:value-type="string" office:string-value="A55" calcext:value-type="string">
            <text:p>A55</text:p>
          </table:table-cell>
          <table:table-cell table:style-name="ce132" table:formula="of:=IF(ip = oldip;  IF(opA = &quot;ip&quot;; [.H13]; IF(command = &quot;jmp&quot;; opA; [.I13])); ip)" office:value-type="string" office:string-value="A55" calcext:value-type="string">
            <text:p>A55</text:p>
          </table:table-cell>
          <table:table-cell table:style-name="ce132" table:formula="of:=IF (command = &quot;pop&quot;; pop_value; IF (command = &quot;mov&quot;; opB; ip))" office:value-type="string" office:string-value="A55" calcext:value-type="string">
            <text:p>A55</text:p>
          </table:table-cell>
          <table:table-cell table:style-name="ce132" table:formula="of:=ADDRESS(cur_row + 1; cur_col)" office:value-type="string" office:string-value="$A$56" calcext:value-type="string">
            <text:p>$A$56</text:p>
          </table:table-cell>
          <table:table-cell table:style-name="ce123"/>
          <table:table-cell table:style-name="Default"/>
          <table:table-cell table:style-name="ce186" office:value-type="float" office:value="9" calcext:value-type="float">
            <text:p>9</text:p>
          </table:table-cell>
          <table:table-cell table:style-name="ce143" table:formula="of:=[.AJ11]" office:value-type="float" office:value="0" calcext:value-type="float">
            <text:p>0</text:p>
          </table:table-cell>
          <table:table-cell table:style-name="ce207" table:formula="of:=IF(MOD(TRUNC([.$M13]/(2^[.N$3]));2);&quot; &quot;;&quot;&quot;)">
            <text:p/>
          </table:table-cell>
          <table:table-cell table:style-name="ce221" table:formula="of:=IF(MOD(TRUNC([.$M13]/(2^[.O$3]));2);&quot; &quot;;&quot;&quot;)">
            <text:p/>
          </table:table-cell>
          <table:table-cell table:style-name="ce221" table:formula="of:=IF(MOD(TRUNC([.$M13]/(2^[.P$3]));2);&quot; &quot;;&quot;&quot;)">
            <text:p/>
          </table:table-cell>
          <table:table-cell table:style-name="ce221" table:formula="of:=IF(MOD(TRUNC([.$M13]/(2^[.Q$3]));2);&quot; &quot;;&quot;&quot;)">
            <text:p/>
          </table:table-cell>
          <table:table-cell table:style-name="ce221" table:formula="of:=IF(MOD(TRUNC([.$M13]/(2^[.R$3]));2);&quot; &quot;;&quot;&quot;)">
            <text:p/>
          </table:table-cell>
          <table:table-cell table:style-name="ce221" table:formula="of:=IF(MOD(TRUNC([.$M13]/(2^[.S$3]));2);&quot; &quot;;&quot;&quot;)">
            <text:p/>
          </table:table-cell>
          <table:table-cell table:style-name="ce221" table:formula="of:=IF(MOD(TRUNC([.$M13]/(2^[.T$3]));2);&quot; &quot;;&quot;&quot;)">
            <text:p/>
          </table:table-cell>
          <table:table-cell table:style-name="ce221" table:formula="of:=IF(MOD(TRUNC([.$M13]/(2^[.U$3]));2);&quot; &quot;;&quot;&quot;)">
            <text:p/>
          </table:table-cell>
          <table:table-cell table:style-name="ce221" table:formula="of:=IF(MOD(TRUNC([.$M13]/(2^[.V$3]));2);&quot; &quot;;&quot;&quot;)">
            <text:p/>
          </table:table-cell>
          <table:table-cell table:style-name="ce226" table:formula="of:=IF(MOD(TRUNC([.$M13]/(2^[.W$3]));2);&quot; &quot;;&quot;&quot;)">
            <text:p/>
          </table:table-cell>
          <table:table-cell table:style-name="Default"/>
          <table:table-cell table:style-name="ce123" office:value-type="string" calcext:value-type="string">
            <text:p>m_set</text:p>
          </table:table-cell>
          <table:table-cell table:style-name="ce231" table:formula="of:=mem_set" office:value-type="float" office:value="0" calcext:value-type="float">
            <text:p>0</text:p>
          </table:table-cell>
          <table:table-cell table:style-name="ce228" table:formula="of:=IF( m_clear = 1; 0; IF(AND(m_address = ([.$AK13] * 10) + [.AA$10]; m_set = 1); m_value; [.AA13]))" office:value-type="float" office:value="1632" calcext:value-type="float">
            <text:p>1632</text:p>
          </table:table-cell>
          <table:table-cell table:style-name="ce228" table:formula="of:=IF( m_clear = 1; 0; IF(AND(m_address = ([.$AK13] * 10) + [.AB$10]; m_set = 1); m_value; [.AB13]))" office:value-type="float" office:value="25668" calcext:value-type="float">
            <text:p>25668</text:p>
          </table:table-cell>
          <table:table-cell table:style-name="ce228" table:formula="of:=IF( m_clear = 1; 0; IF(AND(m_address = ([.$AK13] * 10) + [.AC$10]; m_set = 1); m_value; [.AC13]))" office:value-type="float" office:value="25122" calcext:value-type="float">
            <text:p>25122</text:p>
          </table:table-cell>
          <table:table-cell table:style-name="ce228" table:formula="of:=IF( m_clear = 1; 0; IF(AND(m_address = ([.$AK13] * 10) + [.AD$10]; m_set = 1); m_value; [.AD13]))" office:value-type="float" office:value="1584" calcext:value-type="float">
            <text:p>1584</text:p>
          </table:table-cell>
          <table:table-cell table:style-name="ce228" table:formula="of:=IF( m_clear = 1; 0; IF(AND(m_address = ([.$AK13] * 10) + [.AE$10]; m_set = 1); m_value; [.AE13]))" office:value-type="float" office:value="1728" calcext:value-type="float">
            <text:p>1728</text:p>
          </table:table-cell>
          <table:table-cell table:style-name="ce228" table:formula="of:=IF( m_clear = 1; 0; IF(AND(m_address = ([.$AK13] * 10) + [.AF$10]; m_set = 1); m_value; [.AF13]))" office:value-type="float" office:value="624" calcext:value-type="float">
            <text:p>624</text:p>
          </table:table-cell>
          <table:table-cell table:style-name="ce228" table:formula="of:=IF( m_clear = 1; 0; IF(AND(m_address = ([.$AK13] * 10) + [.AG$10]; m_set = 1); m_value; [.AG13]))" office:value-type="float" office:value="3840" calcext:value-type="float">
            <text:p>3840</text:p>
          </table:table-cell>
          <table:table-cell table:style-name="ce228" table:formula="of:=IF( m_clear = 1; 0; IF(AND(m_address = ([.$AK13] * 10) + [.AH$10]; m_set = 1); m_value; [.AH13]))" office:value-type="float" office:value="0" calcext:value-type="float">
            <text:p>0</text:p>
          </table:table-cell>
          <table:table-cell table:style-name="ce228" table:formula="of:=IF( m_clear = 1; 0; IF(AND(m_address = ([.$AK13] * 10) + [.AI$10]; m_set = 1); m_value; [.AI13]))" office:value-type="float" office:value="0" calcext:value-type="float">
            <text:p>0</text:p>
          </table:table-cell>
          <table:table-cell table:style-name="ce228" table:formula="of:=IF( m_clear = 1; 0; IF(AND(m_address = ([.$AK13] * 10) + [.AJ$10]; m_set = 1); m_value; [.AJ13]))" office:value-type="float" office:value="0" calcext:value-type="float">
            <text:p>0</text:p>
          </table:table-cell>
          <table:table-cell office:value-type="float" office:value="2" calcext:value-type="float">
            <text:p>2</text:p>
          </table:table-cell>
          <table:table-cell table:style-name="Default" table:number-columns-repeated="2"/>
          <table:table-cell table:number-columns-repeated="985"/>
        </table:table-row>
        <table:table-row table:style-name="ro4">
          <table:table-cell table:style-name="Default"/>
          <table:table-cell table:style-name="ce111"/>
          <table:table-cell table:style-name="ce117"/>
          <table:table-cell table:style-name="ce123" office:value-type="string" calcext:value-type="string">
            <text:p>oldip</text:p>
          </table:table-cell>
          <table:table-cell table:style-name="ce128" table:formula="of:=IF(c_clock = 0; ip; oldip)" office:value-type="string" office:string-value="A55" calcext:value-type="string">
            <text:p>A55</text:p>
          </table:table-cell>
          <table:table-cell table:style-name="ce123" table:number-columns-repeated="5"/>
          <table:table-cell table:style-name="Default"/>
          <table:table-cell table:style-name="ce186" office:value-type="float" office:value="10" calcext:value-type="float">
            <text:p>10</text:p>
          </table:table-cell>
          <table:table-cell table:style-name="ce143" table:formula="of:=[.AA12]" office:value-type="float" office:value="0" calcext:value-type="float">
            <text:p>0</text:p>
          </table:table-cell>
          <table:table-cell table:style-name="ce207" table:formula="of:=IF(MOD(TRUNC([.$M14]/(2^[.N$3]));2);&quot; &quot;;&quot;&quot;)">
            <text:p/>
          </table:table-cell>
          <table:table-cell table:style-name="ce221" table:formula="of:=IF(MOD(TRUNC([.$M14]/(2^[.O$3]));2);&quot; &quot;;&quot;&quot;)">
            <text:p/>
          </table:table-cell>
          <table:table-cell table:style-name="ce221" table:formula="of:=IF(MOD(TRUNC([.$M14]/(2^[.P$3]));2);&quot; &quot;;&quot;&quot;)">
            <text:p/>
          </table:table-cell>
          <table:table-cell table:style-name="ce221" table:formula="of:=IF(MOD(TRUNC([.$M14]/(2^[.Q$3]));2);&quot; &quot;;&quot;&quot;)">
            <text:p/>
          </table:table-cell>
          <table:table-cell table:style-name="ce221" table:formula="of:=IF(MOD(TRUNC([.$M14]/(2^[.R$3]));2);&quot; &quot;;&quot;&quot;)">
            <text:p/>
          </table:table-cell>
          <table:table-cell table:style-name="ce221" table:formula="of:=IF(MOD(TRUNC([.$M14]/(2^[.S$3]));2);&quot; &quot;;&quot;&quot;)">
            <text:p/>
          </table:table-cell>
          <table:table-cell table:style-name="ce221" table:formula="of:=IF(MOD(TRUNC([.$M14]/(2^[.T$3]));2);&quot; &quot;;&quot;&quot;)">
            <text:p/>
          </table:table-cell>
          <table:table-cell table:style-name="ce221" table:formula="of:=IF(MOD(TRUNC([.$M14]/(2^[.U$3]));2);&quot; &quot;;&quot;&quot;)">
            <text:p/>
          </table:table-cell>
          <table:table-cell table:style-name="ce221" table:formula="of:=IF(MOD(TRUNC([.$M14]/(2^[.V$3]));2);&quot; &quot;;&quot;&quot;)">
            <text:p/>
          </table:table-cell>
          <table:table-cell table:style-name="ce226" table:formula="of:=IF(MOD(TRUNC([.$M14]/(2^[.W$3]));2);&quot; &quot;;&quot;&quot;)">
            <text:p/>
          </table:table-cell>
          <table:table-cell table:style-name="Default"/>
          <table:table-cell table:style-name="ce123" office:value-type="string" calcext:value-type="string">
            <text:p>m_value_out</text:p>
          </table:table-cell>
          <table:table-cell table:style-name="ce144" table:formula="of:=INDIRECT(ADDRESS(ROW([.AA11]) + m_address / 10; COLUMN([.AA11]) + MOD(m_address; 10); 1;0);0)" office:value-type="float" office:value="0" calcext:value-type="float">
            <text:p>0</text:p>
          </table:table-cell>
          <table:table-cell table:style-name="ce228" table:formula="of:=IF( m_clear = 1; 0; IF(AND(m_address = ([.$AK14] * 10) + [.AA$10]; m_set = 1); m_value; [.AA14]))" office:value-type="float" office:value="5" calcext:value-type="float">
            <text:p>5</text:p>
          </table:table-cell>
          <table:table-cell table:style-name="ce228" table:formula="of:=IF( m_clear = 1; 0; IF(AND(m_address = ([.$AK14] * 10) + [.AB$10]; m_set = 1); m_value; [.AB14]))" office:value-type="float" office:value="5" calcext:value-type="float">
            <text:p>5</text:p>
          </table:table-cell>
          <table:table-cell table:style-name="ce228" table:formula="of:=IF( m_clear = 1; 0; IF(AND(m_address = ([.$AK14] * 10) + [.AC$10]; m_set = 1); m_value; [.AC14]))" office:value-type="float" office:value="3" calcext:value-type="float">
            <text:p>3</text:p>
          </table:table-cell>
          <table:table-cell table:style-name="ce228" table:formula="of:=IF( m_clear = 1; 0; IF(AND(m_address = ([.$AK14] * 10) + [.AD$10]; m_set = 1); m_value; [.AD14]))" office:value-type="float" office:value="0" calcext:value-type="float">
            <text:p>0</text:p>
          </table:table-cell>
          <table:table-cell table:style-name="ce228" table:formula="of:=IF( m_clear = 1; 0; IF(AND(m_address = ([.$AK14] * 10) + [.AE$10]; m_set = 1); m_value; [.AE14]))" office:value-type="float" office:value="0" calcext:value-type="float">
            <text:p>0</text:p>
          </table:table-cell>
          <table:table-cell table:style-name="ce228" table:formula="of:=IF( m_clear = 1; 0; IF(AND(m_address = ([.$AK14] * 10) + [.AF$10]; m_set = 1); m_value; [.AF14]))" office:value-type="float" office:value="0" calcext:value-type="float">
            <text:p>0</text:p>
          </table:table-cell>
          <table:table-cell table:style-name="ce228" table:formula="of:=IF( m_clear = 1; 0; IF(AND(m_address = ([.$AK14] * 10) + [.AG$10]; m_set = 1); m_value; [.AG14]))" office:value-type="float" office:value="0" calcext:value-type="float">
            <text:p>0</text:p>
          </table:table-cell>
          <table:table-cell table:style-name="ce228" table:formula="of:=IF( m_clear = 1; 0; IF(AND(m_address = ([.$AK14] * 10) + [.AH$10]; m_set = 1); m_value; [.AH14]))" office:value-type="float" office:value="0" calcext:value-type="float">
            <text:p>0</text:p>
          </table:table-cell>
          <table:table-cell table:style-name="ce228" table:formula="of:=IF( m_clear = 1; 0; IF(AND(m_address = ([.$AK14] * 10) + [.AI$10]; m_set = 1); m_value; [.AI14]))" office:value-type="float" office:value="0" calcext:value-type="float">
            <text:p>0</text:p>
          </table:table-cell>
          <table:table-cell table:style-name="ce228" table:formula="of:=IF( m_clear = 1; 0; IF(AND(m_address = ([.$AK14] * 10) + [.AJ$10]; m_set = 1); m_value; [.AJ14]))" office:value-type="float" office:value="0" calcext:value-type="float">
            <text:p>0</text:p>
          </table:table-cell>
          <table:table-cell office:value-type="float" office:value="3" calcext:value-type="float">
            <text:p>3</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table:number-columns-repeated="2"/>
          <table:table-cell table:style-name="ce123" table:number-columns-repeated="5"/>
          <table:table-cell table:style-name="Default"/>
          <table:table-cell table:style-name="ce186" office:value-type="float" office:value="11" calcext:value-type="float">
            <text:p>11</text:p>
          </table:table-cell>
          <table:table-cell table:style-name="ce143" table:formula="of:=[.AB12]" office:value-type="float" office:value="0" calcext:value-type="float">
            <text:p>0</text:p>
          </table:table-cell>
          <table:table-cell table:style-name="ce207" table:formula="of:=IF(MOD(TRUNC([.$M15]/(2^[.N$3]));2);&quot; &quot;;&quot;&quot;)">
            <text:p/>
          </table:table-cell>
          <table:table-cell table:style-name="ce221" table:formula="of:=IF(MOD(TRUNC([.$M15]/(2^[.O$3]));2);&quot; &quot;;&quot;&quot;)">
            <text:p/>
          </table:table-cell>
          <table:table-cell table:style-name="ce221" table:formula="of:=IF(MOD(TRUNC([.$M15]/(2^[.P$3]));2);&quot; &quot;;&quot;&quot;)">
            <text:p/>
          </table:table-cell>
          <table:table-cell table:style-name="ce221" table:formula="of:=IF(MOD(TRUNC([.$M15]/(2^[.Q$3]));2);&quot; &quot;;&quot;&quot;)">
            <text:p/>
          </table:table-cell>
          <table:table-cell table:style-name="ce221" table:formula="of:=IF(MOD(TRUNC([.$M15]/(2^[.R$3]));2);&quot; &quot;;&quot;&quot;)">
            <text:p/>
          </table:table-cell>
          <table:table-cell table:style-name="ce221" table:formula="of:=IF(MOD(TRUNC([.$M15]/(2^[.S$3]));2);&quot; &quot;;&quot;&quot;)">
            <text:p/>
          </table:table-cell>
          <table:table-cell table:style-name="ce221" table:formula="of:=IF(MOD(TRUNC([.$M15]/(2^[.T$3]));2);&quot; &quot;;&quot;&quot;)">
            <text:p/>
          </table:table-cell>
          <table:table-cell table:style-name="ce221" table:formula="of:=IF(MOD(TRUNC([.$M15]/(2^[.U$3]));2);&quot; &quot;;&quot;&quot;)">
            <text:p/>
          </table:table-cell>
          <table:table-cell table:style-name="ce221" table:formula="of:=IF(MOD(TRUNC([.$M15]/(2^[.V$3]));2);&quot; &quot;;&quot;&quot;)">
            <text:p/>
          </table:table-cell>
          <table:table-cell table:style-name="ce226" table:formula="of:=IF(MOD(TRUNC([.$M15]/(2^[.W$3]));2);&quot; &quot;;&quot;&quot;)">
            <text:p/>
          </table:table-cell>
          <table:table-cell table:style-name="Default"/>
          <table:table-cell table:style-name="ce123" office:value-type="string" calcext:value-type="string">
            <text:p>m_clear</text:p>
          </table:table-cell>
          <table:table-cell table:style-name="ce143" table:formula="of:=g_reset" office:value-type="float" office:value="0" calcext:value-type="float">
            <text:p>0</text:p>
          </table:table-cell>
          <table:table-cell table:style-name="ce228" table:formula="of:=IF( m_clear = 1; 0; IF(AND(m_address = ([.$AK15] * 10) + [.AA$10]; m_set = 1); m_value; [.AA15]))" office:value-type="float" office:value="0" calcext:value-type="float">
            <text:p>0</text:p>
          </table:table-cell>
          <table:table-cell table:style-name="ce228" table:formula="of:=IF( m_clear = 1; 0; IF(AND(m_address = ([.$AK15] * 10) + [.AB$10]; m_set = 1); m_value; [.AB15]))" office:value-type="float" office:value="0" calcext:value-type="float">
            <text:p>0</text:p>
          </table:table-cell>
          <table:table-cell table:style-name="ce228" table:formula="of:=IF( m_clear = 1; 0; IF(AND(m_address = ([.$AK15] * 10) + [.AC$10]; m_set = 1); m_value; [.AC15]))" office:value-type="float" office:value="0" calcext:value-type="float">
            <text:p>0</text:p>
          </table:table-cell>
          <table:table-cell table:style-name="ce228" table:formula="of:=IF( m_clear = 1; 0; IF(AND(m_address = ([.$AK15] * 10) + [.AD$10]; m_set = 1); m_value; [.AD15]))" office:value-type="float" office:value="0" calcext:value-type="float">
            <text:p>0</text:p>
          </table:table-cell>
          <table:table-cell table:style-name="ce228" table:formula="of:=IF( m_clear = 1; 0; IF(AND(m_address = ([.$AK15] * 10) + [.AE$10]; m_set = 1); m_value; [.AE15]))" office:value-type="float" office:value="0" calcext:value-type="float">
            <text:p>0</text:p>
          </table:table-cell>
          <table:table-cell table:style-name="ce228" table:formula="of:=IF( m_clear = 1; 0; IF(AND(m_address = ([.$AK15] * 10) + [.AF$10]; m_set = 1); m_value; [.AF15]))" office:value-type="float" office:value="0" calcext:value-type="float">
            <text:p>0</text:p>
          </table:table-cell>
          <table:table-cell table:style-name="ce228" table:formula="of:=IF( m_clear = 1; 0; IF(AND(m_address = ([.$AK15] * 10) + [.AG$10]; m_set = 1); m_value; [.AG15]))" office:value-type="float" office:value="0" calcext:value-type="float">
            <text:p>0</text:p>
          </table:table-cell>
          <table:table-cell table:style-name="ce228" table:formula="of:=IF( m_clear = 1; 0; IF(AND(m_address = ([.$AK15] * 10) + [.AH$10]; m_set = 1); m_value; [.AH15]))" office:value-type="float" office:value="0" calcext:value-type="float">
            <text:p>0</text:p>
          </table:table-cell>
          <table:table-cell table:style-name="ce228" table:formula="of:=IF( m_clear = 1; 0; IF(AND(m_address = ([.$AK15] * 10) + [.AI$10]; m_set = 1); m_value; [.AI15]))" office:value-type="float" office:value="0" calcext:value-type="float">
            <text:p>0</text:p>
          </table:table-cell>
          <table:table-cell table:style-name="ce228" table:formula="of:=IF( m_clear = 1; 0; IF(AND(m_address = ([.$AK15] * 10) + [.AJ$10]; m_set = 1); m_value; [.AJ15]))" office:value-type="float" office:value="0" calcext:value-type="float">
            <text:p>0</text:p>
          </table:table-cell>
          <table:table-cell office:value-type="float" office:value="4" calcext:value-type="float">
            <text:p>4</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table:number-columns-repeated="2"/>
          <table:table-cell table:style-name="ce123" table:number-columns-repeated="5"/>
          <table:table-cell table:style-name="Default"/>
          <table:table-cell table:style-name="ce186" office:value-type="float" office:value="12" calcext:value-type="float">
            <text:p>12</text:p>
          </table:table-cell>
          <table:table-cell table:style-name="ce143" table:formula="of:=[.AC12]" office:value-type="float" office:value="0" calcext:value-type="float">
            <text:p>0</text:p>
          </table:table-cell>
          <table:table-cell table:style-name="ce207" table:formula="of:=IF(MOD(TRUNC([.$M16]/(2^[.N$3]));2);&quot; &quot;;&quot;&quot;)">
            <text:p/>
          </table:table-cell>
          <table:table-cell table:style-name="ce221" table:formula="of:=IF(MOD(TRUNC([.$M16]/(2^[.O$3]));2);&quot; &quot;;&quot;&quot;)">
            <text:p/>
          </table:table-cell>
          <table:table-cell table:style-name="ce221" table:formula="of:=IF(MOD(TRUNC([.$M16]/(2^[.P$3]));2);&quot; &quot;;&quot;&quot;)">
            <text:p/>
          </table:table-cell>
          <table:table-cell table:style-name="ce221" table:formula="of:=IF(MOD(TRUNC([.$M16]/(2^[.Q$3]));2);&quot; &quot;;&quot;&quot;)">
            <text:p/>
          </table:table-cell>
          <table:table-cell table:style-name="ce221" table:formula="of:=IF(MOD(TRUNC([.$M16]/(2^[.R$3]));2);&quot; &quot;;&quot;&quot;)">
            <text:p/>
          </table:table-cell>
          <table:table-cell table:style-name="ce221" table:formula="of:=IF(MOD(TRUNC([.$M16]/(2^[.S$3]));2);&quot; &quot;;&quot;&quot;)">
            <text:p/>
          </table:table-cell>
          <table:table-cell table:style-name="ce221" table:formula="of:=IF(MOD(TRUNC([.$M16]/(2^[.T$3]));2);&quot; &quot;;&quot;&quot;)">
            <text:p/>
          </table:table-cell>
          <table:table-cell table:style-name="ce221" table:formula="of:=IF(MOD(TRUNC([.$M16]/(2^[.U$3]));2);&quot; &quot;;&quot;&quot;)">
            <text:p/>
          </table:table-cell>
          <table:table-cell table:style-name="ce221" table:formula="of:=IF(MOD(TRUNC([.$M16]/(2^[.V$3]));2);&quot; &quot;;&quot;&quot;)">
            <text:p/>
          </table:table-cell>
          <table:table-cell table:style-name="ce226" table:formula="of:=IF(MOD(TRUNC([.$M16]/(2^[.W$3]));2);&quot; &quot;;&quot;&quot;)">
            <text:p/>
          </table:table-cell>
          <table:table-cell table:style-name="Default"/>
          <table:table-cell table:number-columns-repeated="2"/>
          <table:table-cell table:style-name="ce228" table:formula="of:=IF( m_clear = 1; 0; IF(AND(m_address = ([.$AK16] * 10) + [.AA$10]; m_set = 1); m_value; [.AA16]))" office:value-type="float" office:value="0" calcext:value-type="float">
            <text:p>0</text:p>
          </table:table-cell>
          <table:table-cell table:style-name="ce228" table:formula="of:=IF( m_clear = 1; 0; IF(AND(m_address = ([.$AK16] * 10) + [.AB$10]; m_set = 1); m_value; [.AB16]))" office:value-type="float" office:value="0" calcext:value-type="float">
            <text:p>0</text:p>
          </table:table-cell>
          <table:table-cell table:style-name="ce228" table:formula="of:=IF( m_clear = 1; 0; IF(AND(m_address = ([.$AK16] * 10) + [.AC$10]; m_set = 1); m_value; [.AC16]))" office:value-type="float" office:value="0" calcext:value-type="float">
            <text:p>0</text:p>
          </table:table-cell>
          <table:table-cell table:style-name="ce228" table:formula="of:=IF( m_clear = 1; 0; IF(AND(m_address = ([.$AK16] * 10) + [.AD$10]; m_set = 1); m_value; [.AD16]))" office:value-type="float" office:value="0" calcext:value-type="float">
            <text:p>0</text:p>
          </table:table-cell>
          <table:table-cell table:style-name="ce228" table:formula="of:=IF( m_clear = 1; 0; IF(AND(m_address = ([.$AK16] * 10) + [.AE$10]; m_set = 1); m_value; [.AE16]))" office:value-type="float" office:value="0" calcext:value-type="float">
            <text:p>0</text:p>
          </table:table-cell>
          <table:table-cell table:style-name="ce228" table:formula="of:=IF( m_clear = 1; 0; IF(AND(m_address = ([.$AK16] * 10) + [.AF$10]; m_set = 1); m_value; [.AF16]))" office:value-type="float" office:value="0" calcext:value-type="float">
            <text:p>0</text:p>
          </table:table-cell>
          <table:table-cell table:style-name="ce228" table:formula="of:=IF( m_clear = 1; 0; IF(AND(m_address = ([.$AK16] * 10) + [.AG$10]; m_set = 1); m_value; [.AG16]))" office:value-type="float" office:value="0" calcext:value-type="float">
            <text:p>0</text:p>
          </table:table-cell>
          <table:table-cell table:style-name="ce228" table:formula="of:=IF( m_clear = 1; 0; IF(AND(m_address = ([.$AK16] * 10) + [.AH$10]; m_set = 1); m_value; [.AH16]))" office:value-type="float" office:value="0" calcext:value-type="float">
            <text:p>0</text:p>
          </table:table-cell>
          <table:table-cell table:style-name="ce228" table:formula="of:=IF( m_clear = 1; 0; IF(AND(m_address = ([.$AK16] * 10) + [.AI$10]; m_set = 1); m_value; [.AI16]))" office:value-type="float" office:value="0" calcext:value-type="float">
            <text:p>0</text:p>
          </table:table-cell>
          <table:table-cell table:style-name="ce228" table:formula="of:=IF( m_clear = 1; 0; IF(AND(m_address = ([.$AK16] * 10) + [.AJ$10]; m_set = 1); m_value; [.AJ16]))" office:value-type="float" office:value="0" calcext:value-type="float">
            <text:p>0</text:p>
          </table:table-cell>
          <table:table-cell office:value-type="float" office:value="5" calcext:value-type="float">
            <text:p>5</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office:value-type="string" calcext:value-type="string">
            <text:p>command</text:p>
          </table:table-cell>
          <table:table-cell table:style-name="ce128" table:formula="of:=IFERROR(INDIRECT(ADDRESS(cur_row; cur_col; 1;0); 0); null)" office:value-type="string" office:string-value="jmp" calcext:value-type="string">
            <text:p>jmp</text:p>
          </table:table-cell>
          <table:table-cell table:style-name="ce123"/>
          <table:table-cell table:style-name="ce122" office:value-type="string" calcext:value-type="string">
            <text:p>input</text:p>
          </table:table-cell>
          <table:table-cell table:style-name="ce123" table:number-columns-repeated="3"/>
          <table:table-cell table:style-name="Default"/>
          <table:table-cell table:style-name="ce186" office:value-type="float" office:value="13" calcext:value-type="float">
            <text:p>13</text:p>
          </table:table-cell>
          <table:table-cell table:style-name="ce143" table:formula="of:=[.AD12]" office:value-type="float" office:value="0" calcext:value-type="float">
            <text:p>0</text:p>
          </table:table-cell>
          <table:table-cell table:style-name="ce207" table:formula="of:=IF(MOD(TRUNC([.$M17]/(2^[.N$3]));2);&quot; &quot;;&quot;&quot;)">
            <text:p/>
          </table:table-cell>
          <table:table-cell table:style-name="ce221" table:formula="of:=IF(MOD(TRUNC([.$M17]/(2^[.O$3]));2);&quot; &quot;;&quot;&quot;)">
            <text:p/>
          </table:table-cell>
          <table:table-cell table:style-name="ce221" table:formula="of:=IF(MOD(TRUNC([.$M17]/(2^[.P$3]));2);&quot; &quot;;&quot;&quot;)">
            <text:p/>
          </table:table-cell>
          <table:table-cell table:style-name="ce221" table:formula="of:=IF(MOD(TRUNC([.$M17]/(2^[.Q$3]));2);&quot; &quot;;&quot;&quot;)">
            <text:p/>
          </table:table-cell>
          <table:table-cell table:style-name="ce221" table:formula="of:=IF(MOD(TRUNC([.$M17]/(2^[.R$3]));2);&quot; &quot;;&quot;&quot;)">
            <text:p/>
          </table:table-cell>
          <table:table-cell table:style-name="ce221" table:formula="of:=IF(MOD(TRUNC([.$M17]/(2^[.S$3]));2);&quot; &quot;;&quot;&quot;)">
            <text:p/>
          </table:table-cell>
          <table:table-cell table:style-name="ce221" table:formula="of:=IF(MOD(TRUNC([.$M17]/(2^[.T$3]));2);&quot; &quot;;&quot;&quot;)">
            <text:p/>
          </table:table-cell>
          <table:table-cell table:style-name="ce221" table:formula="of:=IF(MOD(TRUNC([.$M17]/(2^[.U$3]));2);&quot; &quot;;&quot;&quot;)">
            <text:p/>
          </table:table-cell>
          <table:table-cell table:style-name="ce221" table:formula="of:=IF(MOD(TRUNC([.$M17]/(2^[.V$3]));2);&quot; &quot;;&quot;&quot;)">
            <text:p/>
          </table:table-cell>
          <table:table-cell table:style-name="ce226" table:formula="of:=IF(MOD(TRUNC([.$M17]/(2^[.W$3]));2);&quot; &quot;;&quot;&quot;)">
            <text:p/>
          </table:table-cell>
          <table:table-cell table:style-name="Default"/>
          <table:table-cell table:number-columns-repeated="2"/>
          <table:table-cell table:style-name="ce228" table:formula="of:=IF( m_clear = 1; 0; IF(AND(m_address = ([.$AK17] * 10) + [.AA$10]; m_set = 1); m_value; [.AA17]))" office:value-type="float" office:value="0" calcext:value-type="float">
            <text:p>0</text:p>
          </table:table-cell>
          <table:table-cell table:style-name="ce228" table:formula="of:=IF( m_clear = 1; 0; IF(AND(m_address = ([.$AK17] * 10) + [.AB$10]; m_set = 1); m_value; [.AB17]))" office:value-type="float" office:value="0" calcext:value-type="float">
            <text:p>0</text:p>
          </table:table-cell>
          <table:table-cell table:style-name="ce228" table:formula="of:=IF( m_clear = 1; 0; IF(AND(m_address = ([.$AK17] * 10) + [.AC$10]; m_set = 1); m_value; [.AC17]))" office:value-type="float" office:value="0" calcext:value-type="float">
            <text:p>0</text:p>
          </table:table-cell>
          <table:table-cell table:style-name="ce228" table:formula="of:=IF( m_clear = 1; 0; IF(AND(m_address = ([.$AK17] * 10) + [.AD$10]; m_set = 1); m_value; [.AD17]))" office:value-type="float" office:value="0" calcext:value-type="float">
            <text:p>0</text:p>
          </table:table-cell>
          <table:table-cell table:style-name="ce228" table:formula="of:=IF( m_clear = 1; 0; IF(AND(m_address = ([.$AK17] * 10) + [.AE$10]; m_set = 1); m_value; [.AE17]))" office:value-type="float" office:value="0" calcext:value-type="float">
            <text:p>0</text:p>
          </table:table-cell>
          <table:table-cell table:style-name="ce228" table:formula="of:=IF( m_clear = 1; 0; IF(AND(m_address = ([.$AK17] * 10) + [.AF$10]; m_set = 1); m_value; [.AF17]))" office:value-type="float" office:value="0" calcext:value-type="float">
            <text:p>0</text:p>
          </table:table-cell>
          <table:table-cell table:style-name="ce228" table:formula="of:=IF( m_clear = 1; 0; IF(AND(m_address = ([.$AK17] * 10) + [.AG$10]; m_set = 1); m_value; [.AG17]))" office:value-type="float" office:value="0" calcext:value-type="float">
            <text:p>0</text:p>
          </table:table-cell>
          <table:table-cell table:style-name="ce228" table:formula="of:=IF( m_clear = 1; 0; IF(AND(m_address = ([.$AK17] * 10) + [.AH$10]; m_set = 1); m_value; [.AH17]))" office:value-type="float" office:value="0" calcext:value-type="float">
            <text:p>0</text:p>
          </table:table-cell>
          <table:table-cell table:style-name="ce228" table:formula="of:=IF( m_clear = 1; 0; IF(AND(m_address = ([.$AK17] * 10) + [.AI$10]; m_set = 1); m_value; [.AI17]))" office:value-type="float" office:value="0" calcext:value-type="float">
            <text:p>0</text:p>
          </table:table-cell>
          <table:table-cell table:style-name="ce228" table:formula="of:=IF( m_clear = 1; 0; IF(AND(m_address = ([.$AK17] * 10) + [.AJ$10]; m_set = 1); m_value; [.AJ17]))" office:value-type="float" office:value="0" calcext:value-type="float">
            <text:p>0</text:p>
          </table:table-cell>
          <table:table-cell office:value-type="float" office:value="6" calcext:value-type="float">
            <text:p>6</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office:value-type="string" calcext:value-type="string">
            <text:p>opA</text:p>
          </table:table-cell>
          <table:table-cell table:style-name="ce128" table:formula="of:=IFERROR(INDIRECT(ADDRESS(cur_row; cur_col + 1; 1;0); 0); null)" office:value-type="string" office:string-value="A55" calcext:value-type="string">
            <text:p>A55</text:p>
          </table:table-cell>
          <table:table-cell table:style-name="ce123"/>
          <table:table-cell table:style-name="ce123" office:value-type="string" calcext:value-type="string">
            <text:p>c_reset</text:p>
          </table:table-cell>
          <table:table-cell table:style-name="ce143" table:formula="of:=g_reset" office:value-type="float" office:value="0" calcext:value-type="float">
            <text:p>0</text:p>
          </table:table-cell>
          <table:table-cell table:style-name="ce124" office:value-type="string" calcext:value-type="string">
            <text:p>cur_pnt</text:p>
          </table:table-cell>
          <table:table-cell table:style-name="ce124"/>
          <table:table-cell table:style-name="Default"/>
          <table:table-cell table:style-name="ce186" office:value-type="float" office:value="14" calcext:value-type="float">
            <text:p>14</text:p>
          </table:table-cell>
          <table:table-cell table:style-name="ce143" table:formula="of:=[.AE12]" office:value-type="float" office:value="0" calcext:value-type="float">
            <text:p>0</text:p>
          </table:table-cell>
          <table:table-cell table:style-name="ce207" table:formula="of:=IF(MOD(TRUNC([.$M18]/(2^[.N$3]));2);&quot; &quot;;&quot;&quot;)">
            <text:p/>
          </table:table-cell>
          <table:table-cell table:style-name="ce221" table:formula="of:=IF(MOD(TRUNC([.$M18]/(2^[.O$3]));2);&quot; &quot;;&quot;&quot;)">
            <text:p/>
          </table:table-cell>
          <table:table-cell table:style-name="ce221" table:formula="of:=IF(MOD(TRUNC([.$M18]/(2^[.P$3]));2);&quot; &quot;;&quot;&quot;)">
            <text:p/>
          </table:table-cell>
          <table:table-cell table:style-name="ce221" table:formula="of:=IF(MOD(TRUNC([.$M18]/(2^[.Q$3]));2);&quot; &quot;;&quot;&quot;)">
            <text:p/>
          </table:table-cell>
          <table:table-cell table:style-name="ce221" table:formula="of:=IF(MOD(TRUNC([.$M18]/(2^[.R$3]));2);&quot; &quot;;&quot;&quot;)">
            <text:p/>
          </table:table-cell>
          <table:table-cell table:style-name="ce221" table:formula="of:=IF(MOD(TRUNC([.$M18]/(2^[.S$3]));2);&quot; &quot;;&quot;&quot;)">
            <text:p/>
          </table:table-cell>
          <table:table-cell table:style-name="ce221" table:formula="of:=IF(MOD(TRUNC([.$M18]/(2^[.T$3]));2);&quot; &quot;;&quot;&quot;)">
            <text:p/>
          </table:table-cell>
          <table:table-cell table:style-name="ce221" table:formula="of:=IF(MOD(TRUNC([.$M18]/(2^[.U$3]));2);&quot; &quot;;&quot;&quot;)">
            <text:p/>
          </table:table-cell>
          <table:table-cell table:style-name="ce221" table:formula="of:=IF(MOD(TRUNC([.$M18]/(2^[.V$3]));2);&quot; &quot;;&quot;&quot;)">
            <text:p/>
          </table:table-cell>
          <table:table-cell table:style-name="ce226" table:formula="of:=IF(MOD(TRUNC([.$M18]/(2^[.W$3]));2);&quot; &quot;;&quot;&quot;)">
            <text:p/>
          </table:table-cell>
          <table:table-cell table:style-name="Default"/>
          <table:table-cell table:number-columns-repeated="2"/>
          <table:table-cell table:style-name="ce228" table:formula="of:=IF( m_clear = 1; 0; IF(AND(m_address = ([.$AK18] * 10) + [.AA$10]; m_set = 1); m_value; [.AA18]))" office:value-type="float" office:value="0" calcext:value-type="float">
            <text:p>0</text:p>
          </table:table-cell>
          <table:table-cell table:style-name="ce228" table:formula="of:=IF( m_clear = 1; 0; IF(AND(m_address = ([.$AK18] * 10) + [.AB$10]; m_set = 1); m_value; [.AB18]))" office:value-type="float" office:value="0" calcext:value-type="float">
            <text:p>0</text:p>
          </table:table-cell>
          <table:table-cell table:style-name="ce228" table:formula="of:=IF( m_clear = 1; 0; IF(AND(m_address = ([.$AK18] * 10) + [.AC$10]; m_set = 1); m_value; [.AC18]))" office:value-type="float" office:value="0" calcext:value-type="float">
            <text:p>0</text:p>
          </table:table-cell>
          <table:table-cell table:style-name="ce228" table:formula="of:=IF( m_clear = 1; 0; IF(AND(m_address = ([.$AK18] * 10) + [.AD$10]; m_set = 1); m_value; [.AD18]))" office:value-type="float" office:value="0" calcext:value-type="float">
            <text:p>0</text:p>
          </table:table-cell>
          <table:table-cell table:style-name="ce228" table:formula="of:=IF( m_clear = 1; 0; IF(AND(m_address = ([.$AK18] * 10) + [.AE$10]; m_set = 1); m_value; [.AE18]))" office:value-type="float" office:value="0" calcext:value-type="float">
            <text:p>0</text:p>
          </table:table-cell>
          <table:table-cell table:style-name="ce228" table:formula="of:=IF( m_clear = 1; 0; IF(AND(m_address = ([.$AK18] * 10) + [.AF$10]; m_set = 1); m_value; [.AF18]))" office:value-type="float" office:value="0" calcext:value-type="float">
            <text:p>0</text:p>
          </table:table-cell>
          <table:table-cell table:style-name="ce228" table:formula="of:=IF( m_clear = 1; 0; IF(AND(m_address = ([.$AK18] * 10) + [.AG$10]; m_set = 1); m_value; [.AG18]))" office:value-type="float" office:value="0" calcext:value-type="float">
            <text:p>0</text:p>
          </table:table-cell>
          <table:table-cell table:style-name="ce228" table:formula="of:=IF( m_clear = 1; 0; IF(AND(m_address = ([.$AK18] * 10) + [.AH$10]; m_set = 1); m_value; [.AH18]))" office:value-type="float" office:value="0" calcext:value-type="float">
            <text:p>0</text:p>
          </table:table-cell>
          <table:table-cell table:style-name="ce228" table:formula="of:=IF( m_clear = 1; 0; IF(AND(m_address = ([.$AK18] * 10) + [.AI$10]; m_set = 1); m_value; [.AI18]))" office:value-type="float" office:value="0" calcext:value-type="float">
            <text:p>0</text:p>
          </table:table-cell>
          <table:table-cell table:style-name="ce228" table:formula="of:=IF( m_clear = 1; 0; IF(AND(m_address = ([.$AK18] * 10) + [.AJ$10]; m_set = 1); m_value; [.AJ18]))" office:value-type="float" office:value="0" calcext:value-type="float">
            <text:p>0</text:p>
          </table:table-cell>
          <table:table-cell office:value-type="float" office:value="7" calcext:value-type="float">
            <text:p>7</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office:value-type="string" calcext:value-type="string">
            <text:p>opB</text:p>
          </table:table-cell>
          <table:table-cell table:style-name="ce128" table:formula="of:=IFERROR(INDIRECT(ADDRESS(cur_row; cur_col + 2; 1;0); 0); null)" office:value-type="string" office:string-value="-" calcext:value-type="string">
            <text:p>-</text:p>
          </table:table-cell>
          <table:table-cell table:style-name="ce123"/>
          <table:table-cell table:style-name="ce123" office:value-type="string" calcext:value-type="string">
            <text:p>c_main</text:p>
          </table:table-cell>
          <table:table-cell table:style-name="ce143" office:value-type="string" calcext:value-type="string">
            <text:p>A42</text:p>
          </table:table-cell>
          <table:table-cell table:style-name="ce123" office:value-type="string" calcext:value-type="string">
            <text:p>cur_col</text:p>
          </table:table-cell>
          <table:table-cell table:style-name="ce128" table:formula="of:=COLUMN(INDIRECT(ip))" office:value-type="float" office:value="1" calcext:value-type="float">
            <text:p>1</text:p>
          </table:table-cell>
          <table:table-cell table:style-name="Default"/>
          <table:table-cell table:style-name="ce186" office:value-type="float" office:value="15" calcext:value-type="float">
            <text:p>15</text:p>
          </table:table-cell>
          <table:table-cell table:style-name="ce143" table:formula="of:=[.AF12]" office:value-type="float" office:value="0" calcext:value-type="float">
            <text:p>0</text:p>
          </table:table-cell>
          <table:table-cell table:style-name="ce207" table:formula="of:=IF(MOD(TRUNC([.$M19]/(2^[.N$3]));2);&quot; &quot;;&quot;&quot;)">
            <text:p/>
          </table:table-cell>
          <table:table-cell table:style-name="ce221" table:formula="of:=IF(MOD(TRUNC([.$M19]/(2^[.O$3]));2);&quot; &quot;;&quot;&quot;)">
            <text:p/>
          </table:table-cell>
          <table:table-cell table:style-name="ce221" table:formula="of:=IF(MOD(TRUNC([.$M19]/(2^[.P$3]));2);&quot; &quot;;&quot;&quot;)">
            <text:p/>
          </table:table-cell>
          <table:table-cell table:style-name="ce221" table:formula="of:=IF(MOD(TRUNC([.$M19]/(2^[.Q$3]));2);&quot; &quot;;&quot;&quot;)">
            <text:p/>
          </table:table-cell>
          <table:table-cell table:style-name="ce221" table:formula="of:=IF(MOD(TRUNC([.$M19]/(2^[.R$3]));2);&quot; &quot;;&quot;&quot;)">
            <text:p/>
          </table:table-cell>
          <table:table-cell table:style-name="ce221" table:formula="of:=IF(MOD(TRUNC([.$M19]/(2^[.S$3]));2);&quot; &quot;;&quot;&quot;)">
            <text:p/>
          </table:table-cell>
          <table:table-cell table:style-name="ce221" table:formula="of:=IF(MOD(TRUNC([.$M19]/(2^[.T$3]));2);&quot; &quot;;&quot;&quot;)">
            <text:p/>
          </table:table-cell>
          <table:table-cell table:style-name="ce221" table:formula="of:=IF(MOD(TRUNC([.$M19]/(2^[.U$3]));2);&quot; &quot;;&quot;&quot;)">
            <text:p/>
          </table:table-cell>
          <table:table-cell table:style-name="ce221" table:formula="of:=IF(MOD(TRUNC([.$M19]/(2^[.V$3]));2);&quot; &quot;;&quot;&quot;)">
            <text:p/>
          </table:table-cell>
          <table:table-cell table:style-name="ce226" table:formula="of:=IF(MOD(TRUNC([.$M19]/(2^[.W$3]));2);&quot; &quot;;&quot;&quot;)">
            <text:p/>
          </table:table-cell>
          <table:table-cell table:style-name="Default"/>
          <table:table-cell table:number-columns-repeated="2"/>
          <table:table-cell table:style-name="ce228" table:formula="of:=IF( m_clear = 1; 0; IF(AND(m_address = ([.$AK19] * 10) + [.AA$10]; m_set = 1); m_value; [.AA19]))" office:value-type="float" office:value="0" calcext:value-type="float">
            <text:p>0</text:p>
          </table:table-cell>
          <table:table-cell table:style-name="ce228" table:formula="of:=IF( m_clear = 1; 0; IF(AND(m_address = ([.$AK19] * 10) + [.AB$10]; m_set = 1); m_value; [.AB19]))" office:value-type="float" office:value="0" calcext:value-type="float">
            <text:p>0</text:p>
          </table:table-cell>
          <table:table-cell table:style-name="ce228" table:formula="of:=IF( m_clear = 1; 0; IF(AND(m_address = ([.$AK19] * 10) + [.AC$10]; m_set = 1); m_value; [.AC19]))" office:value-type="float" office:value="0" calcext:value-type="float">
            <text:p>0</text:p>
          </table:table-cell>
          <table:table-cell table:style-name="ce228" table:formula="of:=IF( m_clear = 1; 0; IF(AND(m_address = ([.$AK19] * 10) + [.AD$10]; m_set = 1); m_value; [.AD19]))" office:value-type="float" office:value="0" calcext:value-type="float">
            <text:p>0</text:p>
          </table:table-cell>
          <table:table-cell table:style-name="ce228" table:formula="of:=IF( m_clear = 1; 0; IF(AND(m_address = ([.$AK19] * 10) + [.AE$10]; m_set = 1); m_value; [.AE19]))" office:value-type="float" office:value="0" calcext:value-type="float">
            <text:p>0</text:p>
          </table:table-cell>
          <table:table-cell table:style-name="ce228" table:formula="of:=IF( m_clear = 1; 0; IF(AND(m_address = ([.$AK19] * 10) + [.AF$10]; m_set = 1); m_value; [.AF19]))" office:value-type="float" office:value="0" calcext:value-type="float">
            <text:p>0</text:p>
          </table:table-cell>
          <table:table-cell table:style-name="ce228" table:formula="of:=IF( m_clear = 1; 0; IF(AND(m_address = ([.$AK19] * 10) + [.AG$10]; m_set = 1); m_value; [.AG19]))" office:value-type="float" office:value="0" calcext:value-type="float">
            <text:p>0</text:p>
          </table:table-cell>
          <table:table-cell table:style-name="ce228" table:formula="of:=IF( m_clear = 1; 0; IF(AND(m_address = ([.$AK19] * 10) + [.AH$10]; m_set = 1); m_value; [.AH19]))" office:value-type="float" office:value="0" calcext:value-type="float">
            <text:p>0</text:p>
          </table:table-cell>
          <table:table-cell table:style-name="ce228" table:formula="of:=IF( m_clear = 1; 0; IF(AND(m_address = ([.$AK19] * 10) + [.AI$10]; m_set = 1); m_value; [.AI19]))" office:value-type="float" office:value="0" calcext:value-type="float">
            <text:p>0</text:p>
          </table:table-cell>
          <table:table-cell table:style-name="ce228" table:formula="of:=IF( m_clear = 1; 0; IF(AND(m_address = ([.$AK19] * 10) + [.AJ$10]; m_set = 1); m_value; [.AJ19]))" office:value-type="float" office:value="0" calcext:value-type="float">
            <text:p>0</text:p>
          </table:table-cell>
          <table:table-cell office:value-type="float" office:value="8" calcext:value-type="float">
            <text:p>8</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3" table:number-columns-repeated="3"/>
          <table:table-cell table:style-name="ce123" office:value-type="string" calcext:value-type="string">
            <text:p>c_clock</text:p>
          </table:table-cell>
          <table:table-cell table:style-name="ce143" table:formula="of:=g_clock" office:value-type="float" office:value="0" calcext:value-type="float">
            <text:p>0</text:p>
          </table:table-cell>
          <table:table-cell table:style-name="ce123" office:value-type="string" calcext:value-type="string">
            <text:p>cur_row</text:p>
          </table:table-cell>
          <table:table-cell table:style-name="ce128" table:formula="of:=ROW(INDIRECT(ip))" office:value-type="float" office:value="55" calcext:value-type="float">
            <text:p>55</text:p>
          </table:table-cell>
          <table:table-cell/>
          <table:table-cell table:style-name="ce186" office:value-type="float" office:value="16" calcext:value-type="float">
            <text:p>16</text:p>
          </table:table-cell>
          <table:table-cell table:style-name="ce143" table:formula="of:=[.AG12]" office:value-type="float" office:value="0" calcext:value-type="float">
            <text:p>0</text:p>
          </table:table-cell>
          <table:table-cell table:style-name="ce207" table:formula="of:=IF(MOD(TRUNC([.$M20]/(2^[.N$3]));2);&quot; &quot;;&quot;&quot;)">
            <text:p/>
          </table:table-cell>
          <table:table-cell table:style-name="ce221" table:formula="of:=IF(MOD(TRUNC([.$M20]/(2^[.O$3]));2);&quot; &quot;;&quot;&quot;)">
            <text:p/>
          </table:table-cell>
          <table:table-cell table:style-name="ce221" table:formula="of:=IF(MOD(TRUNC([.$M20]/(2^[.P$3]));2);&quot; &quot;;&quot;&quot;)">
            <text:p/>
          </table:table-cell>
          <table:table-cell table:style-name="ce221" table:formula="of:=IF(MOD(TRUNC([.$M20]/(2^[.Q$3]));2);&quot; &quot;;&quot;&quot;)">
            <text:p/>
          </table:table-cell>
          <table:table-cell table:style-name="ce221" table:formula="of:=IF(MOD(TRUNC([.$M20]/(2^[.R$3]));2);&quot; &quot;;&quot;&quot;)">
            <text:p/>
          </table:table-cell>
          <table:table-cell table:style-name="ce221" table:formula="of:=IF(MOD(TRUNC([.$M20]/(2^[.S$3]));2);&quot; &quot;;&quot;&quot;)">
            <text:p/>
          </table:table-cell>
          <table:table-cell table:style-name="ce221" table:formula="of:=IF(MOD(TRUNC([.$M20]/(2^[.T$3]));2);&quot; &quot;;&quot;&quot;)">
            <text:p/>
          </table:table-cell>
          <table:table-cell table:style-name="ce221" table:formula="of:=IF(MOD(TRUNC([.$M20]/(2^[.U$3]));2);&quot; &quot;;&quot;&quot;)">
            <text:p/>
          </table:table-cell>
          <table:table-cell table:style-name="ce221" table:formula="of:=IF(MOD(TRUNC([.$M20]/(2^[.V$3]));2);&quot; &quot;;&quot;&quot;)">
            <text:p/>
          </table:table-cell>
          <table:table-cell table:style-name="ce226" table:formula="of:=IF(MOD(TRUNC([.$M20]/(2^[.W$3]));2);&quot; &quot;;&quot;&quot;)">
            <text:p/>
          </table:table-cell>
          <table:table-cell table:style-name="Default"/>
          <table:table-cell table:number-columns-repeated="2"/>
          <table:table-cell table:style-name="ce228" table:formula="of:=IF( m_clear = 1; 0; IF(AND(m_address = ([.$AK20] * 10) + [.AA$10]; m_set = 1); m_value; [.AA20]))" office:value-type="float" office:value="0" calcext:value-type="float">
            <text:p>0</text:p>
          </table:table-cell>
          <table:table-cell table:style-name="ce228" table:formula="of:=IF( m_clear = 1; 0; IF(AND(m_address = ([.$AK20] * 10) + [.AB$10]; m_set = 1); m_value; [.AB20]))" office:value-type="float" office:value="0" calcext:value-type="float">
            <text:p>0</text:p>
          </table:table-cell>
          <table:table-cell table:style-name="ce228" table:formula="of:=IF( m_clear = 1; 0; IF(AND(m_address = ([.$AK20] * 10) + [.AC$10]; m_set = 1); m_value; [.AC20]))" office:value-type="float" office:value="0" calcext:value-type="float">
            <text:p>0</text:p>
          </table:table-cell>
          <table:table-cell table:style-name="ce228" table:formula="of:=IF( m_clear = 1; 0; IF(AND(m_address = ([.$AK20] * 10) + [.AD$10]; m_set = 1); m_value; [.AD20]))" office:value-type="float" office:value="0" calcext:value-type="float">
            <text:p>0</text:p>
          </table:table-cell>
          <table:table-cell table:style-name="ce228" table:formula="of:=IF( m_clear = 1; 0; IF(AND(m_address = ([.$AK20] * 10) + [.AE$10]; m_set = 1); m_value; [.AE20]))" office:value-type="float" office:value="0" calcext:value-type="float">
            <text:p>0</text:p>
          </table:table-cell>
          <table:table-cell table:style-name="ce228" table:formula="of:=IF( m_clear = 1; 0; IF(AND(m_address = ([.$AK20] * 10) + [.AF$10]; m_set = 1); m_value; [.AF20]))" office:value-type="float" office:value="0" calcext:value-type="float">
            <text:p>0</text:p>
          </table:table-cell>
          <table:table-cell table:style-name="ce228" table:formula="of:=IF( m_clear = 1; 0; IF(AND(m_address = ([.$AK20] * 10) + [.AG$10]; m_set = 1); m_value; [.AG20]))" office:value-type="float" office:value="0" calcext:value-type="float">
            <text:p>0</text:p>
          </table:table-cell>
          <table:table-cell table:style-name="ce228" table:formula="of:=IF( m_clear = 1; 0; IF(AND(m_address = ([.$AK20] * 10) + [.AH$10]; m_set = 1); m_value; [.AH20]))" office:value-type="float" office:value="0" calcext:value-type="float">
            <text:p>0</text:p>
          </table:table-cell>
          <table:table-cell table:style-name="ce228" table:formula="of:=IF( m_clear = 1; 0; IF(AND(m_address = ([.$AK20] * 10) + [.AI$10]; m_set = 1); m_value; [.AI20]))" office:value-type="float" office:value="0" calcext:value-type="float">
            <text:p>0</text:p>
          </table:table-cell>
          <table:table-cell table:style-name="ce228" table:formula="of:=IF( m_clear = 1; 0; IF(AND(m_address = ([.$AK20] * 10) + [.AJ$10]; m_set = 1); m_value; [.AJ20]))" office:value-type="float" office:value="0" calcext:value-type="float">
            <text:p>0</text:p>
          </table:table-cell>
          <table:table-cell office:value-type="float" office:value="9" calcext:value-type="float">
            <text:p>9</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Default" table:number-columns-repeated="3"/>
          <table:table-cell table:style-name="ce123" table:number-columns-repeated="4"/>
          <table:table-cell/>
          <table:table-cell table:style-name="ce186" office:value-type="float" office:value="17" calcext:value-type="float">
            <text:p>17</text:p>
          </table:table-cell>
          <table:table-cell table:style-name="ce143" table:formula="of:=[.AH12]" office:value-type="float" office:value="0" calcext:value-type="float">
            <text:p>0</text:p>
          </table:table-cell>
          <table:table-cell table:style-name="ce207" table:formula="of:=IF(MOD(TRUNC([.$M21]/(2^[.N$3]));2);&quot; &quot;;&quot;&quot;)">
            <text:p/>
          </table:table-cell>
          <table:table-cell table:style-name="ce221" table:formula="of:=IF(MOD(TRUNC([.$M21]/(2^[.O$3]));2);&quot; &quot;;&quot;&quot;)">
            <text:p/>
          </table:table-cell>
          <table:table-cell table:style-name="ce221" table:formula="of:=IF(MOD(TRUNC([.$M21]/(2^[.P$3]));2);&quot; &quot;;&quot;&quot;)">
            <text:p/>
          </table:table-cell>
          <table:table-cell table:style-name="ce221" table:formula="of:=IF(MOD(TRUNC([.$M21]/(2^[.Q$3]));2);&quot; &quot;;&quot;&quot;)">
            <text:p/>
          </table:table-cell>
          <table:table-cell table:style-name="ce221" table:formula="of:=IF(MOD(TRUNC([.$M21]/(2^[.R$3]));2);&quot; &quot;;&quot;&quot;)">
            <text:p/>
          </table:table-cell>
          <table:table-cell table:style-name="ce221" table:formula="of:=IF(MOD(TRUNC([.$M21]/(2^[.S$3]));2);&quot; &quot;;&quot;&quot;)">
            <text:p/>
          </table:table-cell>
          <table:table-cell table:style-name="ce221" table:formula="of:=IF(MOD(TRUNC([.$M21]/(2^[.T$3]));2);&quot; &quot;;&quot;&quot;)">
            <text:p/>
          </table:table-cell>
          <table:table-cell table:style-name="ce221" table:formula="of:=IF(MOD(TRUNC([.$M21]/(2^[.U$3]));2);&quot; &quot;;&quot;&quot;)">
            <text:p/>
          </table:table-cell>
          <table:table-cell table:style-name="ce221" table:formula="of:=IF(MOD(TRUNC([.$M21]/(2^[.V$3]));2);&quot; &quot;;&quot;&quot;)">
            <text:p/>
          </table:table-cell>
          <table:table-cell table:style-name="ce226" table:formula="of:=IF(MOD(TRUNC([.$M21]/(2^[.W$3]));2);&quot; &quot;;&quot;&quot;)">
            <text:p/>
          </table:table-cell>
          <table:table-cell table:style-name="Default" table:number-columns-repeated="10"/>
          <table:table-cell/>
          <table:table-cell table:style-name="Default" table:number-columns-repeated="5"/>
          <table:table-cell table:number-columns-repeated="985"/>
        </table:table-row>
        <table:table-row table:style-name="ro3">
          <table:table-cell table:style-name="ce103" office:value-type="string" calcext:value-type="string">
            <text:p>command set</text:p>
          </table:table-cell>
          <table:table-cell table:style-name="ce9"/>
          <table:table-cell table:style-name="ce117"/>
          <table:table-cell table:style-name="ce124" office:value-type="string" calcext:value-type="string">
            <text:p>rax</text:p>
          </table:table-cell>
          <table:table-cell table:style-name="ce128" table:formula="of:=IF(c_reset= 1; 0; IF(AND(rax&lt;&gt;ax; c_clock=0); ax; rax))" office:value-type="float" office:value="5" calcext:value-type="float">
            <text:p>5</text:p>
          </table:table-cell>
          <table:table-cell table:style-name="Default"/>
          <table:table-cell table:style-name="ce124" table:number-columns-repeated="2"/>
          <table:table-cell table:style-name="ce123" table:number-columns-repeated="2"/>
          <table:table-cell/>
          <table:table-cell table:style-name="ce186" office:value-type="float" office:value="18" calcext:value-type="float">
            <text:p>18</text:p>
          </table:table-cell>
          <table:table-cell table:style-name="ce143" table:formula="of:=[.AI12]" office:value-type="float" office:value="0" calcext:value-type="float">
            <text:p>0</text:p>
          </table:table-cell>
          <table:table-cell table:style-name="ce207" table:formula="of:=IF(MOD(TRUNC([.$M22]/(2^[.N$3]));2);&quot; &quot;;&quot;&quot;)">
            <text:p/>
          </table:table-cell>
          <table:table-cell table:style-name="ce221" table:formula="of:=IF(MOD(TRUNC([.$M22]/(2^[.O$3]));2);&quot; &quot;;&quot;&quot;)">
            <text:p/>
          </table:table-cell>
          <table:table-cell table:style-name="ce221" table:formula="of:=IF(MOD(TRUNC([.$M22]/(2^[.P$3]));2);&quot; &quot;;&quot;&quot;)">
            <text:p/>
          </table:table-cell>
          <table:table-cell table:style-name="ce221" table:formula="of:=IF(MOD(TRUNC([.$M22]/(2^[.Q$3]));2);&quot; &quot;;&quot;&quot;)">
            <text:p/>
          </table:table-cell>
          <table:table-cell table:style-name="ce221" table:formula="of:=IF(MOD(TRUNC([.$M22]/(2^[.R$3]));2);&quot; &quot;;&quot;&quot;)">
            <text:p/>
          </table:table-cell>
          <table:table-cell table:style-name="ce221" table:formula="of:=IF(MOD(TRUNC([.$M22]/(2^[.S$3]));2);&quot; &quot;;&quot;&quot;)">
            <text:p/>
          </table:table-cell>
          <table:table-cell table:style-name="ce221" table:formula="of:=IF(MOD(TRUNC([.$M22]/(2^[.T$3]));2);&quot; &quot;;&quot;&quot;)">
            <text:p/>
          </table:table-cell>
          <table:table-cell table:style-name="ce221" table:formula="of:=IF(MOD(TRUNC([.$M22]/(2^[.U$3]));2);&quot; &quot;;&quot;&quot;)">
            <text:p/>
          </table:table-cell>
          <table:table-cell table:style-name="ce221" table:formula="of:=IF(MOD(TRUNC([.$M22]/(2^[.V$3]));2);&quot; &quot;;&quot;&quot;)">
            <text:p/>
          </table:table-cell>
          <table:table-cell table:style-name="ce226" table:formula="of:=IF(MOD(TRUNC([.$M22]/(2^[.W$3]));2);&quot; &quot;;&quot;&quot;)">
            <text:p/>
          </table:table-cell>
          <table:table-cell table:style-name="Default" table:number-columns-repeated="10"/>
          <table:table-cell/>
          <table:table-cell table:style-name="Default" table:number-columns-repeated="5"/>
          <table:table-cell table:number-columns-repeated="985"/>
        </table:table-row>
        <table:table-row table:style-name="ro1">
          <table:table-cell office:value-type="string" calcext:value-type="string">
            <text:p>mov</text:p>
          </table:table-cell>
          <table:table-cell table:style-name="ce9"/>
          <table:table-cell table:style-name="ce117"/>
          <table:table-cell table:style-name="ce124" office:value-type="string" calcext:value-type="string">
            <text:p>rbx</text:p>
          </table:table-cell>
          <table:table-cell table:style-name="ce128" table:formula="of:=IF(c_reset= 1; 0; IF(AND(rbx&lt;&gt;bx; c_clock=0); bx; rbx))" office:value-type="float" office:value="5" calcext:value-type="float">
            <text:p>5</text:p>
          </table:table-cell>
          <table:table-cell table:style-name="Default"/>
          <table:table-cell table:style-name="ce122" office:value-type="string" calcext:value-type="string">
            <text:p>output</text:p>
          </table:table-cell>
          <table:table-cell table:style-name="ce123" table:number-columns-repeated="3"/>
          <table:table-cell/>
          <table:table-cell table:style-name="ce187" office:value-type="float" office:value="19" calcext:value-type="float">
            <text:p>19</text:p>
          </table:table-cell>
          <table:table-cell table:style-name="ce143" table:formula="of:=[.AJ12]" office:value-type="float" office:value="0" calcext:value-type="float">
            <text:p>0</text:p>
          </table:table-cell>
          <table:table-cell table:style-name="ce208" table:formula="of:=IF(MOD(TRUNC([.$M23]/(2^[.N$3]));2);&quot; &quot;;&quot;&quot;)">
            <text:p/>
          </table:table-cell>
          <table:table-cell table:style-name="ce222" table:formula="of:=IF(MOD(TRUNC([.$M23]/(2^[.O$3]));2);&quot; &quot;;&quot;&quot;)">
            <text:p/>
          </table:table-cell>
          <table:table-cell table:style-name="ce222" table:formula="of:=IF(MOD(TRUNC([.$M23]/(2^[.P$3]));2);&quot; &quot;;&quot;&quot;)">
            <text:p/>
          </table:table-cell>
          <table:table-cell table:style-name="ce222" table:formula="of:=IF(MOD(TRUNC([.$M23]/(2^[.Q$3]));2);&quot; &quot;;&quot;&quot;)">
            <text:p/>
          </table:table-cell>
          <table:table-cell table:style-name="ce222" table:formula="of:=IF(MOD(TRUNC([.$M23]/(2^[.R$3]));2);&quot; &quot;;&quot;&quot;)">
            <text:p/>
          </table:table-cell>
          <table:table-cell table:style-name="ce222" table:formula="of:=IF(MOD(TRUNC([.$M23]/(2^[.S$3]));2);&quot; &quot;;&quot;&quot;)">
            <text:p/>
          </table:table-cell>
          <table:table-cell table:style-name="ce222" table:formula="of:=IF(MOD(TRUNC([.$M23]/(2^[.T$3]));2);&quot; &quot;;&quot;&quot;)">
            <text:p/>
          </table:table-cell>
          <table:table-cell table:style-name="ce222" table:formula="of:=IF(MOD(TRUNC([.$M23]/(2^[.U$3]));2);&quot; &quot;;&quot;&quot;)">
            <text:p/>
          </table:table-cell>
          <table:table-cell table:style-name="ce222" table:formula="of:=IF(MOD(TRUNC([.$M23]/(2^[.V$3]));2);&quot; &quot;;&quot;&quot;)">
            <text:p/>
          </table:table-cell>
          <table:table-cell table:style-name="ce227" table:formula="of:=IF(MOD(TRUNC([.$M23]/(2^[.W$3]));2);&quot; &quot;;&quot;&quot;)">
            <text:p/>
          </table:table-cell>
          <table:table-cell table:style-name="Default" table:number-columns-repeated="10"/>
          <table:table-cell/>
          <table:table-cell table:style-name="Default"/>
          <table:table-cell table:style-name="ce237"/>
          <table:table-cell table:style-name="Default" table:number-columns-repeated="3"/>
          <table:table-cell table:number-columns-repeated="985"/>
        </table:table-row>
        <table:table-row table:style-name="ro1">
          <table:table-cell office:value-type="string" calcext:value-type="string">
            <text:p>movm</text:p>
          </table:table-cell>
          <table:table-cell table:style-name="ce9" office:value-type="string" calcext:value-type="string">
            <text:p>move to memory</text:p>
          </table:table-cell>
          <table:table-cell table:style-name="ce117"/>
          <table:table-cell table:style-name="ce124" office:value-type="string" calcext:value-type="string">
            <text:p>rcx</text:p>
          </table:table-cell>
          <table:table-cell table:style-name="ce128" table:formula="of:=IF(c_reset= 1; 0; IF(AND(rcx&lt;&gt;cx; c_clock=0); cx; rcx))" office:value-type="float" office:value="0" calcext:value-type="float">
            <text:p>0</text:p>
          </table:table-cell>
          <table:table-cell table:style-name="Default"/>
          <table:table-cell table:style-name="ce123" office:value-type="string" calcext:value-type="string">
            <text:p>mem_addr</text:p>
          </table:table-cell>
          <table:table-cell table:style-name="ce144" table:formula="of:=IF(c_reset = 1; 0; IF(OR(command = &quot;movm&quot;; command = &quot;mmov&quot;); IF(opA = &quot;ax&quot; ; ax; IF(opA = &quot;bx&quot;; bx; IF(opA = &quot;cx&quot;; cx; opA))); mem_addr))" office:value-type="float" office:value="5" calcext:value-type="float">
            <text:p>5</text:p>
          </table:table-cell>
          <table:table-cell table:style-name="ce123" table:number-columns-repeated="2"/>
          <table:table-cell table:style-name="Default" table:number-columns-repeated="11"/>
          <table:table-cell table:number-columns-repeated="3"/>
          <table:table-cell office:value-type="string" calcext:value-type="string">
            <text:p>Походу порядок сверху вниз влияет на результат вычисления</text:p>
          </table:table-cell>
          <table:table-cell table:number-columns-repeated="9"/>
          <table:table-cell table:style-name="Default" table:number-columns-repeated="5"/>
          <table:table-cell table:number-columns-repeated="985"/>
        </table:table-row>
        <table:table-row table:style-name="ro3">
          <table:table-cell office:value-type="string" calcext:value-type="string">
            <text:p>jmp</text:p>
          </table:table-cell>
          <table:table-cell table:style-name="ce9"/>
          <table:table-cell table:style-name="ce117"/>
          <table:table-cell/>
          <table:table-cell table:style-name="ce129"/>
          <table:table-cell table:style-name="Default"/>
          <table:table-cell table:style-name="ce123" office:value-type="string" calcext:value-type="string">
            <text:p>mem_value</text:p>
          </table:table-cell>
          <table:table-cell table:style-name="ce144" table:formula="of:=IF(c_reset = 1; 0; IF(command = &quot;movm&quot;; IF(opB = &quot;ax&quot; ; ax; IF(opB = &quot;bx&quot;; bx; IF(opB = &quot;cx&quot;; cx; opB))); IF(command=&quot;mmov&quot;; m_value_out; mem_value)))" office:value-type="float" office:value="0" calcext:value-type="float">
            <text:p>0</text:p>
          </table:table-cell>
          <table:table-cell table:style-name="ce123" table:number-columns-repeated="2"/>
          <table:table-cell table:style-name="Default" table:number-columns-repeated="11"/>
          <table:table-cell table:number-columns-repeated="13"/>
          <table:table-cell table:style-name="ce234"/>
          <table:table-cell table:style-name="ce238"/>
          <table:table-cell table:style-name="ce241"/>
          <table:table-cell table:style-name="ce244"/>
          <table:table-cell table:style-name="Default"/>
          <table:table-cell table:number-columns-repeated="985"/>
        </table:table-row>
        <table:table-row table:style-name="ro3">
          <table:table-cell office:value-type="string" calcext:value-type="string">
            <text:p>push</text:p>
          </table:table-cell>
          <table:table-cell table:style-name="ce9"/>
          <table:table-cell table:style-name="ce117"/>
          <table:table-cell/>
          <table:table-cell table:style-name="ce129"/>
          <table:table-cell/>
          <table:table-cell table:style-name="ce123" office:value-type="string" calcext:value-type="string">
            <text:p>mem_set</text:p>
          </table:table-cell>
          <table:table-cell table:style-name="ce144" table:formula="of:=IF(c_reset = 1; 0; IF(command = &quot;movm&quot; ; 1; 0))" office:value-type="float" office:value="0" calcext:value-type="float">
            <text:p>0</text:p>
          </table:table-cell>
          <table:table-cell table:style-name="ce123" table:number-columns-repeated="2"/>
          <table:table-cell table:style-name="Default" table:number-columns-repeated="11"/>
          <table:table-cell table:style-name="ce122" office:value-type="string" calcext:value-type="string">
            <text:p>key_up</text:p>
          </table:table-cell>
          <table:table-cell table:style-name="ce228" office:value-type="float" office:value="0" calcext:value-type="float">
            <text:p>0</text:p>
          </table:table-cell>
          <table:table-cell table:number-columns-repeated="11"/>
          <table:table-cell table:style-name="ce235"/>
          <table:table-cell table:style-name="ce239"/>
          <table:table-cell table:style-name="ce242"/>
          <table:table-cell table:style-name="ce244"/>
          <table:table-cell table:style-name="Default"/>
          <table:table-cell table:number-columns-repeated="985"/>
        </table:table-row>
        <table:table-row table:style-name="ro1">
          <table:table-cell office:value-type="string" calcext:value-type="string">
            <text:p>pop</text:p>
          </table:table-cell>
          <table:table-cell table:style-name="ce9"/>
          <table:table-cell table:style-name="ce117"/>
          <table:table-cell table:style-name="Default" table:number-columns-repeated="2"/>
          <table:table-cell/>
          <table:table-cell table:style-name="ce123" table:number-columns-repeated="4"/>
          <table:table-cell table:style-name="Default" table:number-columns-repeated="11"/>
          <table:table-cell table:style-name="ce122" office:value-type="string" calcext:value-type="string">
            <text:p>key_down</text:p>
          </table:table-cell>
          <table:table-cell table:style-name="ce228" office:value-type="float" office:value="0" calcext:value-type="float">
            <text:p>0</text:p>
          </table:table-cell>
          <table:table-cell table:number-columns-repeated="11"/>
          <table:table-cell table:style-name="ce236"/>
          <table:table-cell table:style-name="ce240"/>
          <table:table-cell table:style-name="ce243"/>
          <table:table-cell table:style-name="ce244"/>
          <table:table-cell table:style-name="Default"/>
          <table:table-cell table:number-columns-repeated="985"/>
        </table:table-row>
        <table:table-row table:style-name="ro1">
          <table:table-cell table:style-name="ce104" office:value-type="string" calcext:value-type="string">
            <text:p>mmov</text:p>
          </table:table-cell>
          <table:table-cell table:style-name="ce9" office:value-type="string" calcext:value-type="string">
            <text:p>move from memory</text:p>
          </table:table-cell>
          <table:table-cell/>
          <table:table-cell table:style-name="Default" table:number-columns-repeated="2"/>
          <table:table-cell/>
          <table:table-cell table:style-name="ce123" office:value-type="string" calcext:value-type="string">
            <text:p>pop_value</text:p>
          </table:table-cell>
          <table:table-cell table:style-name="ce128" table:formula="of:=s_popvalue" office:value-type="string" office:string-value="A55" calcext:value-type="string">
            <text:p>A55</text:p>
          </table:table-cell>
          <table:table-cell table:style-name="ce161" table:number-columns-repeated="2"/>
          <table:table-cell table:number-columns-repeated="11"/>
          <table:table-cell table:style-name="ce122" office:value-type="string" calcext:value-type="string">
            <text:p>key_left</text:p>
          </table:table-cell>
          <table:table-cell table:style-name="ce228" office:value-type="float" office:value="0" calcext:value-type="float">
            <text:p>0</text:p>
          </table:table-cell>
          <table:table-cell table:number-columns-repeated="15"/>
          <table:table-cell table:style-name="Default"/>
          <table:table-cell table:number-columns-repeated="985"/>
        </table:table-row>
        <table:table-row table:style-name="ro2">
          <table:table-cell table:style-name="Default" table:number-columns-repeated="2"/>
          <table:table-cell/>
          <table:table-cell table:style-name="Default" table:number-columns-repeated="2"/>
          <table:table-cell/>
          <table:table-cell table:style-name="ce123" office:value-type="string" calcext:value-type="string">
            <text:p>push_value</text:p>
          </table:table-cell>
          <table:table-cell table:style-name="ce144" table:formula="of:=IFERROR(IF(command=&quot;push&quot;; opA; push_value);null)" office:value-type="float" office:value="0" calcext:value-type="float">
            <text:p>0</text:p>
          </table:table-cell>
          <table:table-cell table:style-name="ce161" table:number-columns-repeated="2"/>
          <table:table-cell table:number-columns-repeated="11"/>
          <table:table-cell table:style-name="ce122" office:value-type="string" calcext:value-type="string">
            <text:p>key_right</text:p>
          </table:table-cell>
          <table:table-cell table:style-name="ce228" office:value-type="float" office:value="0" calcext:value-type="float">
            <text:p>0</text:p>
          </table:table-cell>
          <table:table-cell table:number-columns-repeated="11"/>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Default" table:number-columns-repeated="3"/>
          <table:table-cell table:style-name="ce124" office:value-type="string" calcext:value-type="string">
            <text:p>push_c</text:p>
          </table:table-cell>
          <table:table-cell table:style-name="ce144" table:formula="of:=IF(command=&quot;push&quot;; c_clock; 0)" office:value-type="float" office:value="0" calcext:value-type="float">
            <text:p>0</text:p>
          </table:table-cell>
          <table:table-cell table:style-name="ce161" table:number-columns-repeated="2"/>
          <table:table-cell table:number-columns-repeated="24"/>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ce103" office:value-type="string" calcext:value-type="string">
            <text:p>Debug:</text:p>
          </table:table-cell>
          <table:table-cell/>
          <table:table-cell table:style-name="Default"/>
          <table:table-cell table:style-name="ce123" office:value-type="string" calcext:value-type="string">
            <text:p>pop_c</text:p>
          </table:table-cell>
          <table:table-cell table:style-name="ce144" table:formula="of:=IF(AND(command=&quot;pop&quot;; c_clock = 1); 1; 0)" office:value-type="float" office:value="0" calcext:value-type="float">
            <text:p>0</text:p>
          </table:table-cell>
          <table:table-cell table:style-name="ce161" table:number-columns-repeated="2"/>
          <table:table-cell table:number-columns-repeated="28"/>
          <table:table-cell table:style-name="Default"/>
          <table:table-cell table:number-columns-repeated="985"/>
        </table:table-row>
        <table:table-row table:style-name="ro1">
          <table:table-cell table:style-name="Default" table:number-columns-repeated="2"/>
          <table:table-cell/>
          <table:table-cell office:value-type="string" calcext:value-type="string">
            <text:p>opA[text]</text:p>
          </table:table-cell>
          <table:table-cell table:style-name="ce130" table:formula="of:=IFERROR(FORMULA(INDIRECT(ADDRESS(cur_row; cur_col + 1; 1;0); 0)); INDIRECT(ADDRESS(cur_row; cur_col + 1; 1;0); 0))" office:value-type="string" office:string-value="A55" calcext:value-type="string">
            <text:p>A55</text:p>
          </table:table-cell>
          <table:table-cell table:style-name="Default" table:number-columns-repeated="18"/>
          <table:table-cell/>
          <table:table-cell table:style-name="Default" table:number-columns-repeated="26"/>
          <table:table-cell table:number-columns-repeated="974"/>
        </table:table-row>
        <table:table-row table:style-name="ro1">
          <table:table-cell table:style-name="Default" table:number-columns-repeated="2"/>
          <table:table-cell/>
          <table:table-cell office:value-type="string" calcext:value-type="string">
            <text:p>opB[text]</text:p>
          </table:table-cell>
          <table:table-cell table:style-name="ce130" table:formula="of:=IFERROR(FORMULA(INDIRECT(ADDRESS(cur_row; cur_col + 2; 1;0); 0)); INDIRECT(ADDRESS(cur_row; cur_col + 2; 1;0); 0))" office:value-type="string" office:string-value="-" calcext:value-type="string">
            <text:p>-</text:p>
          </table:table-cell>
          <table:table-cell table:style-name="Default" table:number-columns-repeated="55"/>
          <table:table-cell table:number-columns-repeated="964"/>
        </table:table-row>
        <table:table-row table:style-name="ro1">
          <table:table-cell table:style-name="Default" table:number-columns-repeated="2"/>
          <table:table-cell table:number-columns-repeated="8"/>
          <table:table-cell table:style-name="Default" table:number-columns-repeated="14"/>
          <table:table-cell table:style-name="ce229"/>
          <table:table-cell table:style-name="Default" table:number-columns-repeated="35"/>
          <table:table-cell table:number-columns-repeated="964"/>
        </table:table-row>
        <table:table-row table:style-name="ro1">
          <table:table-cell table:style-name="Default" table:number-columns-repeated="2"/>
          <table:table-cell/>
          <table:table-cell office:value-type="string" calcext:value-type="string">
            <text:p>push_c</text:p>
          </table:table-cell>
          <table:table-cell table:formula="of:=[.H30]"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style-name="Default" table:number-columns-repeated="2"/>
          <table:table-cell/>
          <table:table-cell office:value-type="string" calcext:value-type="string">
            <text:p>pop_c</text:p>
          </table:table-cell>
          <table:table-cell table:formula="of:=[.H31]"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table-cell table:style-name="ce9"/>
          <table:table-cell/>
          <table:table-cell office:value-type="string" calcext:value-type="string">
            <text:p>push_value</text:p>
          </table:table-cell>
          <table:table-cell table:formula="of:=[.H29]"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number-rows-repeated="2">
          <table:table-cell/>
          <table:table-cell table:style-name="ce9"/>
          <table:table-cell table:number-columns-repeated="8"/>
          <table:table-cell table:style-name="Default" table:number-columns-repeated="50"/>
          <table:table-cell table:number-columns-repeated="964"/>
        </table:table-row>
        <table:table-row table:style-name="ro1">
          <table:table-cell office:value-type="string" calcext:value-type="string">
            <text:p>test_FW_01</text:p>
          </table:table-cell>
          <table:table-cell table:number-columns-repeated="9"/>
          <table:table-cell table:style-name="Default" table:number-columns-repeated="28"/>
          <table:table-cell table:number-columns-repeated="986"/>
        </table:table-row>
        <table:table-row table:style-name="ro1">
          <table:table-cell table:style-name="ce103" office:value-type="string" calcext:value-type="string">
            <text:p>cmd</text:p>
          </table:table-cell>
          <table:table-cell table:style-name="ce113" office:value-type="string" calcext:value-type="string">
            <office:annotation draw:style-name="gr1" draw:text-style-name="P2" svg:width="2.899cm" svg:height="1.386cm" svg:x="5.717cm" svg:y="16.892cm" draw:caption-point-x="-0.61cm" draw:caption-point-y="1.51cm">
              <dc:date>2014-12-23T00:00:00</dc:date>
              <text:p text:style-name="P2"><text:span text:style-name="T1">Should use rxx registers in formulas</text:span></text:p>
            </office:annotation>
            <text:p>operand1</text:p>
          </table:table-cell>
          <table:table-cell table:style-name="ce119" office:value-type="string" calcext:value-type="string">
            <text:p>operand2</text:p>
          </table:table-cell>
          <table:table-cell table:style-name="ce103" office:value-type="string" calcext:value-type="string">
            <text:p>comment</text:p>
          </table:table-cell>
          <table:table-cell table:style-name="Default"/>
          <table:table-cell/>
          <table:table-cell table:style-name="ce103" office:value-type="string" calcext:value-type="string">
            <text:p>figure output procedure ([30] — x [31] — y [32] — figureN)</text:p>
          </table:table-cell>
          <table:table-cell table:number-columns-repeated="3"/>
          <table:table-cell table:style-name="Default" table:number-columns-repeated="28"/>
          <table:table-cell table:number-columns-repeated="986"/>
        </table:table-row>
        <table:table-row table:style-name="ro1">
          <table:table-cell table:style-name="Default" office:value-type="string" calcext:value-type="string">
            <text:p>jmp</text:p>
          </table:table-cell>
          <table:table-cell table:style-name="ce114" office:value-type="string" calcext:value-type="string">
            <text:p>A43</text:p>
          </table:table-cell>
          <table:table-cell table:style-name="ce120"/>
          <table:table-cell/>
          <table:table-cell table:style-name="Default"/>
          <table:table-cell table:number-columns-repeated="5"/>
          <table:table-cell table:style-name="Default" table:number-columns-repeated="28"/>
          <table:table-cell table:number-columns-repeated="986"/>
        </table:table-row>
        <table:table-row table:style-name="ro1">
          <table:table-cell office:value-type="string" calcext:value-type="string">
            <text:p>movm</text:p>
          </table:table-cell>
          <table:table-cell office:value-type="float" office:value="20" calcext:value-type="float">
            <text:p>20</text:p>
          </table:table-cell>
          <table:table-cell table:formula="of:=HEX2DEC(660)" office:value-type="float" office:value="1632" calcext:value-type="float">
            <text:p>1632</text:p>
          </table:table-cell>
          <table:table-cell office:value-type="string" calcext:value-type="string">
            <text:p>loading figures in memory</text:p>
          </table:table-cell>
          <table:table-cell table:style-name="Default"/>
          <table:table-cell/>
          <table:table-cell table:style-name="ce133" office:value-type="string" calcext:value-type="string">
            <text:p>mmov</text:p>
          </table:table-cell>
          <table:table-cell table:style-name="ce145" office:value-type="float" office:value="32" calcext:value-type="float">
            <text:p>32</text:p>
          </table:table-cell>
          <table:table-cell table:style-name="ce162" office:value-type="string" calcext:value-type="string">
            <text:p>bx</text:p>
          </table:table-cell>
          <table:table-cell table:style-name="Default" office:value-type="string" calcext:value-type="string">
            <text:p>figure number</text:p>
          </table:table-cell>
          <table:table-cell/>
          <table:table-cell table:style-name="ce188"/>
          <table:table-cell table:style-name="ce194"/>
          <table:table-cell table:style-name="ce209"/>
          <table:table-cell table:number-columns-repeated="7"/>
          <table:table-cell table:style-name="Default"/>
          <table:table-cell/>
          <table:table-cell table:style-name="Default" table:number-columns-repeated="15"/>
          <table:table-cell table:number-columns-repeated="986"/>
        </table:table-row>
        <table:table-row table:style-name="ro1">
          <table:table-cell office:value-type="string" calcext:value-type="string">
            <text:p>movm</text:p>
          </table:table-cell>
          <table:table-cell office:value-type="float" office:value="21" calcext:value-type="float">
            <text:p>21</text:p>
          </table:table-cell>
          <table:table-cell table:formula="of:=HEX2DEC(6444)" office:value-type="float" office:value="25668" calcext:value-type="float">
            <text:p>25668</text:p>
          </table:table-cell>
          <table:table-cell/>
          <table:table-cell table:style-name="Default"/>
          <table:table-cell/>
          <table:table-cell table:style-name="ce134" office:value-type="string" calcext:value-type="string">
            <text:p>mmov</text:p>
          </table:table-cell>
          <table:table-cell table:style-name="ce146" table:formula="of:=20 + rbx" office:value-type="float" office:value="25" calcext:value-type="float">
            <text:p>25</text:p>
          </table:table-cell>
          <table:table-cell table:style-name="ce163" office:value-type="string" calcext:value-type="string">
            <text:p>ax</text:p>
          </table:table-cell>
          <table:table-cell table:style-name="ce178" office:value-type="string" calcext:value-type="string">
            <text:p>figure</text:p>
          </table:table-cell>
          <table:table-cell/>
          <table:table-cell table:style-name="Default" table:number-columns-repeated="3"/>
          <table:table-cell table:number-columns-repeated="19"/>
          <table:table-cell table:style-name="Default" table:number-columns-repeated="5"/>
          <table:table-cell table:number-columns-repeated="986"/>
        </table:table-row>
        <table:table-row table:style-name="ro1">
          <table:table-cell office:value-type="string" calcext:value-type="string">
            <text:p>movm</text:p>
          </table:table-cell>
          <table:table-cell office:value-type="float" office:value="22" calcext:value-type="float">
            <text:p>22</text:p>
          </table:table-cell>
          <table:table-cell table:formula="of:=HEX2DEC(6222)" office:value-type="float" office:value="25122" calcext:value-type="float">
            <text:p>25122</text:p>
          </table:table-cell>
          <table:table-cell/>
          <table:table-cell table:style-name="Default"/>
          <table:table-cell/>
          <table:table-cell office:value-type="string" calcext:value-type="string">
            <text:p>push</text:p>
          </table:table-cell>
          <table:table-cell table:style-name="ce147" table:formula="of:=ROUNDDOWN(rax / HEX2DEC(1000))" office:value-type="float" office:value="0" calcext:value-type="float">
            <text:p>0</text:p>
          </table:table-cell>
          <table:table-cell table:style-name="ce164" office:value-type="string" calcext:value-type="string">
            <text:p>-</text:p>
          </table:table-cell>
          <table:table-cell table:style-name="ce179" office:value-type="string" calcext:value-type="string">
            <text:p>push 1st raw of figure</text:p>
          </table:table-cell>
          <table:table-cell table:number-columns-repeated="11"/>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23" calcext:value-type="float">
            <text:p>23</text:p>
          </table:table-cell>
          <table:table-cell table:formula="of:=HEX2DEC(630)" office:value-type="float" office:value="1584" calcext:value-type="float">
            <text:p>1584</text:p>
          </table:table-cell>
          <table:table-cell/>
          <table:table-cell table:style-name="Default"/>
          <table:table-cell/>
          <table:table-cell office:value-type="string" calcext:value-type="string">
            <text:p>push</text:p>
          </table:table-cell>
          <table:table-cell table:style-name="ce148" table:formula="of:=ROUNDDOWN(MOD(rax; HEX2DEC(1000)) / HEX2DEC(100))" office:value-type="float" office:value="0" calcext:value-type="float">
            <text:p>0</text:p>
          </table:table-cell>
          <table:table-cell table:style-name="ce165" office:value-type="string" calcext:value-type="string">
            <text:p>-</text:p>
          </table:table-cell>
          <table:table-cell table:style-name="ce180" office:value-type="string" calcext:value-type="string">
            <text:p>push 2nd raw of figure</text:p>
          </table:table-cell>
          <table:table-cell table:number-columns-repeated="2"/>
          <table:table-cell table:style-name="ce195"/>
          <table:table-cell table:style-name="ce210"/>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24" calcext:value-type="float">
            <text:p>24</text:p>
          </table:table-cell>
          <table:table-cell table:formula="of:=HEX2DEC(&quot;06C0&quot;)" office:value-type="float" office:value="1728" calcext:value-type="float">
            <text:p>1728</text:p>
          </table:table-cell>
          <table:table-cell/>
          <table:table-cell table:style-name="Default"/>
          <table:table-cell/>
          <table:table-cell table:style-name="ce135" office:value-type="string" calcext:value-type="string">
            <text:p>push</text:p>
          </table:table-cell>
          <table:table-cell table:style-name="ce149" table:formula="of:=ROUNDDOWN(MOD(rax; HEX2DEC(100)) / HEX2DEC(10))" office:value-type="float" office:value="0" calcext:value-type="float">
            <text:p>0</text:p>
          </table:table-cell>
          <table:table-cell table:style-name="ce166" office:value-type="string" calcext:value-type="string">
            <text:p>-</text:p>
          </table:table-cell>
          <table:table-cell table:style-name="ce181" office:value-type="string" calcext:value-type="string">
            <text:p>push 3th raw of figure</text:p>
          </table:table-cell>
          <table:table-cell/>
          <table:table-cell table:style-name="ce189"/>
          <table:table-cell table:style-name="ce196"/>
          <table:table-cell table:style-name="ce211"/>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25" calcext:value-type="float">
            <text:p>25</text:p>
          </table:table-cell>
          <table:table-cell table:formula="of:=HEX2DEC(270)" office:value-type="float" office:value="624" calcext:value-type="float">
            <text:p>624</text:p>
          </table:table-cell>
          <table:table-cell/>
          <table:table-cell table:style-name="Default"/>
          <table:table-cell/>
          <table:table-cell office:value-type="string" calcext:value-type="string">
            <text:p>push</text:p>
          </table:table-cell>
          <table:table-cell table:style-name="ce150" table:formula="of:=MOD(rax; HEX2DEC(10))" office:value-type="float" office:value="5" calcext:value-type="float">
            <text:p>5</text:p>
          </table:table-cell>
          <table:table-cell table:style-name="ce167" office:value-type="string" calcext:value-type="string">
            <text:p>-</text:p>
          </table:table-cell>
          <table:table-cell table:style-name="ce182" office:value-type="string" calcext:value-type="string">
            <text:p>push 4th raw of figure</text:p>
          </table:table-cell>
          <table:table-cell/>
          <table:table-cell table:style-name="ce190"/>
          <table:table-cell table:style-name="ce197"/>
          <table:table-cell table:style-name="ce212"/>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26" calcext:value-type="float">
            <text:p>26</text:p>
          </table:table-cell>
          <table:table-cell table:formula="of:=HEX2DEC(&quot;0F00&quot;)" office:value-type="float" office:value="3840" calcext:value-type="float">
            <text:p>3840</text:p>
          </table:table-cell>
          <table:table-cell/>
          <table:table-cell table:style-name="Default"/>
          <table:table-cell/>
          <table:table-cell table:style-name="ce136" office:value-type="string" calcext:value-type="string">
            <text:p>mmov</text:p>
          </table:table-cell>
          <table:table-cell table:style-name="ce151" office:value-type="float" office:value="30" calcext:value-type="float">
            <text:p>30</text:p>
          </table:table-cell>
          <table:table-cell table:style-name="ce168" office:value-type="string" calcext:value-type="string">
            <text:p>ax</text:p>
          </table:table-cell>
          <table:table-cell table:style-name="ce183" office:value-type="string" calcext:value-type="string">
            <text:p>get x coord</text:p>
          </table:table-cell>
          <table:table-cell/>
          <table:table-cell table:style-name="ce191"/>
          <table:table-cell table:style-name="ce198"/>
          <table:table-cell table:style-name="ce213"/>
          <table:table-cell table:number-columns-repeated="7"/>
          <table:table-cell table:style-name="Default" table:number-columns-repeated="16"/>
          <table:table-cell table:number-columns-repeated="987"/>
        </table:table-row>
        <table:table-row table:style-name="ro1">
          <table:table-cell office:value-type="string" calcext:value-type="string">
            <text:p>push</text:p>
          </table:table-cell>
          <table:table-cell office:value-type="string" calcext:value-type="string">
            <text:p>A55</text:p>
          </table:table-cell>
          <table:table-cell office:value-type="string" calcext:value-type="string">
            <text:p>-</text:p>
          </table:table-cell>
          <table:table-cell office:value-type="string" calcext:value-type="string">
            <text:p>push return point</text:p>
          </table:table-cell>
          <table:table-cell table:style-name="Default"/>
          <table:table-cell/>
          <table:table-cell table:style-name="ce137" office:value-type="string" calcext:value-type="string">
            <text:p>mmov</text:p>
          </table:table-cell>
          <table:table-cell table:style-name="ce152" office:value-type="float" office:value="31" calcext:value-type="float">
            <text:p>31</text:p>
          </table:table-cell>
          <table:table-cell table:style-name="ce169" office:value-type="string" calcext:value-type="string">
            <text:p>bx</text:p>
          </table:table-cell>
          <table:table-cell table:style-name="ce183" office:value-type="string" calcext:value-type="string">
            <text:p>get y coord</text:p>
          </table:table-cell>
          <table:table-cell table:number-columns-repeated="2"/>
          <table:table-cell table:style-name="ce199"/>
          <table:table-cell table:style-name="ce214"/>
          <table:table-cell table:number-columns-repeated="7"/>
          <table:table-cell table:style-name="Default" table:number-columns-repeated="16"/>
          <table:table-cell/>
          <table:table-cell table:style-name="Default"/>
          <table:table-cell table:number-columns-repeated="985"/>
        </table:table-row>
        <table:table-row table:style-name="ro1">
          <table:table-cell office:value-type="string" calcext:value-type="string">
            <text:p>movm</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mov x to [30]</text:p>
          </table:table-cell>
          <table:table-cell table:style-name="Default"/>
          <table:table-cell/>
          <table:table-cell table:style-name="ce138" office:value-type="string" calcext:value-type="string">
            <text:p>pop</text:p>
          </table:table-cell>
          <table:table-cell table:style-name="ce153" office:value-type="string" calcext:value-type="string">
            <text:p>cx</text:p>
          </table:table-cell>
          <table:table-cell table:style-name="ce170" office:value-type="string" calcext:value-type="string">
            <text:p>-</text:p>
          </table:table-cell>
          <table:table-cell table:style-name="ce182" office:value-type="string" calcext:value-type="string">
            <text:p>get figure raw</text:p>
          </table:table-cell>
          <table:table-cell/>
          <table:table-cell table:style-name="ce192"/>
          <table:table-cell table:style-name="ce200"/>
          <table:table-cell table:style-name="ce215"/>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31" calcext:value-type="float">
            <text:p>31</text:p>
          </table:table-cell>
          <table:table-cell office:value-type="float" office:value="5" calcext:value-type="float">
            <text:p>5</text:p>
          </table:table-cell>
          <table:table-cell office:value-type="string" calcext:value-type="string">
            <text:p>mov y to [31]</text:p>
          </table:table-cell>
          <table:table-cell table:style-name="Default"/>
          <table:table-cell/>
          <table:table-cell table:style-name="ce139" office:value-type="string" calcext:value-type="string">
            <text:p>movm</text:p>
          </table:table-cell>
          <table:table-cell table:style-name="ce154" table:formula="of:=(rbx+3)" office:value-type="float" office:value="8" calcext:value-type="float">
            <text:p>8</text:p>
          </table:table-cell>
          <table:table-cell table:style-name="ce171" table:formula="of:=IF(10 - rax &gt; 4; rcx * 2 ^ (6 - rax); ROUNDDOWN(rcx / 2^(rax - 6)))" office:value-type="float" office:value="0" calcext:value-type="float">
            <text:p>0</text:p>
          </table:table-cell>
          <table:table-cell table:style-name="ce182" office:value-type="string" calcext:value-type="string">
            <text:p>draw on screen</text:p>
          </table:table-cell>
          <table:table-cell table:number-columns-repeated="2"/>
          <table:table-cell table:style-name="ce201"/>
          <table:table-cell table:style-name="ce216"/>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mov figN to [32]</text:p>
          </table:table-cell>
          <table:table-cell table:style-name="Default"/>
          <table:table-cell/>
          <table:table-cell table:style-name="ce140" office:value-type="string" calcext:value-type="string">
            <text:p>pop</text:p>
          </table:table-cell>
          <table:table-cell table:style-name="ce155" office:value-type="string" calcext:value-type="string">
            <text:p>cx</text:p>
          </table:table-cell>
          <table:table-cell table:style-name="ce172" office:value-type="string" calcext:value-type="string">
            <text:p>-</text:p>
          </table:table-cell>
          <table:table-cell table:style-name="ce182" office:value-type="string" calcext:value-type="string">
            <text:p>get figure raw</text:p>
          </table:table-cell>
          <table:table-cell table:number-columns-repeated="2"/>
          <table:table-cell table:style-name="ce202"/>
          <table:table-cell table:style-name="ce217"/>
          <table:table-cell table:number-columns-repeated="7"/>
          <table:table-cell table:style-name="Default" table:number-columns-repeated="16"/>
          <table:table-cell table:number-columns-repeated="987"/>
        </table:table-row>
        <table:table-row table:style-name="ro1">
          <table:table-cell office:value-type="string" calcext:value-type="string">
            <text:p>jmp</text:p>
          </table:table-cell>
          <table:table-cell office:value-type="string" calcext:value-type="string">
            <text:p>G43</text:p>
          </table:table-cell>
          <table:table-cell office:value-type="string" calcext:value-type="string">
            <text:p>-</text:p>
          </table:table-cell>
          <table:table-cell office:value-type="string" calcext:value-type="string">
            <text:p>call</text:p>
          </table:table-cell>
          <table:table-cell table:style-name="Default"/>
          <table:table-cell/>
          <table:table-cell table:style-name="ce141" office:value-type="string" calcext:value-type="string">
            <text:p>movm</text:p>
          </table:table-cell>
          <table:table-cell table:style-name="ce156" table:formula="of:=(rbx+2)" office:value-type="float" office:value="7" calcext:value-type="float">
            <text:p>7</text:p>
          </table:table-cell>
          <table:table-cell table:style-name="ce173" table:formula="of:=IF(10 - rax &gt; 4; rcx * 2 ^ (6 - rax); ROUNDDOWN(rcx / 2^(rax - 6)))" office:value-type="float" office:value="0" calcext:value-type="float">
            <text:p>0</text:p>
          </table:table-cell>
          <table:table-cell table:style-name="ce182" office:value-type="string" calcext:value-type="string">
            <text:p>draw on screen</text:p>
          </table:table-cell>
          <table:table-cell table:number-columns-repeated="2"/>
          <table:table-cell table:style-name="ce203"/>
          <table:table-cell table:style-name="ce218"/>
          <table:table-cell table:number-columns-repeated="7"/>
          <table:table-cell table:style-name="Default" table:number-columns-repeated="16"/>
          <table:table-cell table:number-columns-repeated="987"/>
        </table:table-row>
        <table:table-row table:style-name="ro1">
          <table:table-cell office:value-type="string" calcext:value-type="string">
            <text:p>jmp</text:p>
          </table:table-cell>
          <table:table-cell office:value-type="string" calcext:value-type="string">
            <text:p>A55</text:p>
          </table:table-cell>
          <table:table-cell office:value-type="string" calcext:value-type="string">
            <text:p>-</text:p>
          </table:table-cell>
          <table:table-cell table:number-columns-repeated="3"/>
          <table:table-cell table:style-name="ce142" office:value-type="string" calcext:value-type="string">
            <text:p>pop</text:p>
          </table:table-cell>
          <table:table-cell table:style-name="ce157" office:value-type="string" calcext:value-type="string">
            <text:p>cx</text:p>
          </table:table-cell>
          <table:table-cell table:style-name="ce174" office:value-type="string" calcext:value-type="string">
            <text:p>-</text:p>
          </table:table-cell>
          <table:table-cell table:style-name="ce182" office:value-type="string" calcext:value-type="string">
            <text:p>get figure raw</text:p>
          </table:table-cell>
          <table:table-cell table:number-columns-repeated="11"/>
          <table:table-cell table:style-name="Default" table:number-columns-repeated="16"/>
          <table:table-cell table:number-columns-repeated="987"/>
        </table:table-row>
        <table:table-row table:style-name="ro1">
          <table:table-cell table:number-columns-repeated="6"/>
          <table:table-cell office:value-type="string" calcext:value-type="string">
            <text:p>movm</text:p>
          </table:table-cell>
          <table:table-cell table:style-name="ce158" table:formula="of:=(rbx+1)" office:value-type="float" office:value="6" calcext:value-type="float">
            <text:p>6</text:p>
          </table:table-cell>
          <table:table-cell table:style-name="ce175" table:formula="of:=IF(10 - rax &gt; 4; rcx * 2 ^ (6 - rax); ROUNDDOWN(rcx / 2^(rax - 6)))" office:value-type="float" office:value="0" calcext:value-type="float">
            <text:p>0</text:p>
          </table:table-cell>
          <table:table-cell table:style-name="ce182" office:value-type="string" calcext:value-type="string">
            <text:p>draw on screen</text:p>
          </table:table-cell>
          <table:table-cell table:number-columns-repeated="11"/>
          <table:table-cell table:style-name="Default" table:number-columns-repeated="16"/>
          <table:table-cell table:number-columns-repeated="987"/>
        </table:table-row>
        <table:table-row table:style-name="ro1">
          <table:table-cell table:number-columns-repeated="6"/>
          <table:table-cell office:value-type="string" calcext:value-type="string">
            <text:p>pop</text:p>
          </table:table-cell>
          <table:table-cell table:style-name="ce159" office:value-type="string" calcext:value-type="string">
            <text:p>cx</text:p>
          </table:table-cell>
          <table:table-cell table:style-name="ce176" office:value-type="string" calcext:value-type="string">
            <text:p>-</text:p>
          </table:table-cell>
          <table:table-cell table:style-name="ce182" office:value-type="string" calcext:value-type="string">
            <text:p>get figure raw</text:p>
          </table:table-cell>
          <table:table-cell table:number-columns-repeated="11"/>
          <table:table-cell table:style-name="Default" table:number-columns-repeated="16"/>
          <table:table-cell table:number-columns-repeated="987"/>
        </table:table-row>
        <table:table-row table:style-name="ro1">
          <table:table-cell table:number-columns-repeated="6"/>
          <table:table-cell office:value-type="string" calcext:value-type="string">
            <text:p>movm</text:p>
          </table:table-cell>
          <table:table-cell table:style-name="ce160" table:formula="of:=(rbx)" office:value-type="float" office:value="5" calcext:value-type="float">
            <text:p>5</text:p>
          </table:table-cell>
          <table:table-cell table:style-name="ce177" table:formula="of:=IF(10 - rax &gt; 4; rcx * 2 ^ (6 - rax); ROUNDDOWN(rcx / 2^(rax - 6)))" office:value-type="float" office:value="0" calcext:value-type="float">
            <text:p>0</text:p>
          </table:table-cell>
          <table:table-cell table:style-name="ce182" office:value-type="string" calcext:value-type="string">
            <text:p>draw on screen</text:p>
          </table:table-cell>
          <table:table-cell/>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table:style-name="Default" table:number-columns-repeated="5"/>
          <table:table-cell/>
          <table:table-cell office:value-type="string" calcext:value-type="string">
            <text:p>pop</text:p>
          </table:table-cell>
          <table:table-cell office:value-type="string" calcext:value-type="string">
            <text:p>ip</text:p>
          </table:table-cell>
          <table:table-cell office:value-type="string" calcext:value-type="string">
            <text:p>-</text:p>
          </table:table-cell>
          <table:table-cell table:style-name="ce183" office:value-type="string" calcext:value-type="string">
            <text:p>return</text:p>
          </table:table-cell>
          <table:table-cell/>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table:style-name="Default" table:number-columns-repeated="5"/>
          <table:table-cell table:number-columns-repeated="6"/>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table:style-name="Default" table:number-columns-repeated="5"/>
          <table:table-cell table:number-columns-repeated="7"/>
          <table:table-cell table:style-name="ce204"/>
          <table:table-cell table:style-name="ce219"/>
          <table:table-cell table:number-columns-repeated="7"/>
          <table:table-cell table:style-name="Default" table:number-columns-repeated="16"/>
          <table:table-cell table:number-columns-repeated="987"/>
        </table:table-row>
        <table:table-row table:style-name="ro1" table:number-rows-repeated="5">
          <table:table-cell table:style-name="Default" table:number-columns-repeated="5"/>
          <table:table-cell table:number-columns-repeated="7"/>
          <table:table-cell table:style-name="ce104"/>
          <table:table-cell table:number-columns-repeated="8"/>
          <table:table-cell table:style-name="Default" table:number-columns-repeated="16"/>
          <table:table-cell table:number-columns-repeated="987"/>
        </table:table-row>
        <table:table-row table:style-name="ro1" table:number-rows-repeated="16">
          <table:table-cell table:style-name="Default" table:number-columns-repeated="5"/>
          <table:table-cell table:number-columns-repeated="1019"/>
        </table:table-row>
        <table:table-row table:style-name="ro1" table:number-rows-repeated="2">
          <table:table-cell table:number-columns-repeated="1024"/>
        </table:table-row>
        <table:table-row table:style-name="ro1">
          <table:table-cell/>
          <table:table-cell table:style-name="ce115"/>
          <table:table-cell table:number-columns-repeated="1022"/>
        </table:table-row>
        <table:table-row table:style-name="ro1">
          <table:table-cell table:style-name="ce105"/>
          <table:table-cell table:style-name="ce116"/>
          <table:table-cell table:style-name="ce121"/>
          <table:table-cell table:style-name="ce125"/>
          <table:table-cell table:number-columns-repeated="1020"/>
        </table:table-row>
        <table:table-row table:style-name="ro1">
          <table:table-cell table:style-name="Default" table:number-columns-repeated="5"/>
          <table:table-cell table:number-columns-repeated="1019"/>
        </table:table-row>
        <table:table-row table:style-name="ro1" table:number-rows-repeated="7">
          <table:table-cell table:style-name="Default"/>
          <table:table-cell table:style-name="ce114"/>
          <table:table-cell table:style-name="ce117"/>
          <table:table-cell table:style-name="ce126"/>
          <table:table-cell table:style-name="Default"/>
          <table:table-cell table:number-columns-repeated="1019"/>
        </table:table-row>
        <table:table-row table:style-name="ro1">
          <table:table-cell table:style-name="Default"/>
          <table:table-cell table:style-name="ce114"/>
          <table:table-cell table:style-name="ce117"/>
          <table:table-cell table:style-name="ce126"/>
          <table:table-cell table:style-name="Default" table:number-columns-repeated="3"/>
          <table:table-cell table:number-columns-repeated="1017"/>
        </table:table-row>
        <table:table-row table:style-name="ro1" table:number-rows-repeated="15">
          <table:table-cell table:style-name="Default"/>
          <table:table-cell table:style-name="ce114"/>
          <table:table-cell table:style-name="ce117"/>
          <table:table-cell table:style-name="ce126"/>
          <table:table-cell table:style-name="Default"/>
          <table:table-cell table:number-columns-repeated="1019"/>
        </table:table-row>
        <table:table-row table:style-name="ro1" table:number-rows-repeated="9">
          <table:table-cell table:number-columns-repeated="3"/>
          <table:table-cell table:style-name="ce127"/>
          <table:table-cell table:number-columns-repeated="1020"/>
        </table:table-row>
        <table:table-row table:style-name="ro1" table:number-rows-repeated="1048456">
          <table:table-cell table:number-columns-repeated="1024"/>
        </table:table-row>
        <table:table-row table:style-name="ro1">
          <table:table-cell table:number-columns-repeated="1024"/>
        </table:table-row>
        <calcext:conditional-formats>
          <calcext:conditional-format calcext:target-range-address="Лист2.C88:Лист2.C1048576 Лист2.C83:Лист2.C85 Лист2.C2:Лист2.C58">
            <calcext:condition calcext:apply-style-name="Безымянный1" calcext:value="formula-is(NOT(ISERROR(FORMULA([.C2]))))" calcext:base-cell-address="Лист2.C2"/>
          </calcext:conditional-format>
          <calcext:conditional-format calcext:target-range-address="Лист2.B88:Лист2.B1048576 Лист2.B83:Лист2.B84 Лист2.B40:Лист2.B58 Лист2.B3:Лист2.B3 Лист2.B5:Лист2.B21">
            <calcext:condition calcext:apply-style-name="Безымянный1" calcext:value="formula-is(NOT(ISERROR(FORMULA([.B3]))))" calcext:base-cell-address="Лист2.B3"/>
          </calcext:conditional-format>
          <calcext:conditional-format calcext:target-range-address="Лист2.B3:Лист2.B3 Лист2.B5:Лист2.B21">
            <calcext:condition calcext:apply-style-name="Безымянный1" calcext:value="formula-is(NOT(ISERROR(FORMULA([.B3]))))" calcext:base-cell-address="Лист2.B3"/>
          </calcext:conditional-format>
          <calcext:conditional-format calcext:target-range-address="Лист2.B85:Лист2.B85">
            <calcext:condition calcext:apply-style-name="Безымянный1" calcext:value="formula-is(NOT(ISERROR(FORMULA([.B85]))))" calcext:base-cell-address="Лист2.B85"/>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AK25:Лист2.AK27">
            <calcext:condition calcext:apply-style-name="Безымянный1" calcext:value="formula-is(NOT(ISERROR(FORMULA([.AK25]))))" calcext:base-cell-address="Лист2.AK25"/>
          </calcext:conditional-format>
          <calcext:conditional-format calcext:target-range-address="Лист2.AJ25:Лист2.AJ27">
            <calcext:condition calcext:apply-style-name="Безымянный1" calcext:value="formula-is(NOT(ISERROR(FORMULA([.AJ25]))))" calcext:base-cell-address="Лист2.AJ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3:Лист2.AJ23">
            <calcext:condition calcext:apply-style-name="Безымянный1" calcext:value="formula-is(NOT(ISERROR(FORMULA([.AJ23]))))" calcext:base-cell-address="Лист2.AJ23"/>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N4:Лист2.W23">
            <calcext:condition calcext:apply-style-name="Excel_CondFormat_2_1_1" calcext:value="=&quot; &quot;" calcext:base-cell-address="Лист2.N4"/>
          </calcext:conditional-format>
          <calcext:conditional-format calcext:target-range-address="Лист2.G43:Лист2.G43">
            <calcext:condition calcext:apply-style-name="Безымянный1" calcext:value="formula-is(NOT(ISERROR(FORMULA([.G43]))))" calcext:base-cell-address="Лист2.G43"/>
          </calcext:conditional-format>
          <calcext:conditional-format calcext:target-range-address="Лист2.G43:Лист2.G43">
            <calcext:condition calcext:apply-style-name="Безымянный1" calcext:value="formula-is(NOT(ISERROR(FORMULA([.G43]))))" calcext:base-cell-address="Лист2.G43"/>
          </calcext:conditional-format>
          <calcext:conditional-format calcext:target-range-address="Лист2.G44:Лист2.G44">
            <calcext:condition calcext:apply-style-name="Безымянный1" calcext:value="formula-is(NOT(ISERROR(FORMULA([.G44]))))" calcext:base-cell-address="Лист2.G44"/>
          </calcext:conditional-format>
          <calcext:conditional-format calcext:target-range-address="Лист2.G44:Лист2.G44">
            <calcext:condition calcext:apply-style-name="Безымянный1" calcext:value="formula-is(NOT(ISERROR(FORMULA([.G44]))))" calcext:base-cell-address="Лист2.G4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I45:Лист2.I45">
            <calcext:condition calcext:apply-style-name="Безымянный1" calcext:value="formula-is(NOT(ISERROR(FORMULA([.I45]))))" calcext:base-cell-address="Лист2.I45"/>
          </calcext:conditional-format>
          <calcext:conditional-format calcext:target-range-address="Лист2.I45:Лист2.I45">
            <calcext:condition calcext:apply-style-name="Безымянный1" calcext:value="formula-is(NOT(ISERROR(FORMULA([.I45]))))" calcext:base-cell-address="Лист2.I45"/>
          </calcext:conditional-format>
          <calcext:conditional-format calcext:target-range-address="Лист2.I45:Лист2.I45">
            <calcext:condition calcext:apply-style-name="Безымянный1" calcext:value="formula-is(NOT(ISERROR(FORMULA([.I45]))))" calcext:base-cell-address="Лист2.I45"/>
          </calcext:conditional-format>
          <calcext:conditional-format calcext:target-range-address="Лист2.I45:Лист2.I45">
            <calcext:condition calcext:apply-style-name="Безымянный1" calcext:value="formula-is(NOT(ISERROR(FORMULA([.I45]))))" calcext:base-cell-address="Лист2.I45"/>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I46:Лист2.I46">
            <calcext:condition calcext:apply-style-name="Безымянный1" calcext:value="formula-is(NOT(ISERROR(FORMULA([.I46]))))" calcext:base-cell-address="Лист2.I46"/>
          </calcext:conditional-format>
          <calcext:conditional-format calcext:target-range-address="Лист2.I46:Лист2.I46">
            <calcext:condition calcext:apply-style-name="Безымянный1" calcext:value="formula-is(NOT(ISERROR(FORMULA([.I46]))))" calcext:base-cell-address="Лист2.I46"/>
          </calcext:conditional-format>
          <calcext:conditional-format calcext:target-range-address="Лист2.I46:Лист2.I46">
            <calcext:condition calcext:apply-style-name="Безымянный1" calcext:value="formula-is(NOT(ISERROR(FORMULA([.I46]))))" calcext:base-cell-address="Лист2.I46"/>
          </calcext:conditional-format>
          <calcext:conditional-format calcext:target-range-address="Лист2.I46:Лист2.I46">
            <calcext:condition calcext:apply-style-name="Безымянный1" calcext:value="formula-is(NOT(ISERROR(FORMULA([.I46]))))" calcext:base-cell-address="Лист2.I46"/>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I47:Лист2.I47">
            <calcext:condition calcext:apply-style-name="Безымянный1" calcext:value="formula-is(NOT(ISERROR(FORMULA([.I47]))))" calcext:base-cell-address="Лист2.I47"/>
          </calcext:conditional-format>
          <calcext:conditional-format calcext:target-range-address="Лист2.I47:Лист2.I47">
            <calcext:condition calcext:apply-style-name="Безымянный1" calcext:value="formula-is(NOT(ISERROR(FORMULA([.I47]))))" calcext:base-cell-address="Лист2.I47"/>
          </calcext:conditional-format>
          <calcext:conditional-format calcext:target-range-address="Лист2.I47:Лист2.I47">
            <calcext:condition calcext:apply-style-name="Безымянный1" calcext:value="formula-is(NOT(ISERROR(FORMULA([.I47]))))" calcext:base-cell-address="Лист2.I47"/>
          </calcext:conditional-format>
          <calcext:conditional-format calcext:target-range-address="Лист2.I47:Лист2.I47">
            <calcext:condition calcext:apply-style-name="Безымянный1" calcext:value="formula-is(NOT(ISERROR(FORMULA([.I47]))))" calcext:base-cell-address="Лист2.I47"/>
          </calcext:conditional-format>
          <calcext:conditional-format calcext:target-range-address="Лист2.J48:Лист2.J59">
            <calcext:condition calcext:apply-style-name="Безымянный1" calcext:value="formula-is(NOT(ISERROR(FORMULA([.J48]))))" calcext:base-cell-address="Лист2.J48"/>
          </calcext:conditional-format>
          <calcext:conditional-format calcext:target-range-address="Лист2.J48:Лист2.J59">
            <calcext:condition calcext:apply-style-name="Безымянный1" calcext:value="formula-is(NOT(ISERROR(FORMULA([.J48]))))" calcext:base-cell-address="Лист2.J48"/>
          </calcext:conditional-format>
          <calcext:conditional-format calcext:target-range-address="Лист2.G51:Лист2.G51">
            <calcext:condition calcext:apply-style-name="Безымянный1" calcext:value="formula-is(NOT(ISERROR(FORMULA([.G47]))))" calcext:base-cell-address="Лист2.G51"/>
          </calcext:conditional-format>
          <calcext:conditional-format calcext:target-range-address="Лист2.G51:Лист2.G51">
            <calcext:condition calcext:apply-style-name="Безымянный1" calcext:value="formula-is(NOT(ISERROR(FORMULA([.G47]))))" calcext:base-cell-address="Лист2.G51"/>
          </calcext:conditional-format>
          <calcext:conditional-format calcext:target-range-address="Лист2.G52:Лист2.G52">
            <calcext:condition calcext:apply-style-name="Безымянный1" calcext:value="formula-is(NOT(ISERROR(FORMULA([.G48]))))" calcext:base-cell-address="Лист2.G52"/>
          </calcext:conditional-format>
          <calcext:conditional-format calcext:target-range-address="Лист2.G52:Лист2.G52">
            <calcext:condition calcext:apply-style-name="Безымянный1" calcext:value="formula-is(NOT(ISERROR(FORMULA([.G48]))))" calcext:base-cell-address="Лист2.G52"/>
          </calcext:conditional-format>
          <calcext:conditional-format calcext:target-range-address="Лист2.G55:Лист2.G55">
            <calcext:condition calcext:apply-style-name="Безымянный1" calcext:value="formula-is(NOT(ISERROR(FORMULA([.G51]))))" calcext:base-cell-address="Лист2.G55"/>
          </calcext:conditional-format>
          <calcext:conditional-format calcext:target-range-address="Лист2.G55:Лист2.G55">
            <calcext:condition calcext:apply-style-name="Безымянный1" calcext:value="formula-is(NOT(ISERROR(FORMULA([.G51]))))" calcext:base-cell-address="Лист2.G55"/>
          </calcext:conditional-format>
          <calcext:conditional-format calcext:target-range-address="Лист2.G49:Лист2.G49">
            <calcext:condition calcext:apply-style-name="Безымянный1" calcext:value="formula-is(NOT(ISERROR(FORMULA([.G46]))))" calcext:base-cell-address="Лист2.G49"/>
          </calcext:conditional-format>
          <calcext:conditional-format calcext:target-range-address="Лист2.G49:Лист2.G49">
            <calcext:condition calcext:apply-style-name="Безымянный1" calcext:value="formula-is(NOT(ISERROR(FORMULA([.G46]))))" calcext:base-cell-address="Лист2.G49"/>
          </calcext:conditional-format>
          <calcext:conditional-format calcext:target-range-address="Лист2.G50:Лист2.G50">
            <calcext:condition calcext:apply-style-name="Безымянный1" calcext:value="formula-is(NOT(ISERROR(FORMULA([.G47]))))" calcext:base-cell-address="Лист2.G50"/>
          </calcext:conditional-format>
          <calcext:conditional-format calcext:target-range-address="Лист2.G50:Лист2.G50">
            <calcext:condition calcext:apply-style-name="Безымянный1" calcext:value="formula-is(NOT(ISERROR(FORMULA([.G47]))))" calcext:base-cell-address="Лист2.G50"/>
          </calcext:conditional-format>
          <calcext:conditional-format calcext:target-range-address="Лист2.G53:Лист2.G53">
            <calcext:condition calcext:apply-style-name="Безымянный1" calcext:value="formula-is(NOT(ISERROR(FORMULA([.G49]))))" calcext:base-cell-address="Лист2.G53"/>
          </calcext:conditional-format>
          <calcext:conditional-format calcext:target-range-address="Лист2.G53:Лист2.G53">
            <calcext:condition calcext:apply-style-name="Безымянный1" calcext:value="formula-is(NOT(ISERROR(FORMULA([.G49]))))" calcext:base-cell-address="Лист2.G53"/>
          </calcext:conditional-format>
          <calcext:conditional-format calcext:target-range-address="Лист2.G54:Лист2.G54">
            <calcext:condition calcext:apply-style-name="Безымянный1" calcext:value="formula-is(NOT(ISERROR(FORMULA([.G50]))))" calcext:base-cell-address="Лист2.G54"/>
          </calcext:conditional-format>
          <calcext:conditional-format calcext:target-range-address="Лист2.G54:Лист2.G54">
            <calcext:condition calcext:apply-style-name="Безымянный1" calcext:value="formula-is(NOT(ISERROR(FORMULA([.G50]))))" calcext:base-cell-address="Лист2.G54"/>
          </calcext:conditional-format>
          <calcext:conditional-format calcext:target-range-address="Лист2.G55:Лист2.G55">
            <calcext:condition calcext:apply-style-name="Безымянный1" calcext:value="formula-is(NOT(ISERROR(FORMULA([.G51]))))" calcext:base-cell-address="Лист2.G55"/>
          </calcext:conditional-format>
          <calcext:conditional-format calcext:target-range-address="Лист2.G55:Лист2.G55">
            <calcext:condition calcext:apply-style-name="Безымянный1" calcext:value="formula-is(NOT(ISERROR(FORMULA([.G51]))))" calcext:base-cell-address="Лист2.G55"/>
          </calcext:conditional-format>
          <calcext:conditional-format calcext:target-range-address="Лист2.G52:Лист2.G52">
            <calcext:condition calcext:apply-style-name="Безымянный1" calcext:value="formula-is(NOT(ISERROR(FORMULA([.G48]))))" calcext:base-cell-address="Лист2.G52"/>
          </calcext:conditional-format>
          <calcext:conditional-format calcext:target-range-address="Лист2.G52:Лист2.G52">
            <calcext:condition calcext:apply-style-name="Безымянный1" calcext:value="formula-is(NOT(ISERROR(FORMULA([.G48]))))" calcext:base-cell-address="Лист2.G52"/>
          </calcext:conditional-format>
          <calcext:conditional-format calcext:target-range-address="Лист2.G53:Лист2.G53">
            <calcext:condition calcext:apply-style-name="Безымянный1" calcext:value="formula-is(NOT(ISERROR(FORMULA([.G49]))))" calcext:base-cell-address="Лист2.G53"/>
          </calcext:conditional-format>
          <calcext:conditional-format calcext:target-range-address="Лист2.G53:Лист2.G53">
            <calcext:condition calcext:apply-style-name="Безымянный1" calcext:value="formula-is(NOT(ISERROR(FORMULA([.G49]))))" calcext:base-cell-address="Лист2.G53"/>
          </calcext:conditional-format>
          <calcext:conditional-format calcext:target-range-address="Лист2.G54:Лист2.G54">
            <calcext:condition calcext:apply-style-name="Безымянный1" calcext:value="formula-is(NOT(ISERROR(FORMULA([.G50]))))" calcext:base-cell-address="Лист2.G54"/>
          </calcext:conditional-format>
          <calcext:conditional-format calcext:target-range-address="Лист2.G54:Лист2.G54">
            <calcext:condition calcext:apply-style-name="Безымянный1" calcext:value="formula-is(NOT(ISERROR(FORMULA([.G50]))))" calcext:base-cell-address="Лист2.G54"/>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I48:Лист2.I48">
            <calcext:condition calcext:apply-style-name="Безымянный1" calcext:value="formula-is(NOT(ISERROR(FORMULA([.I48]))))" calcext:base-cell-address="Лист2.I48"/>
          </calcext:conditional-format>
          <calcext:conditional-format calcext:target-range-address="Лист2.I48:Лист2.I48">
            <calcext:condition calcext:apply-style-name="Безымянный1" calcext:value="formula-is(NOT(ISERROR(FORMULA([.I48]))))" calcext:base-cell-address="Лист2.I48"/>
          </calcext:conditional-format>
          <calcext:conditional-format calcext:target-range-address="Лист2.I48:Лист2.I48">
            <calcext:condition calcext:apply-style-name="Безымянный1" calcext:value="formula-is(NOT(ISERROR(FORMULA([.I48]))))" calcext:base-cell-address="Лист2.I48"/>
          </calcext:conditional-format>
          <calcext:conditional-format calcext:target-range-address="Лист2.I48:Лист2.I48">
            <calcext:condition calcext:apply-style-name="Безымянный1" calcext:value="formula-is(NOT(ISERROR(FORMULA([.I48]))))" calcext:base-cell-address="Лист2.I48"/>
          </calcext:conditional-format>
          <calcext:conditional-format calcext:target-range-address="Лист2.H48:Лист2.H48">
            <calcext:condition calcext:apply-style-name="Безымянный1" calcext:value="formula-is(NOT(ISERROR(FORMULA([.H47]))))" calcext:base-cell-address="Лист2.H48"/>
          </calcext:conditional-format>
          <calcext:conditional-format calcext:target-range-address="Лист2.H48:Лист2.H48">
            <calcext:condition calcext:apply-style-name="Безымянный1" calcext:value="formula-is(NOT(ISERROR(FORMULA([.H47]))))" calcext:base-cell-address="Лист2.H48"/>
          </calcext:conditional-format>
          <calcext:conditional-format calcext:target-range-address="Лист2.H48:Лист2.H48">
            <calcext:condition calcext:apply-style-name="Безымянный1" calcext:value="formula-is(NOT(ISERROR(FORMULA([.H47]))))" calcext:base-cell-address="Лист2.H48"/>
          </calcext:conditional-format>
          <calcext:conditional-format calcext:target-range-address="Лист2.H48:Лист2.H48">
            <calcext:condition calcext:apply-style-name="Безымянный1" calcext:value="formula-is(NOT(ISERROR(FORMULA([.H47]))))" calcext:base-cell-address="Лист2.H48"/>
          </calcext:conditional-format>
          <calcext:conditional-format calcext:target-range-address="Лист2.I48:Лист2.I48">
            <calcext:condition calcext:apply-style-name="Безымянный1" calcext:value="formula-is(NOT(ISERROR(FORMULA([.I47]))))" calcext:base-cell-address="Лист2.I48"/>
          </calcext:conditional-format>
          <calcext:conditional-format calcext:target-range-address="Лист2.I48:Лист2.I48">
            <calcext:condition calcext:apply-style-name="Безымянный1" calcext:value="formula-is(NOT(ISERROR(FORMULA([.I47]))))" calcext:base-cell-address="Лист2.I48"/>
          </calcext:conditional-format>
          <calcext:conditional-format calcext:target-range-address="Лист2.I48:Лист2.I48">
            <calcext:condition calcext:apply-style-name="Безымянный1" calcext:value="formula-is(NOT(ISERROR(FORMULA([.I47]))))" calcext:base-cell-address="Лист2.I48"/>
          </calcext:conditional-format>
          <calcext:conditional-format calcext:target-range-address="Лист2.I48:Лист2.I48">
            <calcext:condition calcext:apply-style-name="Безымянный1" calcext:value="formula-is(NOT(ISERROR(FORMULA([.I47]))))" calcext:base-cell-address="Лист2.I48"/>
          </calcext:conditional-format>
          <calcext:conditional-format calcext:target-range-address="Лист2.H49:Лист2.H49">
            <calcext:condition calcext:apply-style-name="Безымянный1" calcext:value="formula-is(NOT(ISERROR(FORMULA([.H48]))))" calcext:base-cell-address="Лист2.H49"/>
          </calcext:conditional-format>
          <calcext:conditional-format calcext:target-range-address="Лист2.H49:Лист2.H49">
            <calcext:condition calcext:apply-style-name="Безымянный1" calcext:value="formula-is(NOT(ISERROR(FORMULA([.H48]))))" calcext:base-cell-address="Лист2.H49"/>
          </calcext:conditional-format>
          <calcext:conditional-format calcext:target-range-address="Лист2.H49:Лист2.H49">
            <calcext:condition calcext:apply-style-name="Безымянный1" calcext:value="formula-is(NOT(ISERROR(FORMULA([.H48]))))" calcext:base-cell-address="Лист2.H49"/>
          </calcext:conditional-format>
          <calcext:conditional-format calcext:target-range-address="Лист2.H49:Лист2.H49">
            <calcext:condition calcext:apply-style-name="Безымянный1" calcext:value="formula-is(NOT(ISERROR(FORMULA([.H48]))))" calcext:base-cell-address="Лист2.H49"/>
          </calcext:conditional-format>
          <calcext:conditional-format calcext:target-range-address="Лист2.I49:Лист2.I49">
            <calcext:condition calcext:apply-style-name="Безымянный1" calcext:value="formula-is(NOT(ISERROR(FORMULA([.I48]))))" calcext:base-cell-address="Лист2.I49"/>
          </calcext:conditional-format>
          <calcext:conditional-format calcext:target-range-address="Лист2.I49:Лист2.I49">
            <calcext:condition calcext:apply-style-name="Безымянный1" calcext:value="formula-is(NOT(ISERROR(FORMULA([.I48]))))" calcext:base-cell-address="Лист2.I49"/>
          </calcext:conditional-format>
          <calcext:conditional-format calcext:target-range-address="Лист2.I49:Лист2.I49">
            <calcext:condition calcext:apply-style-name="Безымянный1" calcext:value="formula-is(NOT(ISERROR(FORMULA([.I48]))))" calcext:base-cell-address="Лист2.I49"/>
          </calcext:conditional-format>
          <calcext:conditional-format calcext:target-range-address="Лист2.I49:Лист2.I49">
            <calcext:condition calcext:apply-style-name="Безымянный1" calcext:value="formula-is(NOT(ISERROR(FORMULA([.I48]))))" calcext:base-cell-address="Лист2.I49"/>
          </calcext:conditional-format>
          <calcext:conditional-format calcext:target-range-address="Лист2.H50:Лист2.H50">
            <calcext:condition calcext:apply-style-name="Безымянный1" calcext:value="formula-is(NOT(ISERROR(FORMULA([.H49]))))" calcext:base-cell-address="Лист2.H50"/>
          </calcext:conditional-format>
          <calcext:conditional-format calcext:target-range-address="Лист2.H50:Лист2.H50">
            <calcext:condition calcext:apply-style-name="Безымянный1" calcext:value="formula-is(NOT(ISERROR(FORMULA([.H49]))))" calcext:base-cell-address="Лист2.H50"/>
          </calcext:conditional-format>
          <calcext:conditional-format calcext:target-range-address="Лист2.H50:Лист2.H50">
            <calcext:condition calcext:apply-style-name="Безымянный1" calcext:value="formula-is(NOT(ISERROR(FORMULA([.H49]))))" calcext:base-cell-address="Лист2.H50"/>
          </calcext:conditional-format>
          <calcext:conditional-format calcext:target-range-address="Лист2.H50:Лист2.H50">
            <calcext:condition calcext:apply-style-name="Безымянный1" calcext:value="formula-is(NOT(ISERROR(FORMULA([.H49]))))" calcext:base-cell-address="Лист2.H50"/>
          </calcext:conditional-format>
          <calcext:conditional-format calcext:target-range-address="Лист2.I50:Лист2.I50">
            <calcext:condition calcext:apply-style-name="Безымянный1" calcext:value="formula-is(NOT(ISERROR(FORMULA([.I49]))))" calcext:base-cell-address="Лист2.I50"/>
          </calcext:conditional-format>
          <calcext:conditional-format calcext:target-range-address="Лист2.I50:Лист2.I50">
            <calcext:condition calcext:apply-style-name="Безымянный1" calcext:value="formula-is(NOT(ISERROR(FORMULA([.I49]))))" calcext:base-cell-address="Лист2.I50"/>
          </calcext:conditional-format>
          <calcext:conditional-format calcext:target-range-address="Лист2.I50:Лист2.I50">
            <calcext:condition calcext:apply-style-name="Безымянный1" calcext:value="formula-is(NOT(ISERROR(FORMULA([.I49]))))" calcext:base-cell-address="Лист2.I50"/>
          </calcext:conditional-format>
          <calcext:conditional-format calcext:target-range-address="Лист2.I50:Лист2.I50">
            <calcext:condition calcext:apply-style-name="Безымянный1" calcext:value="formula-is(NOT(ISERROR(FORMULA([.I49]))))" calcext:base-cell-address="Лист2.I50"/>
          </calcext:conditional-format>
          <calcext:conditional-format calcext:target-range-address="Лист2.H51:Лист2.H51">
            <calcext:condition calcext:apply-style-name="Безымянный1" calcext:value="formula-is(NOT(ISERROR(FORMULA([.H50]))))" calcext:base-cell-address="Лист2.H51"/>
          </calcext:conditional-format>
          <calcext:conditional-format calcext:target-range-address="Лист2.H51:Лист2.H51">
            <calcext:condition calcext:apply-style-name="Безымянный1" calcext:value="formula-is(NOT(ISERROR(FORMULA([.H50]))))" calcext:base-cell-address="Лист2.H51"/>
          </calcext:conditional-format>
          <calcext:conditional-format calcext:target-range-address="Лист2.H51:Лист2.H51">
            <calcext:condition calcext:apply-style-name="Безымянный1" calcext:value="formula-is(NOT(ISERROR(FORMULA([.H50]))))" calcext:base-cell-address="Лист2.H51"/>
          </calcext:conditional-format>
          <calcext:conditional-format calcext:target-range-address="Лист2.H51:Лист2.H51">
            <calcext:condition calcext:apply-style-name="Безымянный1" calcext:value="formula-is(NOT(ISERROR(FORMULA([.H50]))))" calcext:base-cell-address="Лист2.H51"/>
          </calcext:conditional-format>
          <calcext:conditional-format calcext:target-range-address="Лист2.I51:Лист2.I51">
            <calcext:condition calcext:apply-style-name="Безымянный1" calcext:value="formula-is(NOT(ISERROR(FORMULA([.I50]))))" calcext:base-cell-address="Лист2.I51"/>
          </calcext:conditional-format>
          <calcext:conditional-format calcext:target-range-address="Лист2.I51:Лист2.I51">
            <calcext:condition calcext:apply-style-name="Безымянный1" calcext:value="formula-is(NOT(ISERROR(FORMULA([.I50]))))" calcext:base-cell-address="Лист2.I51"/>
          </calcext:conditional-format>
          <calcext:conditional-format calcext:target-range-address="Лист2.I51:Лист2.I51">
            <calcext:condition calcext:apply-style-name="Безымянный1" calcext:value="formula-is(NOT(ISERROR(FORMULA([.I50]))))" calcext:base-cell-address="Лист2.I51"/>
          </calcext:conditional-format>
          <calcext:conditional-format calcext:target-range-address="Лист2.I51:Лист2.I51">
            <calcext:condition calcext:apply-style-name="Безымянный1" calcext:value="formula-is(NOT(ISERROR(FORMULA([.I50]))))" calcext:base-cell-address="Лист2.I51"/>
          </calcext:conditional-format>
          <calcext:conditional-format calcext:target-range-address="Лист2.H52:Лист2.H52">
            <calcext:condition calcext:apply-style-name="Безымянный1" calcext:value="formula-is(NOT(ISERROR(FORMULA([.H51]))))" calcext:base-cell-address="Лист2.H52"/>
          </calcext:conditional-format>
          <calcext:conditional-format calcext:target-range-address="Лист2.H52:Лист2.H52">
            <calcext:condition calcext:apply-style-name="Безымянный1" calcext:value="formula-is(NOT(ISERROR(FORMULA([.H51]))))" calcext:base-cell-address="Лист2.H52"/>
          </calcext:conditional-format>
          <calcext:conditional-format calcext:target-range-address="Лист2.H52:Лист2.H52">
            <calcext:condition calcext:apply-style-name="Безымянный1" calcext:value="formula-is(NOT(ISERROR(FORMULA([.H51]))))" calcext:base-cell-address="Лист2.H52"/>
          </calcext:conditional-format>
          <calcext:conditional-format calcext:target-range-address="Лист2.H52:Лист2.H52">
            <calcext:condition calcext:apply-style-name="Безымянный1" calcext:value="formula-is(NOT(ISERROR(FORMULA([.H51]))))" calcext:base-cell-address="Лист2.H52"/>
          </calcext:conditional-format>
          <calcext:conditional-format calcext:target-range-address="Лист2.I52:Лист2.I52">
            <calcext:condition calcext:apply-style-name="Безымянный1" calcext:value="formula-is(NOT(ISERROR(FORMULA([.I51]))))" calcext:base-cell-address="Лист2.I52"/>
          </calcext:conditional-format>
          <calcext:conditional-format calcext:target-range-address="Лист2.I52:Лист2.I52">
            <calcext:condition calcext:apply-style-name="Безымянный1" calcext:value="formula-is(NOT(ISERROR(FORMULA([.I51]))))" calcext:base-cell-address="Лист2.I52"/>
          </calcext:conditional-format>
          <calcext:conditional-format calcext:target-range-address="Лист2.I52:Лист2.I52">
            <calcext:condition calcext:apply-style-name="Безымянный1" calcext:value="formula-is(NOT(ISERROR(FORMULA([.I51]))))" calcext:base-cell-address="Лист2.I52"/>
          </calcext:conditional-format>
          <calcext:conditional-format calcext:target-range-address="Лист2.I52:Лист2.I52">
            <calcext:condition calcext:apply-style-name="Безымянный1" calcext:value="formula-is(NOT(ISERROR(FORMULA([.I51]))))" calcext:base-cell-address="Лист2.I52"/>
          </calcext:conditional-format>
          <calcext:conditional-format calcext:target-range-address="Лист2.H53:Лист2.H53">
            <calcext:condition calcext:apply-style-name="Безымянный1" calcext:value="formula-is(NOT(ISERROR(FORMULA([.H52]))))" calcext:base-cell-address="Лист2.H53"/>
          </calcext:conditional-format>
          <calcext:conditional-format calcext:target-range-address="Лист2.H53:Лист2.H53">
            <calcext:condition calcext:apply-style-name="Безымянный1" calcext:value="formula-is(NOT(ISERROR(FORMULA([.H52]))))" calcext:base-cell-address="Лист2.H53"/>
          </calcext:conditional-format>
          <calcext:conditional-format calcext:target-range-address="Лист2.H53:Лист2.H53">
            <calcext:condition calcext:apply-style-name="Безымянный1" calcext:value="formula-is(NOT(ISERROR(FORMULA([.H52]))))" calcext:base-cell-address="Лист2.H53"/>
          </calcext:conditional-format>
          <calcext:conditional-format calcext:target-range-address="Лист2.H53:Лист2.H53">
            <calcext:condition calcext:apply-style-name="Безымянный1" calcext:value="formula-is(NOT(ISERROR(FORMULA([.H52]))))" calcext:base-cell-address="Лист2.H53"/>
          </calcext:conditional-format>
          <calcext:conditional-format calcext:target-range-address="Лист2.I53:Лист2.I53">
            <calcext:condition calcext:apply-style-name="Безымянный1" calcext:value="formula-is(NOT(ISERROR(FORMULA([.I52]))))" calcext:base-cell-address="Лист2.I53"/>
          </calcext:conditional-format>
          <calcext:conditional-format calcext:target-range-address="Лист2.I53:Лист2.I53">
            <calcext:condition calcext:apply-style-name="Безымянный1" calcext:value="formula-is(NOT(ISERROR(FORMULA([.I52]))))" calcext:base-cell-address="Лист2.I53"/>
          </calcext:conditional-format>
          <calcext:conditional-format calcext:target-range-address="Лист2.I53:Лист2.I53">
            <calcext:condition calcext:apply-style-name="Безымянный1" calcext:value="formula-is(NOT(ISERROR(FORMULA([.I52]))))" calcext:base-cell-address="Лист2.I53"/>
          </calcext:conditional-format>
          <calcext:conditional-format calcext:target-range-address="Лист2.I53:Лист2.I53">
            <calcext:condition calcext:apply-style-name="Безымянный1" calcext:value="formula-is(NOT(ISERROR(FORMULA([.I52]))))" calcext:base-cell-address="Лист2.I53"/>
          </calcext:conditional-format>
          <calcext:conditional-format calcext:target-range-address="Лист2.H54:Лист2.H54">
            <calcext:condition calcext:apply-style-name="Безымянный1" calcext:value="formula-is(NOT(ISERROR(FORMULA([.H53]))))" calcext:base-cell-address="Лист2.H54"/>
          </calcext:conditional-format>
          <calcext:conditional-format calcext:target-range-address="Лист2.H54:Лист2.H54">
            <calcext:condition calcext:apply-style-name="Безымянный1" calcext:value="formula-is(NOT(ISERROR(FORMULA([.H53]))))" calcext:base-cell-address="Лист2.H54"/>
          </calcext:conditional-format>
          <calcext:conditional-format calcext:target-range-address="Лист2.H54:Лист2.H54">
            <calcext:condition calcext:apply-style-name="Безымянный1" calcext:value="formula-is(NOT(ISERROR(FORMULA([.H53]))))" calcext:base-cell-address="Лист2.H54"/>
          </calcext:conditional-format>
          <calcext:conditional-format calcext:target-range-address="Лист2.H54:Лист2.H54">
            <calcext:condition calcext:apply-style-name="Безымянный1" calcext:value="formula-is(NOT(ISERROR(FORMULA([.H53]))))" calcext:base-cell-address="Лист2.H54"/>
          </calcext:conditional-format>
          <calcext:conditional-format calcext:target-range-address="Лист2.I54:Лист2.I54">
            <calcext:condition calcext:apply-style-name="Безымянный1" calcext:value="formula-is(NOT(ISERROR(FORMULA([.I53]))))" calcext:base-cell-address="Лист2.I54"/>
          </calcext:conditional-format>
          <calcext:conditional-format calcext:target-range-address="Лист2.I54:Лист2.I54">
            <calcext:condition calcext:apply-style-name="Безымянный1" calcext:value="formula-is(NOT(ISERROR(FORMULA([.I53]))))" calcext:base-cell-address="Лист2.I54"/>
          </calcext:conditional-format>
          <calcext:conditional-format calcext:target-range-address="Лист2.I54:Лист2.I54">
            <calcext:condition calcext:apply-style-name="Безымянный1" calcext:value="formula-is(NOT(ISERROR(FORMULA([.I53]))))" calcext:base-cell-address="Лист2.I54"/>
          </calcext:conditional-format>
          <calcext:conditional-format calcext:target-range-address="Лист2.I54:Лист2.I54">
            <calcext:condition calcext:apply-style-name="Безымянный1" calcext:value="formula-is(NOT(ISERROR(FORMULA([.I53]))))" calcext:base-cell-address="Лист2.I54"/>
          </calcext:conditional-format>
          <calcext:conditional-format calcext:target-range-address="Лист2.H55:Лист2.H55">
            <calcext:condition calcext:apply-style-name="Безымянный1" calcext:value="formula-is(NOT(ISERROR(FORMULA([.H54]))))" calcext:base-cell-address="Лист2.H55"/>
          </calcext:conditional-format>
          <calcext:conditional-format calcext:target-range-address="Лист2.H55:Лист2.H55">
            <calcext:condition calcext:apply-style-name="Безымянный1" calcext:value="formula-is(NOT(ISERROR(FORMULA([.H54]))))" calcext:base-cell-address="Лист2.H55"/>
          </calcext:conditional-format>
          <calcext:conditional-format calcext:target-range-address="Лист2.H55:Лист2.H55">
            <calcext:condition calcext:apply-style-name="Безымянный1" calcext:value="formula-is(NOT(ISERROR(FORMULA([.H54]))))" calcext:base-cell-address="Лист2.H55"/>
          </calcext:conditional-format>
          <calcext:conditional-format calcext:target-range-address="Лист2.H55:Лист2.H55">
            <calcext:condition calcext:apply-style-name="Безымянный1" calcext:value="formula-is(NOT(ISERROR(FORMULA([.H54]))))" calcext:base-cell-address="Лист2.H55"/>
          </calcext:conditional-format>
          <calcext:conditional-format calcext:target-range-address="Лист2.I55:Лист2.I55">
            <calcext:condition calcext:apply-style-name="Безымянный1" calcext:value="formula-is(NOT(ISERROR(FORMULA([.I54]))))" calcext:base-cell-address="Лист2.I55"/>
          </calcext:conditional-format>
          <calcext:conditional-format calcext:target-range-address="Лист2.I55:Лист2.I55">
            <calcext:condition calcext:apply-style-name="Безымянный1" calcext:value="formula-is(NOT(ISERROR(FORMULA([.I54]))))" calcext:base-cell-address="Лист2.I55"/>
          </calcext:conditional-format>
          <calcext:conditional-format calcext:target-range-address="Лист2.I55:Лист2.I55">
            <calcext:condition calcext:apply-style-name="Безымянный1" calcext:value="formula-is(NOT(ISERROR(FORMULA([.I54]))))" calcext:base-cell-address="Лист2.I55"/>
          </calcext:conditional-format>
          <calcext:conditional-format calcext:target-range-address="Лист2.I55:Лист2.I55">
            <calcext:condition calcext:apply-style-name="Безымянный1" calcext:value="formula-is(NOT(ISERROR(FORMULA([.I54]))))" calcext:base-cell-address="Лист2.I55"/>
          </calcext:conditional-format>
          <calcext:conditional-format calcext:target-range-address="Лист2.H56:Лист2.H56">
            <calcext:condition calcext:apply-style-name="Безымянный1" calcext:value="formula-is(NOT(ISERROR(FORMULA([.H55]))))" calcext:base-cell-address="Лист2.H56"/>
          </calcext:conditional-format>
          <calcext:conditional-format calcext:target-range-address="Лист2.H56:Лист2.H56">
            <calcext:condition calcext:apply-style-name="Безымянный1" calcext:value="formula-is(NOT(ISERROR(FORMULA([.H55]))))" calcext:base-cell-address="Лист2.H56"/>
          </calcext:conditional-format>
          <calcext:conditional-format calcext:target-range-address="Лист2.H56:Лист2.H56">
            <calcext:condition calcext:apply-style-name="Безымянный1" calcext:value="formula-is(NOT(ISERROR(FORMULA([.H55]))))" calcext:base-cell-address="Лист2.H56"/>
          </calcext:conditional-format>
          <calcext:conditional-format calcext:target-range-address="Лист2.H56:Лист2.H56">
            <calcext:condition calcext:apply-style-name="Безымянный1" calcext:value="formula-is(NOT(ISERROR(FORMULA([.H55]))))" calcext:base-cell-address="Лист2.H56"/>
          </calcext:conditional-format>
          <calcext:conditional-format calcext:target-range-address="Лист2.I56:Лист2.I56">
            <calcext:condition calcext:apply-style-name="Безымянный1" calcext:value="formula-is(NOT(ISERROR(FORMULA([.I55]))))" calcext:base-cell-address="Лист2.I56"/>
          </calcext:conditional-format>
          <calcext:conditional-format calcext:target-range-address="Лист2.I56:Лист2.I56">
            <calcext:condition calcext:apply-style-name="Безымянный1" calcext:value="formula-is(NOT(ISERROR(FORMULA([.I55]))))" calcext:base-cell-address="Лист2.I56"/>
          </calcext:conditional-format>
          <calcext:conditional-format calcext:target-range-address="Лист2.I56:Лист2.I56">
            <calcext:condition calcext:apply-style-name="Безымянный1" calcext:value="formula-is(NOT(ISERROR(FORMULA([.I55]))))" calcext:base-cell-address="Лист2.I56"/>
          </calcext:conditional-format>
          <calcext:conditional-format calcext:target-range-address="Лист2.I56:Лист2.I56">
            <calcext:condition calcext:apply-style-name="Безымянный1" calcext:value="formula-is(NOT(ISERROR(FORMULA([.I55]))))" calcext:base-cell-address="Лист2.I56"/>
          </calcext:conditional-format>
          <calcext:conditional-format calcext:target-range-address="Лист2.H57:Лист2.H57">
            <calcext:condition calcext:apply-style-name="Безымянный1" calcext:value="formula-is(NOT(ISERROR(FORMULA([.H56]))))" calcext:base-cell-address="Лист2.H57"/>
          </calcext:conditional-format>
          <calcext:conditional-format calcext:target-range-address="Лист2.H57:Лист2.H57">
            <calcext:condition calcext:apply-style-name="Безымянный1" calcext:value="formula-is(NOT(ISERROR(FORMULA([.H56]))))" calcext:base-cell-address="Лист2.H57"/>
          </calcext:conditional-format>
          <calcext:conditional-format calcext:target-range-address="Лист2.H57:Лист2.H57">
            <calcext:condition calcext:apply-style-name="Безымянный1" calcext:value="formula-is(NOT(ISERROR(FORMULA([.H56]))))" calcext:base-cell-address="Лист2.H57"/>
          </calcext:conditional-format>
          <calcext:conditional-format calcext:target-range-address="Лист2.H57:Лист2.H57">
            <calcext:condition calcext:apply-style-name="Безымянный1" calcext:value="formula-is(NOT(ISERROR(FORMULA([.H56]))))" calcext:base-cell-address="Лист2.H57"/>
          </calcext:conditional-format>
          <calcext:conditional-format calcext:target-range-address="Лист2.I57:Лист2.I57">
            <calcext:condition calcext:apply-style-name="Безымянный1" calcext:value="formula-is(NOT(ISERROR(FORMULA([.I56]))))" calcext:base-cell-address="Лист2.I57"/>
          </calcext:conditional-format>
          <calcext:conditional-format calcext:target-range-address="Лист2.I57:Лист2.I57">
            <calcext:condition calcext:apply-style-name="Безымянный1" calcext:value="formula-is(NOT(ISERROR(FORMULA([.I56]))))" calcext:base-cell-address="Лист2.I57"/>
          </calcext:conditional-format>
          <calcext:conditional-format calcext:target-range-address="Лист2.I57:Лист2.I57">
            <calcext:condition calcext:apply-style-name="Безымянный1" calcext:value="formula-is(NOT(ISERROR(FORMULA([.I56]))))" calcext:base-cell-address="Лист2.I57"/>
          </calcext:conditional-format>
          <calcext:conditional-format calcext:target-range-address="Лист2.I57:Лист2.I57">
            <calcext:condition calcext:apply-style-name="Безымянный1" calcext:value="formula-is(NOT(ISERROR(FORMULA([.I56]))))" calcext:base-cell-address="Лист2.I57"/>
          </calcext:conditional-format>
          <calcext:conditional-format calcext:target-range-address="Лист2.H58:Лист2.H58">
            <calcext:condition calcext:apply-style-name="Безымянный1" calcext:value="formula-is(NOT(ISERROR(FORMULA([.H57]))))" calcext:base-cell-address="Лист2.H58"/>
          </calcext:conditional-format>
          <calcext:conditional-format calcext:target-range-address="Лист2.H58:Лист2.H58">
            <calcext:condition calcext:apply-style-name="Безымянный1" calcext:value="formula-is(NOT(ISERROR(FORMULA([.H57]))))" calcext:base-cell-address="Лист2.H58"/>
          </calcext:conditional-format>
          <calcext:conditional-format calcext:target-range-address="Лист2.H58:Лист2.H58">
            <calcext:condition calcext:apply-style-name="Безымянный1" calcext:value="formula-is(NOT(ISERROR(FORMULA([.H57]))))" calcext:base-cell-address="Лист2.H58"/>
          </calcext:conditional-format>
          <calcext:conditional-format calcext:target-range-address="Лист2.H58:Лист2.H58">
            <calcext:condition calcext:apply-style-name="Безымянный1" calcext:value="formula-is(NOT(ISERROR(FORMULA([.H57]))))" calcext:base-cell-address="Лист2.H58"/>
          </calcext:conditional-format>
          <calcext:conditional-format calcext:target-range-address="Лист2.I58:Лист2.I58">
            <calcext:condition calcext:apply-style-name="Безымянный1" calcext:value="formula-is(NOT(ISERROR(FORMULA([.I57]))))" calcext:base-cell-address="Лист2.I58"/>
          </calcext:conditional-format>
          <calcext:conditional-format calcext:target-range-address="Лист2.I58:Лист2.I58">
            <calcext:condition calcext:apply-style-name="Безымянный1" calcext:value="formula-is(NOT(ISERROR(FORMULA([.I57]))))" calcext:base-cell-address="Лист2.I58"/>
          </calcext:conditional-format>
          <calcext:conditional-format calcext:target-range-address="Лист2.I58:Лист2.I58">
            <calcext:condition calcext:apply-style-name="Безымянный1" calcext:value="formula-is(NOT(ISERROR(FORMULA([.I57]))))" calcext:base-cell-address="Лист2.I58"/>
          </calcext:conditional-format>
          <calcext:conditional-format calcext:target-range-address="Лист2.I58:Лист2.I58">
            <calcext:condition calcext:apply-style-name="Безымянный1" calcext:value="formula-is(NOT(ISERROR(FORMULA([.I57]))))" calcext:base-cell-address="Лист2.I58"/>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M61:Лист2.M61">
            <calcext:condition calcext:apply-style-name="Безымянный1" calcext:value="formula-is(NOT(ISERROR(FORMULA([.M61]))))" calcext:base-cell-address="Лист2.M61"/>
          </calcext:conditional-format>
          <calcext:conditional-format calcext:target-range-address="Лист2.N61:Лист2.N61">
            <calcext:condition calcext:apply-style-name="Безымянный1" calcext:value="formula-is(NOT(ISERROR(FORMULA([.N61]))))" calcext:base-cell-address="Лист2.N61"/>
          </calcext:conditional-format>
          <calcext:conditional-format calcext:target-range-address="Лист2.L43:Лист2.L43">
            <calcext:condition calcext:apply-style-name="Безымянный1" calcext:value="formula-is(NOT(ISERROR(FORMULA([.L45]))))" calcext:base-cell-address="Лист2.L43"/>
          </calcext:conditional-format>
          <calcext:conditional-format calcext:target-range-address="Лист2.L43:Лист2.L43">
            <calcext:condition calcext:apply-style-name="Безымянный1" calcext:value="formula-is(NOT(ISERROR(FORMULA([.L45]))))"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M43:Лист2.M43">
            <calcext:condition calcext:apply-style-name="Безымянный1" calcext:value="formula-is(NOT(ISERROR(FORMULA([.M43]))))" calcext:base-cell-address="Лист2.M43"/>
          </calcext:conditional-format>
          <calcext:conditional-format calcext:target-range-address="Лист2.N43:Лист2.N43">
            <calcext:condition calcext:apply-style-name="Безымянный1" calcext:value="formula-is(NOT(ISERROR(FORMULA([.N43]))))" calcext:base-cell-address="Лист2.N43"/>
          </calcext:conditional-format>
          <calcext:conditional-format calcext:target-range-address="Лист2.M43:Лист2.M43">
            <calcext:condition calcext:apply-style-name="Безымянный1" calcext:value="formula-is(NOT(ISERROR(FORMULA([.M40]))))" calcext:base-cell-address="Лист2.M43"/>
          </calcext:conditional-format>
          <calcext:conditional-format calcext:target-range-address="Лист2.N43:Лист2.N43">
            <calcext:condition calcext:apply-style-name="Безымянный1" calcext:value="formula-is(NOT(ISERROR(FORMULA([.N40]))))" calcext:base-cell-address="Лист2.N43"/>
          </calcext:conditional-format>
          <calcext:conditional-format calcext:target-range-address="Лист2.L49:Лист2.L49">
            <calcext:condition calcext:apply-style-name="Безымянный1" calcext:value="formula-is(NOT(ISERROR(FORMULA([.L42]))))" calcext:base-cell-address="Лист2.L48"/>
          </calcext:conditional-format>
          <calcext:conditional-format calcext:target-range-address="Лист2.L49:Лист2.L49">
            <calcext:condition calcext:apply-style-name="Безымянный1" calcext:value="formula-is(NOT(ISERROR(FORMULA([.L42]))))" calcext:base-cell-address="Лист2.L48"/>
          </calcext:conditional-format>
          <calcext:conditional-format calcext:target-range-address="Лист2.L47:Лист2.L47">
            <calcext:condition calcext:apply-style-name="Безымянный1" calcext:value="formula-is(NOT(ISERROR(FORMULA([.L41]))))" calcext:base-cell-address="Лист2.L46"/>
          </calcext:conditional-format>
          <calcext:conditional-format calcext:target-range-address="Лист2.L47:Лист2.L47">
            <calcext:condition calcext:apply-style-name="Безымянный1" calcext:value="formula-is(NOT(ISERROR(FORMULA([.L41]))))" calcext:base-cell-address="Лист2.L46"/>
          </calcext:conditional-format>
          <calcext:conditional-format calcext:target-range-address="Лист2.L48:Лист2.L48">
            <calcext:condition calcext:apply-style-name="Безымянный1" calcext:value="formula-is(NOT(ISERROR(FORMULA([.L42]))))" calcext:base-cell-address="Лист2.L47"/>
          </calcext:conditional-format>
          <calcext:conditional-format calcext:target-range-address="Лист2.L48:Лист2.L48">
            <calcext:condition calcext:apply-style-name="Безымянный1" calcext:value="formula-is(NOT(ISERROR(FORMULA([.L42]))))" calcext:base-cell-address="Лист2.L47"/>
          </calcext:conditional-format>
          <calcext:conditional-format calcext:target-range-address="Лист2.M46:Лист2.M46">
            <calcext:condition calcext:apply-style-name="Безымянный1" calcext:value="formula-is(NOT(ISERROR(FORMULA([.M46]))))" calcext:base-cell-address="Лист2.M45"/>
          </calcext:conditional-format>
          <calcext:conditional-format calcext:target-range-address="Лист2.N46:Лист2.N46">
            <calcext:condition calcext:apply-style-name="Безымянный1" calcext:value="formula-is(NOT(ISERROR(FORMULA([.N46]))))" calcext:base-cell-address="Лист2.N45"/>
          </calcext:conditional-format>
          <calcext:conditional-format calcext:target-range-address="Лист2.M47:Лист2.M47">
            <calcext:condition calcext:apply-style-name="Безымянный1" calcext:value="formula-is(NOT(ISERROR(FORMULA([.M47]))))" calcext:base-cell-address="Лист2.M46"/>
          </calcext:conditional-format>
          <calcext:conditional-format calcext:target-range-address="Лист2.N47:Лист2.N47">
            <calcext:condition calcext:apply-style-name="Безымянный1" calcext:value="formula-is(NOT(ISERROR(FORMULA([.N47]))))" calcext:base-cell-address="Лист2.N46"/>
          </calcext:conditional-format>
          <calcext:conditional-format calcext:target-range-address="Лист2.M46:Лист2.M46">
            <calcext:condition calcext:apply-style-name="Безымянный1" calcext:value="formula-is(NOT(ISERROR(FORMULA([.M42]))))" calcext:base-cell-address="Лист2.M45"/>
          </calcext:conditional-format>
          <calcext:conditional-format calcext:target-range-address="Лист2.N46:Лист2.N46">
            <calcext:condition calcext:apply-style-name="Безымянный1" calcext:value="formula-is(NOT(ISERROR(FORMULA([.N42]))))" calcext:base-cell-address="Лист2.N45"/>
          </calcext:conditional-format>
          <calcext:conditional-format calcext:target-range-address="Лист2.M47:Лист2.M47">
            <calcext:condition calcext:apply-style-name="Безымянный1" calcext:value="formula-is(NOT(ISERROR(FORMULA([.M43]))))" calcext:base-cell-address="Лист2.M46"/>
          </calcext:conditional-format>
          <calcext:conditional-format calcext:target-range-address="Лист2.N47:Лист2.N47">
            <calcext:condition calcext:apply-style-name="Безымянный1" calcext:value="formula-is(NOT(ISERROR(FORMULA([.N43]))))" calcext:base-cell-address="Лист2.N46"/>
          </calcext:conditional-format>
          <calcext:conditional-format calcext:target-range-address="Лист2.M48:Лист2.M48">
            <calcext:condition calcext:apply-style-name="Безымянный1" calcext:value="formula-is(NOT(ISERROR(FORMULA([.M45]))))" calcext:base-cell-address="Лист2.M47"/>
          </calcext:conditional-format>
          <calcext:conditional-format calcext:target-range-address="Лист2.N48:Лист2.N48">
            <calcext:condition calcext:apply-style-name="Безымянный1" calcext:value="formula-is(NOT(ISERROR(FORMULA([.N45]))))" calcext:base-cell-address="Лист2.N47"/>
          </calcext:conditional-format>
          <calcext:conditional-format calcext:target-range-address="Лист2.M49:Лист2.M49">
            <calcext:condition calcext:apply-style-name="Безымянный1" calcext:value="formula-is(NOT(ISERROR(FORMULA([.M46]))))" calcext:base-cell-address="Лист2.M48"/>
          </calcext:conditional-format>
          <calcext:conditional-format calcext:target-range-address="Лист2.N49:Лист2.N49">
            <calcext:condition calcext:apply-style-name="Безымянный1" calcext:value="formula-is(NOT(ISERROR(FORMULA([.N46]))))" calcext:base-cell-address="Лист2.N48"/>
          </calcext:conditional-format>
          <calcext:conditional-format calcext:target-range-address="Лист2.L51:Лист2.L51">
            <calcext:condition calcext:apply-style-name="Безымянный1" calcext:value="formula-is(NOT(ISERROR(FORMULA([.L45]))))" calcext:base-cell-address="Лист2.L50"/>
          </calcext:conditional-format>
          <calcext:conditional-format calcext:target-range-address="Лист2.L51:Лист2.L51">
            <calcext:condition calcext:apply-style-name="Безымянный1" calcext:value="formula-is(NOT(ISERROR(FORMULA([.L45]))))" calcext:base-cell-address="Лист2.L50"/>
          </calcext:conditional-format>
          <calcext:conditional-format calcext:target-range-address="Лист2.L51:Лист2.L51">
            <calcext:condition calcext:apply-style-name="Безымянный1" calcext:value="formula-is(NOT(ISERROR(FORMULA([.L45]))))" calcext:base-cell-address="Лист2.L50"/>
          </calcext:conditional-format>
          <calcext:conditional-format calcext:target-range-address="Лист2.L51:Лист2.L51">
            <calcext:condition calcext:apply-style-name="Безымянный1" calcext:value="formula-is(NOT(ISERROR(FORMULA([.L45]))))" calcext:base-cell-address="Лист2.L50"/>
          </calcext:conditional-format>
          <calcext:conditional-format calcext:target-range-address="Лист2.M51:Лист2.M51">
            <calcext:condition calcext:apply-style-name="Безымянный1" calcext:value="formula-is(NOT(ISERROR(FORMULA([.M48]))))" calcext:base-cell-address="Лист2.M50"/>
          </calcext:conditional-format>
          <calcext:conditional-format calcext:target-range-address="Лист2.N51:Лист2.N51">
            <calcext:condition calcext:apply-style-name="Безымянный1" calcext:value="formula-is(NOT(ISERROR(FORMULA([.N48]))))" calcext:base-cell-address="Лист2.N50"/>
          </calcext:conditional-format>
          <calcext:conditional-format calcext:target-range-address="Лист2.M52:Лист2.M52">
            <calcext:condition calcext:apply-style-name="Безымянный1" calcext:value="formula-is(NOT(ISERROR(FORMULA([.M49]))))" calcext:base-cell-address="Лист2.M51"/>
          </calcext:conditional-format>
          <calcext:conditional-format calcext:target-range-address="Лист2.N52:Лист2.N52">
            <calcext:condition calcext:apply-style-name="Безымянный1" calcext:value="formula-is(NOT(ISERROR(FORMULA([.N49]))))" calcext:base-cell-address="Лист2.N51"/>
          </calcext:conditional-format>
          <calcext:conditional-format calcext:target-range-address="Лист2.M53:Лист2.M53">
            <calcext:condition calcext:apply-style-name="Безымянный1" calcext:value="formula-is(NOT(ISERROR(FORMULA([.M49]))))" calcext:base-cell-address="Лист2.M52"/>
          </calcext:conditional-format>
          <calcext:conditional-format calcext:target-range-address="Лист2.N53:Лист2.N53">
            <calcext:condition calcext:apply-style-name="Безымянный1" calcext:value="formula-is(NOT(ISERROR(FORMULA([.N49]))))" calcext:base-cell-address="Лист2.N52"/>
          </calcext:conditional-format>
          <calcext:conditional-format calcext:target-range-address="Лист2.M54:Лист2.M54">
            <calcext:condition calcext:apply-style-name="Безымянный1" calcext:value="formula-is(NOT(ISERROR(FORMULA([.M50]))))" calcext:base-cell-address="Лист2.M53"/>
          </calcext:conditional-format>
          <calcext:conditional-format calcext:target-range-address="Лист2.N54:Лист2.N54">
            <calcext:condition calcext:apply-style-name="Безымянный1" calcext:value="formula-is(NOT(ISERROR(FORMULA([.N50]))))" calcext:base-cell-address="Лист2.N53"/>
          </calcext:conditional-format>
          <calcext:conditional-format calcext:target-range-address="Лист2.M50:Лист2.M50">
            <calcext:condition calcext:apply-style-name="Безымянный1" calcext:value="formula-is(NOT(ISERROR(FORMULA([.M46]))))" calcext:base-cell-address="Лист2.M49"/>
          </calcext:conditional-format>
          <calcext:conditional-format calcext:target-range-address="Лист2.N50:Лист2.N50">
            <calcext:condition calcext:apply-style-name="Безымянный1" calcext:value="formula-is(NOT(ISERROR(FORMULA([.N46]))))" calcext:base-cell-address="Лист2.N49"/>
          </calcext:conditional-format>
        </calcext:conditional-formats>
      </table:table>
      <table:table table:name="Лист3" table:style-name="ta3">
        <table:table-column table:style-name="co15" table:number-columns-repeated="3" table:default-cell-style-name="ce9"/>
        <table:table-column table:style-name="co16" table:default-cell-style-name="ce9"/>
        <table:table-column table:style-name="co15" table:number-columns-repeated="253" table:default-cell-style-name="ce9"/>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246" table:formula="of:=NOW()" office:value-type="date" office:date-value="2014-12-30T01:38:51.297405" calcext:value-type="date">
            <text:p>30.12.14 01:38</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245"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range table:name="ax" table:base-cell-address="$Лист2.$W$47" table:cell-range-address="$Лист2.$E$10"/>
        <table:named-range table:name="bx" table:base-cell-address="$Лист2.$W$48" table:cell-range-address="$Лист2.$E$11"/>
        <table:named-range table:name="command" table:base-cell-address="$Лист2.$W$54" table:cell-range-address="$Лист2.$E$17"/>
        <table:named-range table:name="cul_row" table:base-cell-address="$Лист2.$AK$49" table:cell-range-address="$Лист2.$J$20"/>
        <table:named-range table:name="cur_col" table:base-cell-address="$Лист2.$AK$48" table:cell-range-address="$Лист2.$J$19"/>
        <table:named-range table:name="cur_row" table:base-cell-address="$Лист2.$AK$49" table:cell-range-address="$Лист2.$J$20"/>
        <table:named-range table:name="cx" table:base-cell-address="$Лист2.$W$49" table:cell-range-address="$Лист2.$E$12"/>
        <table:named-range table:name="c_clock" table:base-cell-address="$Лист2.$AI$50" table:cell-range-address="$Лист2.$H$20"/>
        <table:named-range table:name="c_main" table:base-cell-address="$Лист2.$AI$49" table:cell-range-address="$Лист2.$H$19"/>
        <table:named-range table:name="c_reset" table:base-cell-address="$Лист2.$AI$48" table:cell-range-address="$Лист2.$H$18"/>
        <table:named-range table:name="g_clock" table:base-cell-address="$Лист2.$B$29" table:cell-range-address="$Лист2.$B$3"/>
        <table:named-range table:name="g_reset" table:base-cell-address="$Лист2.$B$29" table:cell-range-address="$Лист2.$B$2"/>
        <table:named-range table:name="ip" table:base-cell-address="$Лист2.$W$50" table:cell-range-address="$Лист2.$E$13"/>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up" table:base-cell-address="$Лист2.$W$26" table:cell-range-address="$Лист2.$W$26"/>
        <table:named-range table:name="mem_addr" table:base-cell-address="$Лист2.$AI$54" table:cell-range-address="$Лист2.$H$24"/>
        <table:named-range table:name="mem_set" table:base-cell-address="$Лист2.$AI$56" table:cell-range-address="$Лист2.$H$26"/>
        <table:named-range table:name="mem_value" table:base-cell-address="$Лист2.$AI$55" table:cell-range-address="$Лист2.$H$25"/>
        <table:named-range table:name="m_address" table:base-cell-address="$Лист2.$W$34" table:cell-range-address="$Лист2.$Z$11"/>
        <table:named-range table:name="m_clear" table:base-cell-address="$Лист2.$W$38" table:cell-range-address="$Лист2.$Z$15"/>
        <table:named-range table:name="m_set" table:base-cell-address="$Лист2.$W$36" table:cell-range-address="$Лист2.$Z$13"/>
        <table:named-range table:name="m_value" table:base-cell-address="$Лист2.$W$35" table:cell-range-address="$Лист2.$Z$12"/>
        <table:named-range table:name="m_value_out" table:base-cell-address="$Лист2.$W$37" table:cell-range-address="$Лист2.$Z$14"/>
        <table:named-range table:name="null" table:base-cell-address="$Лист2.$B$32" table:cell-range-address="$Лист2.$B$6"/>
        <table:named-range table:name="oldip" table:base-cell-address="$Лист2.$W$51" table:cell-range-address="$Лист2.$E$14"/>
        <table:named-range table:name="oldsp" table:base-cell-address="$Лист2.$AL$38" table:cell-range-address="$Лист2.$AB$7"/>
        <table:named-range table:name="opA" table:base-cell-address="$Лист2.$W$55" table:cell-range-address="$Лист2.$E$18"/>
        <table:named-range table:name="opB" table:base-cell-address="$Лист2.$W$56" table:cell-range-address="$Лист2.$E$19"/>
        <table:named-range table:name="pop_c" table:base-cell-address="$Лист2.$AI$63" table:cell-range-address="$Лист2.$H$31"/>
        <table:named-range table:name="pop_value" table:base-cell-address="$Лист2.$AI$60" table:cell-range-address="$Лист2.$H$28"/>
        <table:named-range table:name="push_c" table:base-cell-address="$Лист2.$AI$62" table:cell-range-address="$Лист2.$H$30"/>
        <table:named-range table:name="push_value" table:base-cell-address="$Лист2.$AI$61" table:cell-range-address="$Лист2.$H$29"/>
        <table:named-range table:name="rax" table:base-cell-address="$Лист2.$W$59" table:cell-range-address="$Лист2.$E$22"/>
        <table:named-range table:name="rbx" table:base-cell-address="$Лист2.$W$59" table:cell-range-address="$Лист2.$E$23"/>
        <table:named-range table:name="rcx" table:base-cell-address="$Лист2.$W$59" table:cell-range-address="$Лист2.$E$24"/>
        <table:named-range table:name="reset" table:base-cell-address="$Лист2.$AI$48" table:cell-range-address="$Лист2.$H$18"/>
        <table:named-range table:name="sp" table:base-cell-address="$Лист2.$AL$37" table:cell-range-address="$Лист2.$AB$6"/>
        <table:named-range table:name="sp_address" table:base-cell-address="$Лист2.$AL$34" table:cell-range-address="$Лист2.$AB$3"/>
        <table:named-range table:name="sp_column" table:base-cell-address="$Лист2.$AL$36" table:cell-range-address="$Лист2.$AB$5"/>
        <table:named-range table:name="sp_row" table:base-cell-address="$Лист2.$AL$35" table:cell-range-address="$Лист2.$AB$4"/>
        <table:named-range table:name="s_address" table:base-cell-address="$Лист2.$AJ$34" table:cell-range-address="$Лист2.$Z$3"/>
        <table:named-range table:name="s_pop" table:base-cell-address="$Лист2.$AJ$37" table:cell-range-address="$Лист2.$Z$6"/>
        <table:named-range table:name="s_popvalue" table:base-cell-address="$Лист2.$AJ$38" table:cell-range-address="$Лист2.$Z$7"/>
        <table:named-range table:name="s_push" table:base-cell-address="$Лист2.$AJ$36" table:cell-range-address="$Лист2.$Z$5"/>
        <table:named-range table:name="s_pushvalue" table:base-cell-address="$Лист2.$AJ$35" table:cell-range-address="$Лист2.$Z$4"/>
        <table:named-range table:name="s_reset" table:base-cell-address="$Лист2.$AJ$39" table:cell-range-address="$Лист2.$Z$8"/>
        <table:named-expression table:name="_xlfn_BITRSHIFT" table:base-cell-address="$Лист2.$B$29" table:expression=""/>
      </table:named-expressions>
      <table:database-ranges>
        <table:database-range table:name="__Anonymous_DB__1" table:target-range-address="Лист2.Y2:Лист2.AX8"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draw:marker draw:name="Arrowhead_20_1" draw:display-name="Arrowhead 1" svg:viewBox="0 0 20 30" svg:d="M10 0l-10 30h20z"/>
    <draw:marker draw:name="Arrowhead_20_2" draw:display-name="Arrowhead 2"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30">00.00.0000</text:date>, <text:time style:data-style-name="N2" text:time-value="01:33:30.542934772">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12-30T01:38:50.773314862</dc:date>
    <meta:editing-cycles>171</meta:editing-cycles>
    <meta:editing-duration>P2173DT20H48M24S</meta:editing-duration>
    <meta:generator>LibreOffice/4.2.7.2$Linux_x86 LibreOffice_project/420m0$Build-2</meta:generator>
    <meta:document-statistic meta:table-count="3" meta:cell-count="902"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value
	ThisComponent.sheets.getByIndex(1).getCellByPosition(1, 2).Value = v
End Sub

Sub clock
	if isEmpty(oP) then
		oP = GenerateTimerPropertySet()
		oJob1 = createUnoListener("JOB1_", "com.sun.star.task.XJobExecutor")
		oP.xJob = oJob1
		oP.lPeriodInMilliSec = 3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1, 1)
end sub

sub ResetCellOff
	SetCell(1, 1,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